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formula="of:=([.A1]-[.F$2])^2" office:value-type="float" office:value="498.718224">
            <text:p>498.718224</text:p>
          </table:table-cell>
          <table:table-cell table:formula="of:=([.B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2]-[.F$2])^2" office:value-type="float" office:value="215.150224">
            <text:p>215.150224</text:p>
          </table:table-cell>
          <table:table-cell table:formula="of:=([.B2]-[.G$2])^2" office:value-type="float" office:value="0.000900000000000068">
            <text:p>0.0009</text:p>
          </table:table-cell>
          <table:table-cell/>
          <table:table-cell table:formula="of:=SUM([.A1:.A1000])/1000" office:value-type="float" office:value="119.668">
            <text:p>119.668</text:p>
          </table:table-cell>
          <table:table-cell table:formula="of:=SUM([.B1:.B1000])/1000" office:value-type="float" office:value="17.97">
            <text:p>17.97</text:p>
          </table:table-cell>
          <table:table-cell/>
          <table:table-cell table:formula="of:=SUM([.C1:.C1000])/999" office:value-type="float" office:value="2080.66444044044">
            <text:p>2080.6644404405</text:p>
          </table:table-cell>
          <table:table-cell table:formula="of:=SUM([.D1:.D1000])/999" office:value-type="float" office:value="20.4075075075075">
            <text:p>20.407507507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3]-[.F$2])^2" office:value-type="float" office:value="7.11822400000003">
            <text:p>7.118224</text:p>
          </table:table-cell>
          <table:table-cell table:formula="of:=([.B3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table:formula="of:=([.A4]-[.F$2])^2" office:value-type="float" office:value="106.750224">
            <text:p>106.750224</text:p>
          </table:table-cell>
          <table:table-cell table:formula="of:=([.B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5]-[.F$2])^2" office:value-type="float" office:value="266.734224">
            <text:p>266.734224</text:p>
          </table:table-cell>
          <table:table-cell table:formula="of:=([.B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6]-[.F$2])^2" office:value-type="float" office:value="860.366224">
            <text:p>860.366224</text:p>
          </table:table-cell>
          <table:table-cell table:formula="of:=([.B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table:formula="of:=([.A7]-[.F$2])^2" office:value-type="float" office:value="160.478224">
            <text:p>160.478224</text:p>
          </table:table-cell>
          <table:table-cell table:formula="of:=([.B7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table:formula="of:=([.A8]-[.F$2])^2" office:value-type="float" office:value="2.78222400000002">
            <text:p>2.782224</text:p>
          </table:table-cell>
          <table:table-cell table:formula="of:=([.B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table:formula="of:=([.A9]-[.F$2])^2" office:value-type="float" office:value="1045.358224">
            <text:p>1045.358224</text:p>
          </table:table-cell>
          <table:table-cell table:formula="of:=([.B9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6">
            <text:p>16</text:p>
          </table:table-cell>
          <table:table-cell table:formula="of:=([.A10]-[.F$2])^2" office:value-type="float" office:value="13.454224">
            <text:p>13.454224</text:p>
          </table:table-cell>
          <table:table-cell table:formula="of:=([.B1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table:formula="of:=([.A11]-[.F$2])^2" office:value-type="float" office:value="21.7902240000001">
            <text:p>21.790224</text:p>
          </table:table-cell>
          <table:table-cell table:formula="of:=([.B1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table:formula="of:=([.A12]-[.F$2])^2" office:value-type="float" office:value="84874.334224">
            <text:p>84874.334224</text:p>
          </table:table-cell>
          <table:table-cell table:formula="of:=([.B1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table:formula="of:=([.A13]-[.F$2])^2" office:value-type="float" office:value="641.710224">
            <text:p>641.710224</text:p>
          </table:table-cell>
          <table:table-cell table:formula="of:=([.B13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table:formula="of:=([.A14]-[.F$2])^2" office:value-type="float" office:value="1272.206224">
            <text:p>1272.206224</text:p>
          </table:table-cell>
          <table:table-cell table:formula="of:=([.B1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15]-[.F$2])^2" office:value-type="float" office:value="113.806224">
            <text:p>113.806224</text:p>
          </table:table-cell>
          <table:table-cell table:formula="of:=([.B1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16]-[.F$2])^2" office:value-type="float" office:value="152.078224">
            <text:p>152.078224</text:p>
          </table:table-cell>
          <table:table-cell table:formula="of:=([.B1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17]-[.F$2])^2" office:value-type="float" office:value="513.838224">
            <text:p>513.838224</text:p>
          </table:table-cell>
          <table:table-cell table:formula="of:=([.B1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table:formula="of:=([.A18]-[.F$2])^2" office:value-type="float" office:value="3402.622224">
            <text:p>3402.622224</text:p>
          </table:table-cell>
          <table:table-cell table:formula="of:=([.B18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19]-[.F$2])^2" office:value-type="float" office:value="940.526224">
            <text:p>940.526224</text:p>
          </table:table-cell>
          <table:table-cell table:formula="of:=([.B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0]-[.F$2])^2" office:value-type="float" office:value="277.822224">
            <text:p>277.822224</text:p>
          </table:table-cell>
          <table:table-cell table:formula="of:=([.B2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21]-[.F$2])^2" office:value-type="float" office:value="1067.198224">
            <text:p>1067.198224</text:p>
          </table:table-cell>
          <table:table-cell table:formula="of:=([.B2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22]-[.F$2])^2" office:value-type="float" office:value="75.1342240000001">
            <text:p>75.134224</text:p>
          </table:table-cell>
          <table:table-cell table:formula="of:=([.B2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23]-[.F$2])^2" office:value-type="float" office:value="1272.206224">
            <text:p>1272.206224</text:p>
          </table:table-cell>
          <table:table-cell table:formula="of:=([.B2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24]-[.F$2])^2" office:value-type="float" office:value="1067.198224">
            <text:p>1067.198224</text:p>
          </table:table-cell>
          <table:table-cell table:formula="of:=([.B2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([.A25]-[.F$2])^2" office:value-type="float" office:value="58.7982240000001">
            <text:p>58.798224</text:p>
          </table:table-cell>
          <table:table-cell table:formula="of:=([.B2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26]-[.F$2])^2" office:value-type="float" office:value="1201.870224">
            <text:p>1201.870224</text:p>
          </table:table-cell>
          <table:table-cell table:formula="of:=([.B2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27]-[.F$2])^2" office:value-type="float" office:value="693.374224">
            <text:p>693.374224</text:p>
          </table:table-cell>
          <table:table-cell table:formula="of:=([.B2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28]-[.F$2])^2" office:value-type="float" office:value="373.726224">
            <text:p>373.726224</text:p>
          </table:table-cell>
          <table:table-cell table:formula="of:=([.B2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">
            <text:p>20</text:p>
          </table:table-cell>
          <table:table-cell table:formula="of:=([.A29]-[.F$2])^2" office:value-type="float" office:value="2738.638224">
            <text:p>2738.638224</text:p>
          </table:table-cell>
          <table:table-cell table:formula="of:=([.B29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30]-[.F$2])^2" office:value-type="float" office:value="266.734224">
            <text:p>266.734224</text:p>
          </table:table-cell>
          <table:table-cell table:formula="of:=([.B3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31]-[.F$2])^2" office:value-type="float" office:value="658.846224">
            <text:p>658.846224</text:p>
          </table:table-cell>
          <table:table-cell table:formula="of:=([.B3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32]-[.F$2])^2" office:value-type="float" office:value="5.43822399999997">
            <text:p>5.438224</text:p>
          </table:table-cell>
          <table:table-cell table:formula="of:=([.B3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([.A33]-[.F$2])^2" office:value-type="float" office:value="93.4702240000001">
            <text:p>93.470224</text:p>
          </table:table-cell>
          <table:table-cell table:formula="of:=([.B33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table:formula="of:=([.A34]-[.F$2])^2" office:value-type="float" office:value="136.142224">
            <text:p>136.142224</text:p>
          </table:table-cell>
          <table:table-cell table:formula="of:=([.B34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35]-[.F$2])^2" office:value-type="float" office:value="277.822224">
            <text:p>277.822224</text:p>
          </table:table-cell>
          <table:table-cell table:formula="of:=([.B3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table:formula="of:=([.A36]-[.F$2])^2" office:value-type="float" office:value="427.166224">
            <text:p>427.166224</text:p>
          </table:table-cell>
          <table:table-cell table:formula="of:=([.B3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37]-[.F$2])^2" office:value-type="float" office:value="136.142224">
            <text:p>136.142224</text:p>
          </table:table-cell>
          <table:table-cell table:formula="of:=([.B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38]-[.F$2])^2" office:value-type="float" office:value="312.158224">
            <text:p>312.158224</text:p>
          </table:table-cell>
          <table:table-cell table:formula="of:=([.B3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7">
            <text:p>17</text:p>
          </table:table-cell>
          <table:table-cell table:formula="of:=([.A39]-[.F$2])^2" office:value-type="float" office:value="1547.006224">
            <text:p>1547.006224</text:p>
          </table:table-cell>
          <table:table-cell table:formula="of:=([.B3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40]-[.F$2])^2" office:value-type="float" office:value="177.742224">
            <text:p>177.742224</text:p>
          </table:table-cell>
          <table:table-cell table:formula="of:=([.B40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41]-[.F$2])^2" office:value-type="float" office:value="1002.862224">
            <text:p>1002.862224</text:p>
          </table:table-cell>
          <table:table-cell table:formula="of:=([.B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42]-[.F$2])^2" office:value-type="float" office:value="693.374224">
            <text:p>693.374224</text:p>
          </table:table-cell>
          <table:table-cell table:formula="of:=([.B4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43]-[.F$2])^2" office:value-type="float" office:value="1272.206224">
            <text:p>1272.206224</text:p>
          </table:table-cell>
          <table:table-cell table:formula="of:=([.B4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44]-[.F$2])^2" office:value-type="float" office:value="312.158224">
            <text:p>312.158224</text:p>
          </table:table-cell>
          <table:table-cell table:formula="of:=([.B4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45]-[.F$2])^2" office:value-type="float" office:value="106.750224">
            <text:p>106.750224</text:p>
          </table:table-cell>
          <table:table-cell table:formula="of:=([.B4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46]-[.F$2])^2" office:value-type="float" office:value="513.838224">
            <text:p>513.838224</text:p>
          </table:table-cell>
          <table:table-cell table:formula="of:=([.B4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([.A47]-[.F$2])^2" office:value-type="float" office:value="1573.550224">
            <text:p>1573.550224</text:p>
          </table:table-cell>
          <table:table-cell table:formula="of:=([.B47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8]-[.F$2])^2" office:value-type="float" office:value="113.806224">
            <text:p>113.806224</text:p>
          </table:table-cell>
          <table:table-cell table:formula="of:=([.B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table:formula="of:=([.A49]-[.F$2])^2" office:value-type="float" office:value="13.454224">
            <text:p>13.454224</text:p>
          </table:table-cell>
          <table:table-cell table:formula="of:=([.B4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50]-[.F$2])^2" office:value-type="float" office:value="880.190224">
            <text:p>880.190224</text:p>
          </table:table-cell>
          <table:table-cell table:formula="of:=([.B5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table:formula="of:=([.A51]-[.F$2])^2" office:value-type="float" office:value="592.046224">
            <text:p>592.046224</text:p>
          </table:table-cell>
          <table:table-cell table:formula="of:=([.B51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52]-[.F$2])^2" office:value-type="float" office:value="13.454224">
            <text:p>13.454224</text:p>
          </table:table-cell>
          <table:table-cell table:formula="of:=([.B5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53]-[.F$2])^2" office:value-type="float" office:value="940.526224">
            <text:p>940.526224</text:p>
          </table:table-cell>
          <table:table-cell table:formula="of:=([.B5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54]-[.F$2])^2" office:value-type="float" office:value="136.142224">
            <text:p>136.142224</text:p>
          </table:table-cell>
          <table:table-cell table:formula="of:=([.B5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55]-[.F$2])^2" office:value-type="float" office:value="0.446224000000009">
            <text:p>0.446224</text:p>
          </table:table-cell>
          <table:table-cell table:formula="of:=([.B5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56]-[.F$2])^2" office:value-type="float" office:value="386.830224">
            <text:p>386.830224</text:p>
          </table:table-cell>
          <table:table-cell table:formula="of:=([.B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57]-[.F$2])^2" office:value-type="float" office:value="186.814224">
            <text:p>186.814224</text:p>
          </table:table-cell>
          <table:table-cell table:formula="of:=([.B5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58]-[.F$2])^2" office:value-type="float" office:value="544.382224">
            <text:p>544.382224</text:p>
          </table:table-cell>
          <table:table-cell table:formula="of:=([.B5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59]-[.F$2])^2" office:value-type="float" office:value="312.158224">
            <text:p>312.158224</text:p>
          </table:table-cell>
          <table:table-cell table:formula="of:=([.B5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([.A60]-[.F$2])^2" office:value-type="float" office:value="93.4702240000001">
            <text:p>93.470224</text:p>
          </table:table-cell>
          <table:table-cell table:formula="of:=([.B6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formula="of:=([.A61]-[.F$2])^2" office:value-type="float" office:value="136.142224">
            <text:p>136.142224</text:p>
          </table:table-cell>
          <table:table-cell table:formula="of:=([.B6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62]-[.F$2])^2" office:value-type="float" office:value="18.7662239999999">
            <text:p>18.766224</text:p>
          </table:table-cell>
          <table:table-cell table:formula="of:=([.B62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63]-[.F$2])^2" office:value-type="float" office:value="0.110223999999996">
            <text:p>0.110224</text:p>
          </table:table-cell>
          <table:table-cell table:formula="of:=([.B6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7">
            <text:p>17</text:p>
          </table:table-cell>
          <table:table-cell table:formula="of:=([.A64]-[.F$2])^2" office:value-type="float" office:value="1393.678224">
            <text:p>1393.678224</text:p>
          </table:table-cell>
          <table:table-cell table:formula="of:=([.B6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table:formula="of:=([.A65]-[.F$2])^2" office:value-type="float" office:value="106.750224">
            <text:p>106.750224</text:p>
          </table:table-cell>
          <table:table-cell table:formula="of:=([.B6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table:formula="of:=([.A66]-[.F$2])^2" office:value-type="float" office:value="106.750224">
            <text:p>106.750224</text:p>
          </table:table-cell>
          <table:table-cell table:formula="of:=([.B6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67]-[.F$2])^2" office:value-type="float" office:value="1.77422399999998">
            <text:p>1.774224</text:p>
          </table:table-cell>
          <table:table-cell table:formula="of:=([.B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68]-[.F$2])^2" office:value-type="float" office:value="1272.206224">
            <text:p>1272.206224</text:p>
          </table:table-cell>
          <table:table-cell table:formula="of:=([.B6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69]-[.F$2])^2" office:value-type="float" office:value="0.110223999999996">
            <text:p>0.110224</text:p>
          </table:table-cell>
          <table:table-cell table:formula="of:=([.B6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70]-[.F$2])^2" office:value-type="float" office:value="2.78222400000002">
            <text:p>2.782224</text:p>
          </table:table-cell>
          <table:table-cell table:formula="of:=([.B7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 table:formula="of:=([.A71]-[.F$2])^2" office:value-type="float" office:value="1133.534224">
            <text:p>1133.534224</text:p>
          </table:table-cell>
          <table:table-cell table:formula="of:=([.B71]-[.G$2])^2" office:value-type="float" office:value="169.7809">
            <text:p>169.7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72]-[.F$2])^2" office:value-type="float" office:value="348.494224">
            <text:p>348.494224</text:p>
          </table:table-cell>
          <table:table-cell table:formula="of:=([.B7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73]-[.F$2])^2" office:value-type="float" office:value="177.742224">
            <text:p>177.742224</text:p>
          </table:table-cell>
          <table:table-cell table:formula="of:=([.B73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table:formula="of:=([.A74]-[.F$2])^2" office:value-type="float" office:value="44.4622240000001">
            <text:p>44.462224</text:p>
          </table:table-cell>
          <table:table-cell table:formula="of:=([.B7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75]-[.F$2])^2" office:value-type="float" office:value="28.4302239999999">
            <text:p>28.430224</text:p>
          </table:table-cell>
          <table:table-cell table:formula="of:=([.B7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76]-[.F$2])^2" office:value-type="float" office:value="13.454224">
            <text:p>13.454224</text:p>
          </table:table-cell>
          <table:table-cell table:formula="of:=([.B7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77]-[.F$2])^2" office:value-type="float" office:value="58.7982240000001">
            <text:p>58.798224</text:p>
          </table:table-cell>
          <table:table-cell table:formula="of:=([.B7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78]-[.F$2])^2" office:value-type="float" office:value="880.190224">
            <text:p>880.190224</text:p>
          </table:table-cell>
          <table:table-cell table:formula="of:=([.B7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">
            <text:p>19</text:p>
          </table:table-cell>
          <table:table-cell table:formula="of:=([.A79]-[.F$2])^2" office:value-type="float" office:value="641.710224">
            <text:p>641.710224</text:p>
          </table:table-cell>
          <table:table-cell table:formula="of:=([.B79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80]-[.F$2])^2" office:value-type="float" office:value="32.1262240000001">
            <text:p>32.126224</text:p>
          </table:table-cell>
          <table:table-cell table:formula="of:=([.B8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81]-[.F$2])^2" office:value-type="float" office:value="312.158224">
            <text:p>312.158224</text:p>
          </table:table-cell>
          <table:table-cell table:formula="of:=([.B8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formula="of:=([.A82]-[.F$2])^2" office:value-type="float" office:value="469.502224">
            <text:p>469.502224</text:p>
          </table:table-cell>
          <table:table-cell table:formula="of:=([.B8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83]-[.F$2])^2" office:value-type="float" office:value="427.166224">
            <text:p>427.166224</text:p>
          </table:table-cell>
          <table:table-cell table:formula="of:=([.B8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84]-[.F$2])^2" office:value-type="float" office:value="177.742224">
            <text:p>177.742224</text:p>
          </table:table-cell>
          <table:table-cell table:formula="of:=([.B84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85]-[.F$2])^2" office:value-type="float" office:value="348.494224">
            <text:p>348.494224</text:p>
          </table:table-cell>
          <table:table-cell table:formula="of:=([.B8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86]-[.F$2])^2" office:value-type="float" office:value="513.838224">
            <text:p>513.838224</text:p>
          </table:table-cell>
          <table:table-cell table:formula="of:=([.B8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87]-[.F$2])^2" office:value-type="float" office:value="1272.206224">
            <text:p>1272.206224</text:p>
          </table:table-cell>
          <table:table-cell table:formula="of:=([.B8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88]-[.F$2])^2" office:value-type="float" office:value="245.486224">
            <text:p>245.486224</text:p>
          </table:table-cell>
          <table:table-cell table:formula="of:=([.B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89]-[.F$2])^2" office:value-type="float" office:value="245.486224">
            <text:p>245.486224</text:p>
          </table:table-cell>
          <table:table-cell table:formula="of:=([.B8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table:formula="of:=([.A90]-[.F$2])^2" office:value-type="float" office:value="160.478224">
            <text:p>160.478224</text:p>
          </table:table-cell>
          <table:table-cell table:formula="of:=([.B9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1]-[.F$2])^2" office:value-type="float" office:value="386.830224">
            <text:p>386.830224</text:p>
          </table:table-cell>
          <table:table-cell table:formula="of:=([.B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92]-[.F$2])^2" office:value-type="float" office:value="215.150224">
            <text:p>215.150224</text:p>
          </table:table-cell>
          <table:table-cell table:formula="of:=([.B9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6">
            <text:p>16</text:p>
          </table:table-cell>
          <table:table-cell table:formula="of:=([.A93]-[.F$2])^2" office:value-type="float" office:value="128.414224">
            <text:p>128.414224</text:p>
          </table:table-cell>
          <table:table-cell table:formula="of:=([.B9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94]-[.F$2])^2" office:value-type="float" office:value="544.382224">
            <text:p>544.382224</text:p>
          </table:table-cell>
          <table:table-cell table:formula="of:=([.B9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1">
            <text:p>21</text:p>
          </table:table-cell>
          <table:table-cell table:formula="of:=([.A95]-[.F$2])^2" office:value-type="float" office:value="860.366224">
            <text:p>860.366224</text:p>
          </table:table-cell>
          <table:table-cell table:formula="of:=([.B95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96]-[.F$2])^2" office:value-type="float" office:value="1133.534224">
            <text:p>1133.534224</text:p>
          </table:table-cell>
          <table:table-cell table:formula="of:=([.B9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97]-[.F$2])^2" office:value-type="float" office:value="93.4702240000001">
            <text:p>93.470224</text:p>
          </table:table-cell>
          <table:table-cell table:formula="of:=([.B9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98]-[.F$2])^2" office:value-type="float" office:value="160.478224">
            <text:p>160.478224</text:p>
          </table:table-cell>
          <table:table-cell table:formula="of:=([.B9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99]-[.F$2])^2" office:value-type="float" office:value="93.4702240000001">
            <text:p>93.470224</text:p>
          </table:table-cell>
          <table:table-cell table:formula="of:=([.B9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100]-[.F$2])^2" office:value-type="float" office:value="0.446224000000009">
            <text:p>0.446224</text:p>
          </table:table-cell>
          <table:table-cell table:formula="of:=([.B10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table:formula="of:=([.A101]-[.F$2])^2" office:value-type="float" office:value="880.190224">
            <text:p>880.190224</text:p>
          </table:table-cell>
          <table:table-cell table:formula="of:=([.B10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102]-[.F$2])^2" office:value-type="float" office:value="455.054224">
            <text:p>455.054224</text:p>
          </table:table-cell>
          <table:table-cell table:formula="of:=([.B10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table:formula="of:=([.A103]-[.F$2])^2" office:value-type="float" office:value="87.0862239999999">
            <text:p>87.086224</text:p>
          </table:table-cell>
          <table:table-cell table:formula="of:=([.B10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104]-[.F$2])^2" office:value-type="float" office:value="348.494224">
            <text:p>348.494224</text:p>
          </table:table-cell>
          <table:table-cell table:formula="of:=([.B10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105]-[.F$2])^2" office:value-type="float" office:value="266.734224">
            <text:p>266.734224</text:p>
          </table:table-cell>
          <table:table-cell table:formula="of:=([.B10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 table:formula="of:=([.A106]-[.F$2])^2" office:value-type="float" office:value="4138.606224">
            <text:p>4138.606224</text:p>
          </table:table-cell>
          <table:table-cell table:formula="of:=([.B106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107]-[.F$2])^2" office:value-type="float" office:value="312.158224">
            <text:p>312.158224</text:p>
          </table:table-cell>
          <table:table-cell table:formula="of:=([.B10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9">
            <text:p>19</text:p>
          </table:table-cell>
          <table:table-cell table:formula="of:=([.A108]-[.F$2])^2" office:value-type="float" office:value="186.814224">
            <text:p>186.814224</text:p>
          </table:table-cell>
          <table:table-cell table:formula="of:=([.B108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([.A109]-[.F$2])^2" office:value-type="float" office:value="940.526224">
            <text:p>940.526224</text:p>
          </table:table-cell>
          <table:table-cell table:formula="of:=([.B10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110]-[.F$2])^2" office:value-type="float" office:value="245.486224">
            <text:p>245.486224</text:p>
          </table:table-cell>
          <table:table-cell table:formula="of:=([.B11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111]-[.F$2])^2" office:value-type="float" office:value="469.502224">
            <text:p>469.502224</text:p>
          </table:table-cell>
          <table:table-cell table:formula="of:=([.B11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f:=([.A112]-[.F$2])^2" office:value-type="float" office:value="1495.214224">
            <text:p>1495.214224</text:p>
          </table:table-cell>
          <table:table-cell table:formula="of:=([.B11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113]-[.F$2])^2" office:value-type="float" office:value="1573.550224">
            <text:p>1573.550224</text:p>
          </table:table-cell>
          <table:table-cell table:formula="of:=([.B11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114]-[.F$2])^2" office:value-type="float" office:value="277.822224">
            <text:p>277.822224</text:p>
          </table:table-cell>
          <table:table-cell table:formula="of:=([.B11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115]-[.F$2])^2" office:value-type="float" office:value="11.102224">
            <text:p>11.102224</text:p>
          </table:table-cell>
          <table:table-cell table:formula="of:=([.B11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116]-[.F$2])^2" office:value-type="float" office:value="300.398224">
            <text:p>300.398224</text:p>
          </table:table-cell>
          <table:table-cell table:formula="of:=([.B11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([.A117]-[.F$2])^2" office:value-type="float" office:value="93.4702240000001">
            <text:p>93.470224</text:p>
          </table:table-cell>
          <table:table-cell table:formula="of:=([.B117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118]-[.F$2])^2" office:value-type="float" office:value="1045.358224">
            <text:p>1045.358224</text:p>
          </table:table-cell>
          <table:table-cell table:formula="of:=([.B11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119]-[.F$2])^2" office:value-type="float" office:value="513.838224">
            <text:p>513.838224</text:p>
          </table:table-cell>
          <table:table-cell table:formula="of:=([.B1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120]-[.F$2])^2" office:value-type="float" office:value="1002.862224">
            <text:p>1002.862224</text:p>
          </table:table-cell>
          <table:table-cell table:formula="of:=([.B12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121]-[.F$2])^2" office:value-type="float" office:value="277.822224">
            <text:p>277.822224</text:p>
          </table:table-cell>
          <table:table-cell table:formula="of:=([.B12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122]-[.F$2])^2" office:value-type="float" office:value="160.478224">
            <text:p>160.478224</text:p>
          </table:table-cell>
          <table:table-cell table:formula="of:=([.B12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  <table:table-cell table:formula="of:=([.A123]-[.F$2])^2" office:value-type="float" office:value="469.502224">
            <text:p>469.502224</text:p>
          </table:table-cell>
          <table:table-cell table:formula="of:=([.B12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124]-[.F$2])^2" office:value-type="float" office:value="215.150224">
            <text:p>215.150224</text:p>
          </table:table-cell>
          <table:table-cell table:formula="of:=([.B12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125]-[.F$2])^2" office:value-type="float" office:value="940.526224">
            <text:p>940.526224</text:p>
          </table:table-cell>
          <table:table-cell table:formula="of:=([.B12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([.A126]-[.F$2])^2" office:value-type="float" office:value="940.526224">
            <text:p>940.526224</text:p>
          </table:table-cell>
          <table:table-cell table:formula="of:=([.B12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1">
            <text:p>21</text:p>
          </table:table-cell>
          <table:table-cell table:formula="of:=([.A127]-[.F$2])^2" office:value-type="float" office:value="27999.998224">
            <text:p>27999.998224</text:p>
          </table:table-cell>
          <table:table-cell table:formula="of:=([.B127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table:formula="of:=([.A128]-[.F$2])^2" office:value-type="float" office:value="266.734224">
            <text:p>266.734224</text:p>
          </table:table-cell>
          <table:table-cell table:formula="of:=([.B128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129]-[.F$2])^2" office:value-type="float" office:value="348.494224">
            <text:p>348.494224</text:p>
          </table:table-cell>
          <table:table-cell table:formula="of:=([.B1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130]-[.F$2])^2" office:value-type="float" office:value="940.526224">
            <text:p>940.526224</text:p>
          </table:table-cell>
          <table:table-cell table:formula="of:=([.B13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131]-[.F$2])^2" office:value-type="float" office:value="1272.206224">
            <text:p>1272.206224</text:p>
          </table:table-cell>
          <table:table-cell table:formula="of:=([.B13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132]-[.F$2])^2" office:value-type="float" office:value="386.830224">
            <text:p>386.830224</text:p>
          </table:table-cell>
          <table:table-cell table:formula="of:=([.B13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133]-[.F$2])^2" office:value-type="float" office:value="58.7982240000001">
            <text:p>58.798224</text:p>
          </table:table-cell>
          <table:table-cell table:formula="of:=([.B13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134]-[.F$2])^2" office:value-type="float" office:value="113.806224">
            <text:p>113.806224</text:p>
          </table:table-cell>
          <table:table-cell table:formula="of:=([.B13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135]-[.F$2])^2" office:value-type="float" office:value="300.398224">
            <text:p>300.398224</text:p>
          </table:table-cell>
          <table:table-cell table:formula="of:=([.B13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136]-[.F$2])^2" office:value-type="float" office:value="1344.542224">
            <text:p>1344.542224</text:p>
          </table:table-cell>
          <table:table-cell table:formula="of:=([.B13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137]-[.F$2])^2" office:value-type="float" office:value="136.142224">
            <text:p>136.142224</text:p>
          </table:table-cell>
          <table:table-cell table:formula="of:=([.B1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138]-[.F$2])^2" office:value-type="float" office:value="1272.206224">
            <text:p>1272.206224</text:p>
          </table:table-cell>
          <table:table-cell table:formula="of:=([.B13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139]-[.F$2])^2" office:value-type="float" office:value="152.078224">
            <text:p>152.078224</text:p>
          </table:table-cell>
          <table:table-cell table:formula="of:=([.B139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140]-[.F$2])^2" office:value-type="float" office:value="0.110223999999996">
            <text:p>0.110224</text:p>
          </table:table-cell>
          <table:table-cell table:formula="of:=([.B14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141]-[.F$2])^2" office:value-type="float" office:value="1495.214224">
            <text:p>1495.214224</text:p>
          </table:table-cell>
          <table:table-cell table:formula="of:=([.B1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142]-[.F$2])^2" office:value-type="float" office:value="2.78222400000002">
            <text:p>2.782224</text:p>
          </table:table-cell>
          <table:table-cell table:formula="of:=([.B14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formula="of:=([.A143]-[.F$2])^2" office:value-type="float" office:value="747.038224">
            <text:p>747.038224</text:p>
          </table:table-cell>
          <table:table-cell table:formula="of:=([.B143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144]-[.F$2])^2" office:value-type="float" office:value="215.150224">
            <text:p>215.150224</text:p>
          </table:table-cell>
          <table:table-cell table:formula="of:=([.B14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145]-[.F$2])^2" office:value-type="float" office:value="113.806224">
            <text:p>113.806224</text:p>
          </table:table-cell>
          <table:table-cell table:formula="of:=([.B14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146]-[.F$2])^2" office:value-type="float" office:value="32.1262240000001">
            <text:p>32.126224</text:p>
          </table:table-cell>
          <table:table-cell table:formula="of:=([.B14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147]-[.F$2])^2" office:value-type="float" office:value="13.454224">
            <text:p>13.454224</text:p>
          </table:table-cell>
          <table:table-cell table:formula="of:=([.B14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148]-[.F$2])^2" office:value-type="float" office:value="136.142224">
            <text:p>136.142224</text:p>
          </table:table-cell>
          <table:table-cell table:formula="of:=([.B1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149]-[.F$2])^2" office:value-type="float" office:value="1573.550224">
            <text:p>1573.550224</text:p>
          </table:table-cell>
          <table:table-cell table:formula="of:=([.B14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2">
            <text:p>22</text:p>
          </table:table-cell>
          <table:table-cell table:formula="of:=([.A150]-[.F$2])^2" office:value-type="float" office:value="2433.646224">
            <text:p>2433.646224</text:p>
          </table:table-cell>
          <table:table-cell table:formula="of:=([.B150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table:formula="of:=([.A151]-[.F$2])^2" office:value-type="float" office:value="1708.334224">
            <text:p>1708.334224</text:p>
          </table:table-cell>
          <table:table-cell table:formula="of:=([.B15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table:formula="of:=([.A152]-[.F$2])^2" office:value-type="float" office:value="11.102224">
            <text:p>11.102224</text:p>
          </table:table-cell>
          <table:table-cell table:formula="of:=([.B15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([.A153]-[.F$2])^2" office:value-type="float" office:value="386.830224">
            <text:p>386.830224</text:p>
          </table:table-cell>
          <table:table-cell table:formula="of:=([.B15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154]-[.F$2])^2" office:value-type="float" office:value="235.070224">
            <text:p>235.070224</text:p>
          </table:table-cell>
          <table:table-cell table:formula="of:=([.B15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table:formula="of:=([.A155]-[.F$2])^2" office:value-type="float" office:value="75.1342240000001">
            <text:p>75.134224</text:p>
          </table:table-cell>
          <table:table-cell table:formula="of:=([.B15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table:formula="of:=([.A156]-[.F$2])^2" office:value-type="float" office:value="1791.998224">
            <text:p>1791.998224</text:p>
          </table:table-cell>
          <table:table-cell table:formula="of:=([.B15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table:formula="of:=([.A157]-[.F$2])^2" office:value-type="float" office:value="87.0862239999999">
            <text:p>87.086224</text:p>
          </table:table-cell>
          <table:table-cell table:formula="of:=([.B15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158]-[.F$2])^2" office:value-type="float" office:value="18.7662239999999">
            <text:p>18.766224</text:p>
          </table:table-cell>
          <table:table-cell table:formula="of:=([.B158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table:formula="of:=([.A159]-[.F$2])^2" office:value-type="float" office:value="880.190224">
            <text:p>880.190224</text:p>
          </table:table-cell>
          <table:table-cell table:formula="of:=([.B15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160]-[.F$2])^2" office:value-type="float" office:value="0.446224000000009">
            <text:p>0.446224</text:p>
          </table:table-cell>
          <table:table-cell table:formula="of:=([.B16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2">
            <text:p>22</text:p>
          </table:table-cell>
          <table:table-cell table:formula="of:=([.A161]-[.F$2])^2" office:value-type="float" office:value="860.366224">
            <text:p>860.366224</text:p>
          </table:table-cell>
          <table:table-cell table:formula="of:=([.B161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162]-[.F$2])^2" office:value-type="float" office:value="58.7982240000001">
            <text:p>58.798224</text:p>
          </table:table-cell>
          <table:table-cell table:formula="of:=([.B16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163]-[.F$2])^2" office:value-type="float" office:value="44.4622240000001">
            <text:p>44.462224</text:p>
          </table:table-cell>
          <table:table-cell table:formula="of:=([.B16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164]-[.F$2])^2" office:value-type="float" office:value="160.478224">
            <text:p>160.478224</text:p>
          </table:table-cell>
          <table:table-cell table:formula="of:=([.B16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formula="of:=([.A165]-[.F$2])^2" office:value-type="float" office:value="13.454224">
            <text:p>13.454224</text:p>
          </table:table-cell>
          <table:table-cell table:formula="of:=([.B165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166]-[.F$2])^2" office:value-type="float" office:value="1133.534224">
            <text:p>1133.534224</text:p>
          </table:table-cell>
          <table:table-cell table:formula="of:=([.B16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167]-[.F$2])^2" office:value-type="float" office:value="277.822224">
            <text:p>277.822224</text:p>
          </table:table-cell>
          <table:table-cell table:formula="of:=([.B1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168]-[.F$2])^2" office:value-type="float" office:value="44.4622240000001">
            <text:p>44.462224</text:p>
          </table:table-cell>
          <table:table-cell table:formula="of:=([.B16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169]-[.F$2])^2" office:value-type="float" office:value="7.11822400000003">
            <text:p>7.118224</text:p>
          </table:table-cell>
          <table:table-cell table:formula="of:=([.B16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170]-[.F$2])^2" office:value-type="float" office:value="215.150224">
            <text:p>215.150224</text:p>
          </table:table-cell>
          <table:table-cell table:formula="of:=([.B17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formula="of:=([.A171]-[.F$2])^2" office:value-type="float" office:value="658.846224">
            <text:p>658.846224</text:p>
          </table:table-cell>
          <table:table-cell table:formula="of:=([.B17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1">
            <text:p>21</text:p>
          </table:table-cell>
          <table:table-cell table:formula="of:=([.A172]-[.F$2])^2" office:value-type="float" office:value="1248.350224">
            <text:p>1248.350224</text:p>
          </table:table-cell>
          <table:table-cell table:formula="of:=([.B172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173]-[.F$2])^2" office:value-type="float" office:value="44.4622240000001">
            <text:p>44.462224</text:p>
          </table:table-cell>
          <table:table-cell table:formula="of:=([.B17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174]-[.F$2])^2" office:value-type="float" office:value="1495.214224">
            <text:p>1495.214224</text:p>
          </table:table-cell>
          <table:table-cell table:formula="of:=([.B17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175]-[.F$2])^2" office:value-type="float" office:value="21.7902240000001">
            <text:p>21.790224</text:p>
          </table:table-cell>
          <table:table-cell table:formula="of:=([.B17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176]-[.F$2])^2" office:value-type="float" office:value="0.110223999999996">
            <text:p>0.110224</text:p>
          </table:table-cell>
          <table:table-cell table:formula="of:=([.B17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177]-[.F$2])^2" office:value-type="float" office:value="2.78222400000002">
            <text:p>2.782224</text:p>
          </table:table-cell>
          <table:table-cell table:formula="of:=([.B17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178]-[.F$2])^2" office:value-type="float" office:value="821.854224">
            <text:p>821.854224</text:p>
          </table:table-cell>
          <table:table-cell table:formula="of:=([.B17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table:formula="of:=([.A179]-[.F$2])^2" office:value-type="float" office:value="608.510224">
            <text:p>608.510224</text:p>
          </table:table-cell>
          <table:table-cell table:formula="of:=([.B17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">
            <text:p>18</text:p>
          </table:table-cell>
          <table:table-cell table:formula="of:=([.A180]-[.F$2])^2" office:value-type="float" office:value="113.806224">
            <text:p>113.806224</text:p>
          </table:table-cell>
          <table:table-cell table:formula="of:=([.B18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">
            <text:p>21</text:p>
          </table:table-cell>
          <table:table-cell table:formula="of:=([.A181]-[.F$2])^2" office:value-type="float" office:value="544.382224">
            <text:p>544.382224</text:p>
          </table:table-cell>
          <table:table-cell table:formula="of:=([.B181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182]-[.F$2])^2" office:value-type="float" office:value="136.142224">
            <text:p>136.142224</text:p>
          </table:table-cell>
          <table:table-cell table:formula="of:=([.B18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2">
            <text:p>22</text:p>
          </table:table-cell>
          <table:table-cell table:formula="of:=([.A183]-[.F$2])^2" office:value-type="float" office:value="544.382224">
            <text:p>544.382224</text:p>
          </table:table-cell>
          <table:table-cell table:formula="of:=([.B183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184]-[.F$2])^2" office:value-type="float" office:value="93.4702240000001">
            <text:p>93.470224</text:p>
          </table:table-cell>
          <table:table-cell table:formula="of:=([.B1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185]-[.F$2])^2" office:value-type="float" office:value="880.190224">
            <text:p>880.190224</text:p>
          </table:table-cell>
          <table:table-cell table:formula="of:=([.B18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table:formula="of:=([.A186]-[.F$2])^2" office:value-type="float" office:value="7.11822400000003">
            <text:p>7.118224</text:p>
          </table:table-cell>
          <table:table-cell table:formula="of:=([.B18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187]-[.F$2])^2" office:value-type="float" office:value="106.750224">
            <text:p>106.750224</text:p>
          </table:table-cell>
          <table:table-cell table:formula="of:=([.B18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188]-[.F$2])^2" office:value-type="float" office:value="40.0942239999999">
            <text:p>40.094224</text:p>
          </table:table-cell>
          <table:table-cell table:formula="of:=([.B1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189]-[.F$2])^2" office:value-type="float" office:value="28.4302239999999">
            <text:p>28.430224</text:p>
          </table:table-cell>
          <table:table-cell table:formula="of:=([.B18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190]-[.F$2])^2" office:value-type="float" office:value="13.454224">
            <text:p>13.454224</text:p>
          </table:table-cell>
          <table:table-cell table:formula="of:=([.B19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191]-[.F$2])^2" office:value-type="float" office:value="312.158224">
            <text:p>312.158224</text:p>
          </table:table-cell>
          <table:table-cell table:formula="of:=([.B1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192]-[.F$2])^2" office:value-type="float" office:value="235.070224">
            <text:p>235.070224</text:p>
          </table:table-cell>
          <table:table-cell table:formula="of:=([.B19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193]-[.F$2])^2" office:value-type="float" office:value="235.070224">
            <text:p>235.070224</text:p>
          </table:table-cell>
          <table:table-cell table:formula="of:=([.B19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table:formula="of:=([.A194]-[.F$2])^2" office:value-type="float" office:value="21.7902240000001">
            <text:p>21.790224</text:p>
          </table:table-cell>
          <table:table-cell table:formula="of:=([.B194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195]-[.F$2])^2" office:value-type="float" office:value="1133.534224">
            <text:p>1133.534224</text:p>
          </table:table-cell>
          <table:table-cell table:formula="of:=([.B19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">
            <text:p>16</text:p>
          </table:table-cell>
          <table:table-cell table:formula="of:=([.A196]-[.F$2])^2" office:value-type="float" office:value="373.726224">
            <text:p>373.726224</text:p>
          </table:table-cell>
          <table:table-cell table:formula="of:=([.B19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197]-[.F$2])^2" office:value-type="float" office:value="160.478224">
            <text:p>160.478224</text:p>
          </table:table-cell>
          <table:table-cell table:formula="of:=([.B19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table:formula="of:=([.A198]-[.F$2])^2" office:value-type="float" office:value="5.43822399999997">
            <text:p>5.438224</text:p>
          </table:table-cell>
          <table:table-cell table:formula="of:=([.B19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199]-[.F$2])^2" office:value-type="float" office:value="940.526224">
            <text:p>940.526224</text:p>
          </table:table-cell>
          <table:table-cell table:formula="of:=([.B19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200]-[.F$2])^2" office:value-type="float" office:value="348.494224">
            <text:p>348.494224</text:p>
          </table:table-cell>
          <table:table-cell table:formula="of:=([.B20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201]-[.F$2])^2" office:value-type="float" office:value="28.4302239999999">
            <text:p>28.430224</text:p>
          </table:table-cell>
          <table:table-cell table:formula="of:=([.B20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202]-[.F$2])^2" office:value-type="float" office:value="0.110223999999996">
            <text:p>0.110224</text:p>
          </table:table-cell>
          <table:table-cell table:formula="of:=([.B20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([.A203]-[.F$2])^2" office:value-type="float" office:value="1272.206224">
            <text:p>1272.206224</text:p>
          </table:table-cell>
          <table:table-cell table:formula="of:=([.B20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6">
            <text:p>16</text:p>
          </table:table-cell>
          <table:table-cell table:formula="of:=([.A204]-[.F$2])^2" office:value-type="float" office:value="860.366224">
            <text:p>860.366224</text:p>
          </table:table-cell>
          <table:table-cell table:formula="of:=([.B20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">
            <text:p>21</text:p>
          </table:table-cell>
          <table:table-cell table:formula="of:=([.A205]-[.F$2])^2" office:value-type="float" office:value="544.382224">
            <text:p>544.382224</text:p>
          </table:table-cell>
          <table:table-cell table:formula="of:=([.B205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6">
            <text:p>16</text:p>
          </table:table-cell>
          <table:table-cell table:formula="of:=([.A206]-[.F$2])^2" office:value-type="float" office:value="0.446224000000009">
            <text:p>0.446224</text:p>
          </table:table-cell>
          <table:table-cell table:formula="of:=([.B20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207]-[.F$2])^2" office:value-type="float" office:value="455.054224">
            <text:p>455.054224</text:p>
          </table:table-cell>
          <table:table-cell table:formula="of:=([.B20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208]-[.F$2])^2" office:value-type="float" office:value="1.77422399999998">
            <text:p>1.774224</text:p>
          </table:table-cell>
          <table:table-cell table:formula="of:=([.B20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table:formula="of:=([.A209]-[.F$2])^2" office:value-type="float" office:value="44.4622240000001">
            <text:p>44.462224</text:p>
          </table:table-cell>
          <table:table-cell table:formula="of:=([.B20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210]-[.F$2])^2" office:value-type="float" office:value="312.158224">
            <text:p>312.158224</text:p>
          </table:table-cell>
          <table:table-cell table:formula="of:=([.B21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table:formula="of:=([.A211]-[.F$2])^2" office:value-type="float" office:value="0.110223999999996">
            <text:p>0.110224</text:p>
          </table:table-cell>
          <table:table-cell table:formula="of:=([.B21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12]-[.F$2])^2" office:value-type="float" office:value="58.7982240000001">
            <text:p>58.798224</text:p>
          </table:table-cell>
          <table:table-cell table:formula="of:=([.B21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213]-[.F$2])^2" office:value-type="float" office:value="235.070224">
            <text:p>235.070224</text:p>
          </table:table-cell>
          <table:table-cell table:formula="of:=([.B21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table:formula="of:=([.A214]-[.F$2])^2" office:value-type="float" office:value="592.046224">
            <text:p>592.046224</text:p>
          </table:table-cell>
          <table:table-cell table:formula="of:=([.B21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f:=([.A215]-[.F$2])^2" office:value-type="float" office:value="1495.214224">
            <text:p>1495.214224</text:p>
          </table:table-cell>
          <table:table-cell table:formula="of:=([.B21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216]-[.F$2])^2" office:value-type="float" office:value="1111.022224">
            <text:p>1111.022224</text:p>
          </table:table-cell>
          <table:table-cell table:formula="of:=([.B216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">
            <text:p>18</text:p>
          </table:table-cell>
          <table:table-cell table:formula="of:=([.A217]-[.F$2])^2" office:value-type="float" office:value="11.102224">
            <text:p>11.102224</text:p>
          </table:table-cell>
          <table:table-cell table:formula="of:=([.B21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218]-[.F$2])^2" office:value-type="float" office:value="373.726224">
            <text:p>373.726224</text:p>
          </table:table-cell>
          <table:table-cell table:formula="of:=([.B21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219]-[.F$2])^2" office:value-type="float" office:value="136.142224">
            <text:p>136.142224</text:p>
          </table:table-cell>
          <table:table-cell table:formula="of:=([.B2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220]-[.F$2])^2" office:value-type="float" office:value="245.486224">
            <text:p>245.486224</text:p>
          </table:table-cell>
          <table:table-cell table:formula="of:=([.B22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21]-[.F$2])^2" office:value-type="float" office:value="58.7982240000001">
            <text:p>58.798224</text:p>
          </table:table-cell>
          <table:table-cell table:formula="of:=([.B22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222]-[.F$2])^2" office:value-type="float" office:value="75.1342240000001">
            <text:p>75.134224</text:p>
          </table:table-cell>
          <table:table-cell table:formula="of:=([.B22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223]-[.F$2])^2" office:value-type="float" office:value="940.526224">
            <text:p>940.526224</text:p>
          </table:table-cell>
          <table:table-cell table:formula="of:=([.B22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table:formula="of:=([.A224]-[.F$2])^2" office:value-type="float" office:value="1418.878224">
            <text:p>1418.878224</text:p>
          </table:table-cell>
          <table:table-cell table:formula="of:=([.B22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225]-[.F$2])^2" office:value-type="float" office:value="53.7582239999999">
            <text:p>53.758224</text:p>
          </table:table-cell>
          <table:table-cell table:formula="of:=([.B22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226]-[.F$2])^2" office:value-type="float" office:value="215.150224">
            <text:p>215.150224</text:p>
          </table:table-cell>
          <table:table-cell table:formula="of:=([.B22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table:formula="of:=([.A227]-[.F$2])^2" office:value-type="float" office:value="32.1262240000001">
            <text:p>32.126224</text:p>
          </table:table-cell>
          <table:table-cell table:formula="of:=([.B227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228]-[.F$2])^2" office:value-type="float" office:value="186.814224">
            <text:p>186.814224</text:p>
          </table:table-cell>
          <table:table-cell table:formula="of:=([.B22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229]-[.F$2])^2" office:value-type="float" office:value="427.166224">
            <text:p>427.166224</text:p>
          </table:table-cell>
          <table:table-cell table:formula="of:=([.B2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230]-[.F$2])^2" office:value-type="float" office:value="13.454224">
            <text:p>13.454224</text:p>
          </table:table-cell>
          <table:table-cell table:formula="of:=([.B23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table:formula="of:=([.A231]-[.F$2])^2" office:value-type="float" office:value="0.110223999999996">
            <text:p>0.110224</text:p>
          </table:table-cell>
          <table:table-cell table:formula="of:=([.B23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232]-[.F$2])^2" office:value-type="float" office:value="160.478224">
            <text:p>160.478224</text:p>
          </table:table-cell>
          <table:table-cell table:formula="of:=([.B23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table:formula="of:=([.A233]-[.F$2])^2" office:value-type="float" office:value="711.182224">
            <text:p>711.182224</text:p>
          </table:table-cell>
          <table:table-cell table:formula="of:=([.B23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table:formula="of:=([.A234]-[.F$2])^2" office:value-type="float" office:value="641.710224">
            <text:p>641.710224</text:p>
          </table:table-cell>
          <table:table-cell table:formula="of:=([.B23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235]-[.F$2])^2" office:value-type="float" office:value="113.806224">
            <text:p>113.806224</text:p>
          </table:table-cell>
          <table:table-cell table:formula="of:=([.B235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36]-[.F$2])^2" office:value-type="float" office:value="277.822224">
            <text:p>277.822224</text:p>
          </table:table-cell>
          <table:table-cell table:formula="of:=([.B23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37]-[.F$2])^2" office:value-type="float" office:value="277.822224">
            <text:p>277.822224</text:p>
          </table:table-cell>
          <table:table-cell table:formula="of:=([.B2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table:formula="of:=([.A238]-[.F$2])^2" office:value-type="float" office:value="920.030224">
            <text:p>920.030224</text:p>
          </table:table-cell>
          <table:table-cell table:formula="of:=([.B238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239]-[.F$2])^2" office:value-type="float" office:value="0.110223999999996">
            <text:p>0.110224</text:p>
          </table:table-cell>
          <table:table-cell table:formula="of:=([.B23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240]-[.F$2])^2" office:value-type="float" office:value="386.830224">
            <text:p>386.830224</text:p>
          </table:table-cell>
          <table:table-cell table:formula="of:=([.B24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241]-[.F$2])^2" office:value-type="float" office:value="1272.206224">
            <text:p>1272.206224</text:p>
          </table:table-cell>
          <table:table-cell table:formula="of:=([.B2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242]-[.F$2])^2" office:value-type="float" office:value="186.814224">
            <text:p>186.814224</text:p>
          </table:table-cell>
          <table:table-cell table:formula="of:=([.B24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243]-[.F$2])^2" office:value-type="float" office:value="245.486224">
            <text:p>245.486224</text:p>
          </table:table-cell>
          <table:table-cell table:formula="of:=([.B24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table:formula="of:=([.A244]-[.F$2])^2" office:value-type="float" office:value="1791.998224">
            <text:p>1791.998224</text:p>
          </table:table-cell>
          <table:table-cell table:formula="of:=([.B244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table:formula="of:=([.A245]-[.F$2])^2" office:value-type="float" office:value="711.182224">
            <text:p>711.182224</text:p>
          </table:table-cell>
          <table:table-cell table:formula="of:=([.B24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([.A246]-[.F$2])^2" office:value-type="float" office:value="93.4702240000001">
            <text:p>93.470224</text:p>
          </table:table-cell>
          <table:table-cell table:formula="of:=([.B24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7">
            <text:p>17</text:p>
          </table:table-cell>
          <table:table-cell table:formula="of:=([.A247]-[.F$2])^2" office:value-type="float" office:value="747.038224">
            <text:p>747.038224</text:p>
          </table:table-cell>
          <table:table-cell table:formula="of:=([.B24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248]-[.F$2])^2" office:value-type="float" office:value="113.806224">
            <text:p>113.806224</text:p>
          </table:table-cell>
          <table:table-cell table:formula="of:=([.B2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249]-[.F$2])^2" office:value-type="float" office:value="277.822224">
            <text:p>277.822224</text:p>
          </table:table-cell>
          <table:table-cell table:formula="of:=([.B24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250]-[.F$2])^2" office:value-type="float" office:value="469.502224">
            <text:p>469.502224</text:p>
          </table:table-cell>
          <table:table-cell table:formula="of:=([.B25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51]-[.F$2])^2" office:value-type="float" office:value="58.7982240000001">
            <text:p>58.798224</text:p>
          </table:table-cell>
          <table:table-cell table:formula="of:=([.B25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252]-[.F$2])^2" office:value-type="float" office:value="348.494224">
            <text:p>348.494224</text:p>
          </table:table-cell>
          <table:table-cell table:formula="of:=([.B25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formula="of:=([.A253]-[.F$2])^2" office:value-type="float" office:value="469.502224">
            <text:p>469.502224</text:p>
          </table:table-cell>
          <table:table-cell table:formula="of:=([.B25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254]-[.F$2])^2" office:value-type="float" office:value="1133.534224">
            <text:p>1133.534224</text:p>
          </table:table-cell>
          <table:table-cell table:formula="of:=([.B25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A255]-[.F$2])^2" office:value-type="float" office:value="152.078224">
            <text:p>152.078224</text:p>
          </table:table-cell>
          <table:table-cell table:formula="of:=([.B255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256]-[.F$2])^2" office:value-type="float" office:value="58.7982240000001">
            <text:p>58.798224</text:p>
          </table:table-cell>
          <table:table-cell table:formula="of:=([.B2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formula="of:=([.A257]-[.F$2])^2" office:value-type="float" office:value="711.182224">
            <text:p>711.182224</text:p>
          </table:table-cell>
          <table:table-cell table:formula="of:=([.B257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258]-[.F$2])^2" office:value-type="float" office:value="13.454224">
            <text:p>13.454224</text:p>
          </table:table-cell>
          <table:table-cell table:formula="of:=([.B25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259]-[.F$2])^2" office:value-type="float" office:value="13.454224">
            <text:p>13.454224</text:p>
          </table:table-cell>
          <table:table-cell table:formula="of:=([.B25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260]-[.F$2])^2" office:value-type="float" office:value="1573.550224">
            <text:p>1573.550224</text:p>
          </table:table-cell>
          <table:table-cell table:formula="of:=([.B26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table:formula="of:=([.A261]-[.F$2])^2" office:value-type="float" office:value="413.390224">
            <text:p>413.390224</text:p>
          </table:table-cell>
          <table:table-cell table:formula="of:=([.B26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262]-[.F$2])^2" office:value-type="float" office:value="544.382224">
            <text:p>544.382224</text:p>
          </table:table-cell>
          <table:table-cell table:formula="of:=([.B26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table:formula="of:=([.A263]-[.F$2])^2" office:value-type="float" office:value="860.366224">
            <text:p>860.366224</text:p>
          </table:table-cell>
          <table:table-cell table:formula="of:=([.B26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table:formula="of:=([.A264]-[.F$2])^2" office:value-type="float" office:value="128.414224">
            <text:p>128.414224</text:p>
          </table:table-cell>
          <table:table-cell table:formula="of:=([.B264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table:formula="of:=([.A265]-[.F$2])^2" office:value-type="float" office:value="1573.550224">
            <text:p>1573.550224</text:p>
          </table:table-cell>
          <table:table-cell table:formula="of:=([.B26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0">
            <text:p>20</text:p>
          </table:table-cell>
          <table:table-cell table:formula="of:=([.A266]-[.F$2])^2" office:value-type="float" office:value="235.070224">
            <text:p>235.070224</text:p>
          </table:table-cell>
          <table:table-cell table:formula="of:=([.B266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267]-[.F$2])^2" office:value-type="float" office:value="427.166224">
            <text:p>427.166224</text:p>
          </table:table-cell>
          <table:table-cell table:formula="of:=([.B2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table:formula="of:=([.A268]-[.F$2])^2" office:value-type="float" office:value="413.390224">
            <text:p>413.390224</text:p>
          </table:table-cell>
          <table:table-cell table:formula="of:=([.B26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269]-[.F$2])^2" office:value-type="float" office:value="160.478224">
            <text:p>160.478224</text:p>
          </table:table-cell>
          <table:table-cell table:formula="of:=([.B26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270]-[.F$2])^2" office:value-type="float" office:value="1201.870224">
            <text:p>1201.870224</text:p>
          </table:table-cell>
          <table:table-cell table:formula="of:=([.B27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271]-[.F$2])^2" office:value-type="float" office:value="427.166224">
            <text:p>427.166224</text:p>
          </table:table-cell>
          <table:table-cell table:formula="of:=([.B27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272]-[.F$2])^2" office:value-type="float" office:value="11.102224">
            <text:p>11.102224</text:p>
          </table:table-cell>
          <table:table-cell table:formula="of:=([.B27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6">
            <text:p>16</text:p>
          </table:table-cell>
          <table:table-cell table:formula="of:=([.A273]-[.F$2])^2" office:value-type="float" office:value="205.406224">
            <text:p>205.406224</text:p>
          </table:table-cell>
          <table:table-cell table:formula="of:=([.B27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274]-[.F$2])^2" office:value-type="float" office:value="215.150224">
            <text:p>215.150224</text:p>
          </table:table-cell>
          <table:table-cell table:formula="of:=([.B27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275]-[.F$2])^2" office:value-type="float" office:value="1272.206224">
            <text:p>1272.206224</text:p>
          </table:table-cell>
          <table:table-cell table:formula="of:=([.B27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table:formula="of:=([.A276]-[.F$2])^2" office:value-type="float" office:value="802.702224">
            <text:p>802.702224</text:p>
          </table:table-cell>
          <table:table-cell table:formula="of:=([.B27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table:formula="of:=([.A277]-[.F$2])^2" office:value-type="float" office:value="592.046224">
            <text:p>592.046224</text:p>
          </table:table-cell>
          <table:table-cell table:formula="of:=([.B277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278]-[.F$2])^2" office:value-type="float" office:value="544.382224">
            <text:p>544.382224</text:p>
          </table:table-cell>
          <table:table-cell table:formula="of:=([.B27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table:formula="of:=([.A279]-[.F$2])^2" office:value-type="float" office:value="1736.222224">
            <text:p>1736.222224</text:p>
          </table:table-cell>
          <table:table-cell table:formula="of:=([.B27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280]-[.F$2])^2" office:value-type="float" office:value="940.526224">
            <text:p>940.526224</text:p>
          </table:table-cell>
          <table:table-cell table:formula="of:=([.B28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281]-[.F$2])^2" office:value-type="float" office:value="93.4702240000001">
            <text:p>93.470224</text:p>
          </table:table-cell>
          <table:table-cell table:formula="of:=([.B28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282]-[.F$2])^2" office:value-type="float" office:value="152.078224">
            <text:p>152.078224</text:p>
          </table:table-cell>
          <table:table-cell table:formula="of:=([.B28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([.A283]-[.F$2])^2" office:value-type="float" office:value="205.406224">
            <text:p>205.406224</text:p>
          </table:table-cell>
          <table:table-cell table:formula="of:=([.B28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284]-[.F$2])^2" office:value-type="float" office:value="880.190224">
            <text:p>880.190224</text:p>
          </table:table-cell>
          <table:table-cell table:formula="of:=([.B2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285]-[.F$2])^2" office:value-type="float" office:value="18.7662239999999">
            <text:p>18.766224</text:p>
          </table:table-cell>
          <table:table-cell table:formula="of:=([.B28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286]-[.F$2])^2" office:value-type="float" office:value="136.142224">
            <text:p>136.142224</text:p>
          </table:table-cell>
          <table:table-cell table:formula="of:=([.B28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287]-[.F$2])^2" office:value-type="float" office:value="1201.870224">
            <text:p>1201.870224</text:p>
          </table:table-cell>
          <table:table-cell table:formula="of:=([.B28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288]-[.F$2])^2" office:value-type="float" office:value="300.398224">
            <text:p>300.398224</text:p>
          </table:table-cell>
          <table:table-cell table:formula="of:=([.B288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289]-[.F$2])^2" office:value-type="float" office:value="136.142224">
            <text:p>136.142224</text:p>
          </table:table-cell>
          <table:table-cell table:formula="of:=([.B28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  <table:table-cell table:formula="of:=([.A290]-[.F$2])^2" office:value-type="float" office:value="93.4702240000001">
            <text:p>93.470224</text:p>
          </table:table-cell>
          <table:table-cell table:formula="of:=([.B290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291]-[.F$2])^2" office:value-type="float" office:value="277.822224">
            <text:p>277.822224</text:p>
          </table:table-cell>
          <table:table-cell table:formula="of:=([.B2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292]-[.F$2])^2" office:value-type="float" office:value="75.1342240000001">
            <text:p>75.134224</text:p>
          </table:table-cell>
          <table:table-cell table:formula="of:=([.B29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293]-[.F$2])^2" office:value-type="float" office:value="113.806224">
            <text:p>113.806224</text:p>
          </table:table-cell>
          <table:table-cell table:formula="of:=([.B29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table:formula="of:=([.A294]-[.F$2])^2" office:value-type="float" office:value="1111.022224">
            <text:p>1111.022224</text:p>
          </table:table-cell>
          <table:table-cell table:formula="of:=([.B29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295]-[.F$2])^2" office:value-type="float" office:value="312.158224">
            <text:p>312.158224</text:p>
          </table:table-cell>
          <table:table-cell table:formula="of:=([.B29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296]-[.F$2])^2" office:value-type="float" office:value="0.110223999999996">
            <text:p>0.110224</text:p>
          </table:table-cell>
          <table:table-cell table:formula="of:=([.B29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297]-[.F$2])^2" office:value-type="float" office:value="215.150224">
            <text:p>215.150224</text:p>
          </table:table-cell>
          <table:table-cell table:formula="of:=([.B29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298]-[.F$2])^2" office:value-type="float" office:value="312.158224">
            <text:p>312.158224</text:p>
          </table:table-cell>
          <table:table-cell table:formula="of:=([.B29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299]-[.F$2])^2" office:value-type="float" office:value="113.806224">
            <text:p>113.806224</text:p>
          </table:table-cell>
          <table:table-cell table:formula="of:=([.B299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table:formula="of:=([.A300]-[.F$2])^2" office:value-type="float" office:value="413.390224">
            <text:p>413.390224</text:p>
          </table:table-cell>
          <table:table-cell table:formula="of:=([.B30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table:formula="of:=([.A301]-[.F$2])^2" office:value-type="float" office:value="58.7982240000001">
            <text:p>58.798224</text:p>
          </table:table-cell>
          <table:table-cell table:formula="of:=([.B30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02]-[.F$2])^2" office:value-type="float" office:value="348.494224">
            <text:p>348.494224</text:p>
          </table:table-cell>
          <table:table-cell table:formula="of:=([.B30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303]-[.F$2])^2" office:value-type="float" office:value="312.158224">
            <text:p>312.158224</text:p>
          </table:table-cell>
          <table:table-cell table:formula="of:=([.B30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304]-[.F$2])^2" office:value-type="float" office:value="245.486224">
            <text:p>245.486224</text:p>
          </table:table-cell>
          <table:table-cell table:formula="of:=([.B30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05]-[.F$2])^2" office:value-type="float" office:value="348.494224">
            <text:p>348.494224</text:p>
          </table:table-cell>
          <table:table-cell table:formula="of:=([.B30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306]-[.F$2])^2" office:value-type="float" office:value="312.158224">
            <text:p>312.158224</text:p>
          </table:table-cell>
          <table:table-cell table:formula="of:=([.B30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307]-[.F$2])^2" office:value-type="float" office:value="1.77422399999998">
            <text:p>1.774224</text:p>
          </table:table-cell>
          <table:table-cell table:formula="of:=([.B30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08]-[.F$2])^2" office:value-type="float" office:value="113.806224">
            <text:p>113.806224</text:p>
          </table:table-cell>
          <table:table-cell table:formula="of:=([.B308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309]-[.F$2])^2" office:value-type="float" office:value="1.77422399999998">
            <text:p>1.774224</text:p>
          </table:table-cell>
          <table:table-cell table:formula="of:=([.B30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table:formula="of:=([.A310]-[.F$2])^2" office:value-type="float" office:value="93.4702240000001">
            <text:p>93.470224</text:p>
          </table:table-cell>
          <table:table-cell table:formula="of:=([.B310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11]-[.F$2])^2" office:value-type="float" office:value="880.190224">
            <text:p>880.190224</text:p>
          </table:table-cell>
          <table:table-cell table:formula="of:=([.B31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312]-[.F$2])^2" office:value-type="float" office:value="1067.198224">
            <text:p>1067.198224</text:p>
          </table:table-cell>
          <table:table-cell table:formula="of:=([.B31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313]-[.F$2])^2" office:value-type="float" office:value="160.478224">
            <text:p>160.478224</text:p>
          </table:table-cell>
          <table:table-cell table:formula="of:=([.B31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314]-[.F$2])^2" office:value-type="float" office:value="1201.870224">
            <text:p>1201.870224</text:p>
          </table:table-cell>
          <table:table-cell table:formula="of:=([.B31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315]-[.F$2])^2" office:value-type="float" office:value="113.806224">
            <text:p>113.806224</text:p>
          </table:table-cell>
          <table:table-cell table:formula="of:=([.B31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">
            <text:p>18</text:p>
          </table:table-cell>
          <table:table-cell table:formula="of:=([.A316]-[.F$2])^2" office:value-type="float" office:value="53.7582239999999">
            <text:p>53.758224</text:p>
          </table:table-cell>
          <table:table-cell table:formula="of:=([.B31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317]-[.F$2])^2" office:value-type="float" office:value="215.150224">
            <text:p>215.150224</text:p>
          </table:table-cell>
          <table:table-cell table:formula="of:=([.B31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318]-[.F$2])^2" office:value-type="float" office:value="0.446224000000009">
            <text:p>0.446224</text:p>
          </table:table-cell>
          <table:table-cell table:formula="of:=([.B31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19]-[.F$2])^2" office:value-type="float" office:value="245.486224">
            <text:p>245.486224</text:p>
          </table:table-cell>
          <table:table-cell table:formula="of:=([.B3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320]-[.F$2])^2" office:value-type="float" office:value="0.446224000000009">
            <text:p>0.446224</text:p>
          </table:table-cell>
          <table:table-cell table:formula="of:=([.B32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table:formula="of:=([.A321]-[.F$2])^2" office:value-type="float" office:value="1708.334224">
            <text:p>1708.334224</text:p>
          </table:table-cell>
          <table:table-cell table:formula="of:=([.B321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([.A322]-[.F$2])^2" office:value-type="float" office:value="186.814224">
            <text:p>186.814224</text:p>
          </table:table-cell>
          <table:table-cell table:formula="of:=([.B32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23]-[.F$2])^2" office:value-type="float" office:value="245.486224">
            <text:p>245.486224</text:p>
          </table:table-cell>
          <table:table-cell table:formula="of:=([.B32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">
            <text:p>19</text:p>
          </table:table-cell>
          <table:table-cell table:formula="of:=([.A324]-[.F$2])^2" office:value-type="float" office:value="2533.310224">
            <text:p>2533.310224</text:p>
          </table:table-cell>
          <table:table-cell table:formula="of:=([.B324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table:formula="of:=([.A325]-[.F$2])^2" office:value-type="float" office:value="1418.878224">
            <text:p>1418.878224</text:p>
          </table:table-cell>
          <table:table-cell table:formula="of:=([.B32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table:formula="of:=([.A326]-[.F$2])^2" office:value-type="float" office:value="177.742224">
            <text:p>177.742224</text:p>
          </table:table-cell>
          <table:table-cell table:formula="of:=([.B326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327]-[.F$2])^2" office:value-type="float" office:value="300.398224">
            <text:p>300.398224</text:p>
          </table:table-cell>
          <table:table-cell table:formula="of:=([.B32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table:formula="of:=([.A328]-[.F$2])^2" office:value-type="float" office:value="40.0942239999999">
            <text:p>40.094224</text:p>
          </table:table-cell>
          <table:table-cell table:formula="of:=([.B32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29]-[.F$2])^2" office:value-type="float" office:value="348.494224">
            <text:p>348.494224</text:p>
          </table:table-cell>
          <table:table-cell table:formula="of:=([.B3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330]-[.F$2])^2" office:value-type="float" office:value="113.806224">
            <text:p>113.806224</text:p>
          </table:table-cell>
          <table:table-cell table:formula="of:=([.B330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331]-[.F$2])^2" office:value-type="float" office:value="469.502224">
            <text:p>469.502224</text:p>
          </table:table-cell>
          <table:table-cell table:formula="of:=([.B33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332]-[.F$2])^2" office:value-type="float" office:value="13.454224">
            <text:p>13.454224</text:p>
          </table:table-cell>
          <table:table-cell table:formula="of:=([.B332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333]-[.F$2])^2" office:value-type="float" office:value="5.43822399999997">
            <text:p>5.438224</text:p>
          </table:table-cell>
          <table:table-cell table:formula="of:=([.B33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formula="of:=([.A334]-[.F$2])^2" office:value-type="float" office:value="1133.534224">
            <text:p>1133.534224</text:p>
          </table:table-cell>
          <table:table-cell table:formula="of:=([.B33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335]-[.F$2])^2" office:value-type="float" office:value="277.822224">
            <text:p>277.822224</text:p>
          </table:table-cell>
          <table:table-cell table:formula="of:=([.B33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table:formula="of:=([.A336]-[.F$2])^2" office:value-type="float" office:value="1469.342224">
            <text:p>1469.342224</text:p>
          </table:table-cell>
          <table:table-cell table:formula="of:=([.B33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337]-[.F$2])^2" office:value-type="float" office:value="186.814224">
            <text:p>186.814224</text:p>
          </table:table-cell>
          <table:table-cell table:formula="of:=([.B3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([.A338]-[.F$2])^2" office:value-type="float" office:value="186.814224">
            <text:p>186.814224</text:p>
          </table:table-cell>
          <table:table-cell table:formula="of:=([.B33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39]-[.F$2])^2" office:value-type="float" office:value="880.190224">
            <text:p>880.190224</text:p>
          </table:table-cell>
          <table:table-cell table:formula="of:=([.B33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table:formula="of:=([.A340]-[.F$2])^2" office:value-type="float" office:value="28.4302239999999">
            <text:p>28.430224</text:p>
          </table:table-cell>
          <table:table-cell table:formula="of:=([.B34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table:formula="of:=([.A341]-[.F$2])^2" office:value-type="float" office:value="608.510224">
            <text:p>608.510224</text:p>
          </table:table-cell>
          <table:table-cell table:formula="of:=([.B34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342]-[.F$2])^2" office:value-type="float" office:value="21.7902240000001">
            <text:p>21.790224</text:p>
          </table:table-cell>
          <table:table-cell table:formula="of:=([.B34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18.7662239999999">
            <text:p>18.766224</text:p>
          </table:table-cell>
          <table:table-cell table:formula="of:=([.B343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44]-[.F$2])^2" office:value-type="float" office:value="245.486224">
            <text:p>245.486224</text:p>
          </table:table-cell>
          <table:table-cell table:formula="of:=([.B34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45]-[.F$2])^2" office:value-type="float" office:value="880.190224">
            <text:p>880.190224</text:p>
          </table:table-cell>
          <table:table-cell table:formula="of:=([.B34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346]-[.F$2])^2" office:value-type="float" office:value="373.726224">
            <text:p>373.726224</text:p>
          </table:table-cell>
          <table:table-cell table:formula="of:=([.B34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347]-[.F$2])^2" office:value-type="float" office:value="186.814224">
            <text:p>186.814224</text:p>
          </table:table-cell>
          <table:table-cell table:formula="of:=([.B34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([.A348]-[.F$2])^2" office:value-type="float" office:value="860.366224">
            <text:p>860.366224</text:p>
          </table:table-cell>
          <table:table-cell table:formula="of:=([.B348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([.A349]-[.F$2])^2" office:value-type="float" office:value="1272.206224">
            <text:p>1272.206224</text:p>
          </table:table-cell>
          <table:table-cell table:formula="of:=([.B34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350]-[.F$2])^2" office:value-type="float" office:value="765.518224">
            <text:p>765.518224</text:p>
          </table:table-cell>
          <table:table-cell table:formula="of:=([.B35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([.A351]-[.F$2])^2" office:value-type="float" office:value="1573.550224">
            <text:p>1573.550224</text:p>
          </table:table-cell>
          <table:table-cell table:formula="of:=([.B35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352]-[.F$2])^2" office:value-type="float" office:value="21.7902240000001">
            <text:p>21.790224</text:p>
          </table:table-cell>
          <table:table-cell table:formula="of:=([.B35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table:formula="of:=([.A353]-[.F$2])^2" office:value-type="float" office:value="75.1342240000001">
            <text:p>75.134224</text:p>
          </table:table-cell>
          <table:table-cell table:formula="of:=([.B353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table:formula="of:=([.A354]-[.F$2])^2" office:value-type="float" office:value="336.062224">
            <text:p>336.062224</text:p>
          </table:table-cell>
          <table:table-cell table:formula="of:=([.B354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355]-[.F$2])^2" office:value-type="float" office:value="245.486224">
            <text:p>245.486224</text:p>
          </table:table-cell>
          <table:table-cell table:formula="of:=([.B35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356]-[.F$2])^2" office:value-type="float" office:value="93.4702240000001">
            <text:p>93.470224</text:p>
          </table:table-cell>
          <table:table-cell table:formula="of:=([.B3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357]-[.F$2])^2" office:value-type="float" office:value="0.446224000000009">
            <text:p>0.446224</text:p>
          </table:table-cell>
          <table:table-cell table:formula="of:=([.B35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358]-[.F$2])^2" office:value-type="float" office:value="58.7982240000001">
            <text:p>58.798224</text:p>
          </table:table-cell>
          <table:table-cell table:formula="of:=([.B35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359]-[.F$2])^2" office:value-type="float" office:value="7.11822400000003">
            <text:p>7.118224</text:p>
          </table:table-cell>
          <table:table-cell table:formula="of:=([.B35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360]-[.F$2])^2" office:value-type="float" office:value="7.11822400000003">
            <text:p>7.118224</text:p>
          </table:table-cell>
          <table:table-cell table:formula="of:=([.B36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361]-[.F$2])^2" office:value-type="float" office:value="113.806224">
            <text:p>113.806224</text:p>
          </table:table-cell>
          <table:table-cell table:formula="of:=([.B36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 table:formula="of:=([.A362]-[.F$2])^2" office:value-type="float" office:value="7.11822400000003">
            <text:p>7.118224</text:p>
          </table:table-cell>
          <table:table-cell table:formula="of:=([.B362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table:formula="of:=([.A363]-[.F$2])^2" office:value-type="float" office:value="75.1342240000001">
            <text:p>75.134224</text:p>
          </table:table-cell>
          <table:table-cell table:formula="of:=([.B363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([.A364]-[.F$2])^2" office:value-type="float" office:value="711.182224">
            <text:p>711.182224</text:p>
          </table:table-cell>
          <table:table-cell table:formula="of:=([.B36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">
            <text:p>22</text:p>
          </table:table-cell>
          <table:table-cell table:formula="of:=([.A365]-[.F$2])^2" office:value-type="float" office:value="152.078224">
            <text:p>152.078224</text:p>
          </table:table-cell>
          <table:table-cell table:formula="of:=([.B365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366]-[.F$2])^2" office:value-type="float" office:value="53.7582239999999">
            <text:p>53.758224</text:p>
          </table:table-cell>
          <table:table-cell table:formula="of:=([.B36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367]-[.F$2])^2" office:value-type="float" office:value="136.142224">
            <text:p>136.142224</text:p>
          </table:table-cell>
          <table:table-cell table:formula="of:=([.B3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368]-[.F$2])^2" office:value-type="float" office:value="136.142224">
            <text:p>136.142224</text:p>
          </table:table-cell>
          <table:table-cell table:formula="of:=([.B36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369]-[.F$2])^2" office:value-type="float" office:value="277.822224">
            <text:p>277.822224</text:p>
          </table:table-cell>
          <table:table-cell table:formula="of:=([.B36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table:formula="of:=([.A370]-[.F$2])^2" office:value-type="float" office:value="2634.974224">
            <text:p>2634.974224</text:p>
          </table:table-cell>
          <table:table-cell table:formula="of:=([.B37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table:formula="of:=([.A371]-[.F$2])^2" office:value-type="float" office:value="13.454224">
            <text:p>13.454224</text:p>
          </table:table-cell>
          <table:table-cell table:formula="of:=([.B37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7">
            <text:p>17</text:p>
          </table:table-cell>
          <table:table-cell table:formula="of:=([.A372]-[.F$2])^2" office:value-type="float" office:value="572038.094224">
            <text:p>572038.094224</text:p>
          </table:table-cell>
          <table:table-cell table:formula="of:=([.B37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373]-[.F$2])^2" office:value-type="float" office:value="18.7662239999999">
            <text:p>18.766224</text:p>
          </table:table-cell>
          <table:table-cell table:formula="of:=([.B37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formula="of:=([.A374]-[.F$2])^2" office:value-type="float" office:value="658.846224">
            <text:p>658.846224</text:p>
          </table:table-cell>
          <table:table-cell table:formula="of:=([.B37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table:formula="of:=([.A375]-[.F$2])^2" office:value-type="float" office:value="821.854224">
            <text:p>821.854224</text:p>
          </table:table-cell>
          <table:table-cell table:formula="of:=([.B37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formula="of:=([.A376]-[.F$2])^2" office:value-type="float" office:value="802.702224">
            <text:p>802.702224</text:p>
          </table:table-cell>
          <table:table-cell table:formula="of:=([.B376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377]-[.F$2])^2" office:value-type="float" office:value="186.814224">
            <text:p>186.814224</text:p>
          </table:table-cell>
          <table:table-cell table:formula="of:=([.B37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378]-[.F$2])^2" office:value-type="float" office:value="5.43822399999997">
            <text:p>5.438224</text:p>
          </table:table-cell>
          <table:table-cell table:formula="of:=([.B37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table:formula="of:=([.A379]-[.F$2])^2" office:value-type="float" office:value="592.046224">
            <text:p>592.046224</text:p>
          </table:table-cell>
          <table:table-cell table:formula="of:=([.B37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table:formula="of:=([.A380]-[.F$2])^2" office:value-type="float" office:value="1248.350224">
            <text:p>1248.350224</text:p>
          </table:table-cell>
          <table:table-cell table:formula="of:=([.B38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table:formula="of:=([.A381]-[.F$2])^2" office:value-type="float" office:value="821.854224">
            <text:p>821.854224</text:p>
          </table:table-cell>
          <table:table-cell table:formula="of:=([.B38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table:formula="of:=([.A382]-[.F$2])^2" office:value-type="float" office:value="821.854224">
            <text:p>821.854224</text:p>
          </table:table-cell>
          <table:table-cell table:formula="of:=([.B38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383]-[.F$2])^2" office:value-type="float" office:value="106.750224">
            <text:p>106.750224</text:p>
          </table:table-cell>
          <table:table-cell table:formula="of:=([.B38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384]-[.F$2])^2" office:value-type="float" office:value="58.7982240000001">
            <text:p>58.798224</text:p>
          </table:table-cell>
          <table:table-cell table:formula="of:=([.B3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table:formula="of:=([.A385]-[.F$2])^2" office:value-type="float" office:value="693.374224">
            <text:p>693.374224</text:p>
          </table:table-cell>
          <table:table-cell table:formula="of:=([.B38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386]-[.F$2])^2" office:value-type="float" office:value="498.718224">
            <text:p>498.718224</text:p>
          </table:table-cell>
          <table:table-cell table:formula="of:=([.B38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table:formula="of:=([.A387]-[.F$2])^2" office:value-type="float" office:value="128.414224">
            <text:p>128.414224</text:p>
          </table:table-cell>
          <table:table-cell table:formula="of:=([.B387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388]-[.F$2])^2" office:value-type="float" office:value="348.494224">
            <text:p>348.494224</text:p>
          </table:table-cell>
          <table:table-cell table:formula="of:=([.B3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389]-[.F$2])^2" office:value-type="float" office:value="513.838224">
            <text:p>513.838224</text:p>
          </table:table-cell>
          <table:table-cell table:formula="of:=([.B38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390]-[.F$2])^2" office:value-type="float" office:value="7.11822400000003">
            <text:p>7.118224</text:p>
          </table:table-cell>
          <table:table-cell table:formula="of:=([.B39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391]-[.F$2])^2" office:value-type="float" office:value="0.110223999999996">
            <text:p>0.110224</text:p>
          </table:table-cell>
          <table:table-cell table:formula="of:=([.B3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392]-[.F$2])^2" office:value-type="float" office:value="0.110223999999996">
            <text:p>0.110224</text:p>
          </table:table-cell>
          <table:table-cell table:formula="of:=([.B39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393]-[.F$2])^2" office:value-type="float" office:value="1067.198224">
            <text:p>1067.198224</text:p>
          </table:table-cell>
          <table:table-cell table:formula="of:=([.B39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394]-[.F$2])^2" office:value-type="float" office:value="880.190224">
            <text:p>880.190224</text:p>
          </table:table-cell>
          <table:table-cell table:formula="of:=([.B39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395]-[.F$2])^2" office:value-type="float" office:value="113.806224">
            <text:p>113.806224</text:p>
          </table:table-cell>
          <table:table-cell table:formula="of:=([.B39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9">
            <text:p>19</text:p>
          </table:table-cell>
          <table:table-cell table:formula="of:=([.A396]-[.F$2])^2" office:value-type="float" office:value="765.518224">
            <text:p>765.518224</text:p>
          </table:table-cell>
          <table:table-cell table:formula="of:=([.B39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397]-[.F$2])^2" office:value-type="float" office:value="940.526224">
            <text:p>940.526224</text:p>
          </table:table-cell>
          <table:table-cell table:formula="of:=([.B39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table:formula="of:=([.A398]-[.F$2])^2" office:value-type="float" office:value="920.030224">
            <text:p>920.030224</text:p>
          </table:table-cell>
          <table:table-cell table:formula="of:=([.B398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399]-[.F$2])^2" office:value-type="float" office:value="21.7902240000001">
            <text:p>21.790224</text:p>
          </table:table-cell>
          <table:table-cell table:formula="of:=([.B39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table:formula="of:=([.A400]-[.F$2])^2" office:value-type="float" office:value="18.7662239999999">
            <text:p>18.766224</text:p>
          </table:table-cell>
          <table:table-cell table:formula="of:=([.B40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401]-[.F$2])^2" office:value-type="float" office:value="28.4302239999999">
            <text:p>28.430224</text:p>
          </table:table-cell>
          <table:table-cell table:formula="of:=([.B40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402]-[.F$2])^2" office:value-type="float" office:value="880.190224">
            <text:p>880.190224</text:p>
          </table:table-cell>
          <table:table-cell table:formula="of:=([.B40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403]-[.F$2])^2" office:value-type="float" office:value="21.7902240000001">
            <text:p>21.790224</text:p>
          </table:table-cell>
          <table:table-cell table:formula="of:=([.B40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">
            <text:p>18</text:p>
          </table:table-cell>
          <table:table-cell table:formula="of:=([.A404]-[.F$2])^2" office:value-type="float" office:value="18.7662239999999">
            <text:p>18.766224</text:p>
          </table:table-cell>
          <table:table-cell table:formula="of:=([.B40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405]-[.F$2])^2" office:value-type="float" office:value="32.1262240000001">
            <text:p>32.126224</text:p>
          </table:table-cell>
          <table:table-cell table:formula="of:=([.B40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table:formula="of:=([.A406]-[.F$2])^2" office:value-type="float" office:value="1469.342224">
            <text:p>1469.342224</text:p>
          </table:table-cell>
          <table:table-cell table:formula="of:=([.B40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 table:formula="of:=([.A407]-[.F$2])^2" office:value-type="float" office:value="658.846224">
            <text:p>658.846224</text:p>
          </table:table-cell>
          <table:table-cell table:formula="of:=([.B407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408]-[.F$2])^2" office:value-type="float" office:value="0.446224000000009">
            <text:p>0.446224</text:p>
          </table:table-cell>
          <table:table-cell table:formula="of:=([.B40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2">
            <text:p>72</text:p>
          </table:table-cell>
          <table:table-cell table:formula="of:=([.A409]-[.F$2])^2" office:value-type="float" office:value="121335.182224">
            <text:p>121335.182224</text:p>
          </table:table-cell>
          <table:table-cell table:formula="of:=([.B409]-[.G$2])^2" office:value-type="float" office:value="2919.2409">
            <text:p>2919.2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410]-[.F$2])^2" office:value-type="float" office:value="186.814224">
            <text:p>186.814224</text:p>
          </table:table-cell>
          <table:table-cell table:formula="of:=([.B41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7">
            <text:p>17</text:p>
          </table:table-cell>
          <table:table-cell table:formula="of:=([.A411]-[.F$2])^2" office:value-type="float" office:value="2146.654224">
            <text:p>2146.654224</text:p>
          </table:table-cell>
          <table:table-cell table:formula="of:=([.B41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412]-[.F$2])^2" office:value-type="float" office:value="44.4622240000001">
            <text:p>44.462224</text:p>
          </table:table-cell>
          <table:table-cell table:formula="of:=([.B41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table:formula="of:=([.A413]-[.F$2])^2" office:value-type="float" office:value="608.510224">
            <text:p>608.510224</text:p>
          </table:table-cell>
          <table:table-cell table:formula="of:=([.B41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2">
            <text:p>22</text:p>
          </table:table-cell>
          <table:table-cell table:formula="of:=([.A414]-[.F$2])^2" office:value-type="float" office:value="300.398224">
            <text:p>300.398224</text:p>
          </table:table-cell>
          <table:table-cell table:formula="of:=([.B414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table:formula="of:=([.A415]-[.F$2])^2" office:value-type="float" office:value="336.062224">
            <text:p>336.062224</text:p>
          </table:table-cell>
          <table:table-cell table:formula="of:=([.B41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416]-[.F$2])^2" office:value-type="float" office:value="2.78222400000002">
            <text:p>2.782224</text:p>
          </table:table-cell>
          <table:table-cell table:formula="of:=([.B41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417]-[.F$2])^2" office:value-type="float" office:value="40.0942239999999">
            <text:p>40.094224</text:p>
          </table:table-cell>
          <table:table-cell table:formula="of:=([.B41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table:formula="of:=([.A418]-[.F$2])^2" office:value-type="float" office:value="940.526224">
            <text:p>940.526224</text:p>
          </table:table-cell>
          <table:table-cell table:formula="of:=([.B418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([.A419]-[.F$2])^2" office:value-type="float" office:value="981.694224">
            <text:p>981.694224</text:p>
          </table:table-cell>
          <table:table-cell table:formula="of:=([.B4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table:formula="of:=([.A420]-[.F$2])^2" office:value-type="float" office:value="608.510224">
            <text:p>608.510224</text:p>
          </table:table-cell>
          <table:table-cell table:formula="of:=([.B42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table:formula="of:=([.A421]-[.F$2])^2" office:value-type="float" office:value="641.710224">
            <text:p>641.710224</text:p>
          </table:table-cell>
          <table:table-cell table:formula="of:=([.B42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table:formula="of:=([.A422]-[.F$2])^2" office:value-type="float" office:value="802.702224">
            <text:p>802.702224</text:p>
          </table:table-cell>
          <table:table-cell table:formula="of:=([.B42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423]-[.F$2])^2" office:value-type="float" office:value="136.142224">
            <text:p>136.142224</text:p>
          </table:table-cell>
          <table:table-cell table:formula="of:=([.B42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table:formula="of:=([.A424]-[.F$2])^2" office:value-type="float" office:value="28.4302239999999">
            <text:p>28.430224</text:p>
          </table:table-cell>
          <table:table-cell table:formula="of:=([.B42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25]-[.F$2])^2" office:value-type="float" office:value="113.806224">
            <text:p>113.806224</text:p>
          </table:table-cell>
          <table:table-cell table:formula="of:=([.B42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table:formula="of:=([.A426]-[.F$2])^2" office:value-type="float" office:value="277.822224">
            <text:p>277.822224</text:p>
          </table:table-cell>
          <table:table-cell table:formula="of:=([.B426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427]-[.F$2])^2" office:value-type="float" office:value="93.4702240000001">
            <text:p>93.470224</text:p>
          </table:table-cell>
          <table:table-cell table:formula="of:=([.B42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">
            <text:p>18</text:p>
          </table:table-cell>
          <table:table-cell table:formula="of:=([.A428]-[.F$2])^2" office:value-type="float" office:value="113.806224">
            <text:p>113.806224</text:p>
          </table:table-cell>
          <table:table-cell table:formula="of:=([.B42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429]-[.F$2])^2" office:value-type="float" office:value="11.102224">
            <text:p>11.102224</text:p>
          </table:table-cell>
          <table:table-cell table:formula="of:=([.B4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">
            <text:p>21</text:p>
          </table:table-cell>
          <table:table-cell table:formula="of:=([.A430]-[.F$2])^2" office:value-type="float" office:value="3061.630224">
            <text:p>3061.630224</text:p>
          </table:table-cell>
          <table:table-cell table:formula="of:=([.B430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formula="of:=([.A431]-[.F$2])^2" office:value-type="float" office:value="427.166224">
            <text:p>427.166224</text:p>
          </table:table-cell>
          <table:table-cell table:formula="of:=([.B43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432]-[.F$2])^2" office:value-type="float" office:value="658.846224">
            <text:p>658.846224</text:p>
          </table:table-cell>
          <table:table-cell table:formula="of:=([.B43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([.A433]-[.F$2])^2" office:value-type="float" office:value="75.1342240000001">
            <text:p>75.134224</text:p>
          </table:table-cell>
          <table:table-cell table:formula="of:=([.B43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table:formula="of:=([.A434]-[.F$2])^2" office:value-type="float" office:value="28.4302239999999">
            <text:p>28.430224</text:p>
          </table:table-cell>
          <table:table-cell table:formula="of:=([.B43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435]-[.F$2])^2" office:value-type="float" office:value="513.838224">
            <text:p>513.838224</text:p>
          </table:table-cell>
          <table:table-cell table:formula="of:=([.B43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436]-[.F$2])^2" office:value-type="float" office:value="5.43822399999997">
            <text:p>5.438224</text:p>
          </table:table-cell>
          <table:table-cell table:formula="of:=([.B43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437]-[.F$2])^2" office:value-type="float" office:value="18.7662239999999">
            <text:p>18.766224</text:p>
          </table:table-cell>
          <table:table-cell table:formula="of:=([.B4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438]-[.F$2])^2" office:value-type="float" office:value="765.518224">
            <text:p>765.518224</text:p>
          </table:table-cell>
          <table:table-cell table:formula="of:=([.B43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table:formula="of:=([.A439]-[.F$2])^2" office:value-type="float" office:value="177.742224">
            <text:p>177.742224</text:p>
          </table:table-cell>
          <table:table-cell table:formula="of:=([.B439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440]-[.F$2])^2" office:value-type="float" office:value="373.726224">
            <text:p>373.726224</text:p>
          </table:table-cell>
          <table:table-cell table:formula="of:=([.B44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table:formula="of:=([.A441]-[.F$2])^2" office:value-type="float" office:value="2533.310224">
            <text:p>2533.310224</text:p>
          </table:table-cell>
          <table:table-cell table:formula="of:=([.B441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[.A442]-[.F$2])^2" office:value-type="float" office:value="69.4222239999999">
            <text:p>69.422224</text:p>
          </table:table-cell>
          <table:table-cell table:formula="of:=([.B44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443]-[.F$2])^2" office:value-type="float" office:value="455.054224">
            <text:p>455.054224</text:p>
          </table:table-cell>
          <table:table-cell table:formula="of:=([.B44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444]-[.F$2])^2" office:value-type="float" office:value="277.822224">
            <text:p>277.822224</text:p>
          </table:table-cell>
          <table:table-cell table:formula="of:=([.B44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445]-[.F$2])^2" office:value-type="float" office:value="592.046224">
            <text:p>592.046224</text:p>
          </table:table-cell>
          <table:table-cell table:formula="of:=([.B44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446]-[.F$2])^2" office:value-type="float" office:value="136.142224">
            <text:p>136.142224</text:p>
          </table:table-cell>
          <table:table-cell table:formula="of:=([.B44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447]-[.F$2])^2" office:value-type="float" office:value="940.526224">
            <text:p>940.526224</text:p>
          </table:table-cell>
          <table:table-cell table:formula="of:=([.B44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40.0942239999999">
            <text:p>40.094224</text:p>
          </table:table-cell>
          <table:table-cell table:formula="of:=([.B4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449]-[.F$2])^2" office:value-type="float" office:value="44.4622240000001">
            <text:p>44.462224</text:p>
          </table:table-cell>
          <table:table-cell table:formula="of:=([.B44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450]-[.F$2])^2" office:value-type="float" office:value="136.142224">
            <text:p>136.142224</text:p>
          </table:table-cell>
          <table:table-cell table:formula="of:=([.B45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table:formula="of:=([.A451]-[.F$2])^2" office:value-type="float" office:value="1002.862224">
            <text:p>1002.862224</text:p>
          </table:table-cell>
          <table:table-cell table:formula="of:=([.B451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table:formula="of:=([.A452]-[.F$2])^2" office:value-type="float" office:value="11.102224">
            <text:p>11.102224</text:p>
          </table:table-cell>
          <table:table-cell table:formula="of:=([.B452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453]-[.F$2])^2" office:value-type="float" office:value="940.526224">
            <text:p>940.526224</text:p>
          </table:table-cell>
          <table:table-cell table:formula="of:=([.B45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454]-[.F$2])^2" office:value-type="float" office:value="40.0942239999999">
            <text:p>40.094224</text:p>
          </table:table-cell>
          <table:table-cell table:formula="of:=([.B45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455]-[.F$2])^2" office:value-type="float" office:value="93.4702240000001">
            <text:p>93.470224</text:p>
          </table:table-cell>
          <table:table-cell table:formula="of:=([.B45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56]-[.F$2])^2" office:value-type="float" office:value="113.806224">
            <text:p>113.806224</text:p>
          </table:table-cell>
          <table:table-cell table:formula="of:=([.B4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457]-[.F$2])^2" office:value-type="float" office:value="880.190224">
            <text:p>880.190224</text:p>
          </table:table-cell>
          <table:table-cell table:formula="of:=([.B45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458]-[.F$2])^2" office:value-type="float" office:value="75.1342240000001">
            <text:p>75.134224</text:p>
          </table:table-cell>
          <table:table-cell table:formula="of:=([.B45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459]-[.F$2])^2" office:value-type="float" office:value="58.7982240000001">
            <text:p>58.798224</text:p>
          </table:table-cell>
          <table:table-cell table:formula="of:=([.B45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460]-[.F$2])^2" office:value-type="float" office:value="300.398224">
            <text:p>300.398224</text:p>
          </table:table-cell>
          <table:table-cell table:formula="of:=([.B46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formula="of:=([.A461]-[.F$2])^2" office:value-type="float" office:value="560.174224">
            <text:p>560.174224</text:p>
          </table:table-cell>
          <table:table-cell table:formula="of:=([.B46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462]-[.F$2])^2" office:value-type="float" office:value="93.4702240000001">
            <text:p>93.470224</text:p>
          </table:table-cell>
          <table:table-cell table:formula="of:=([.B46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463]-[.F$2])^2" office:value-type="float" office:value="235.070224">
            <text:p>235.070224</text:p>
          </table:table-cell>
          <table:table-cell table:formula="of:=([.B463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">
            <text:p>20</text:p>
          </table:table-cell>
          <table:table-cell table:formula="of:=([.A464]-[.F$2])^2" office:value-type="float" office:value="455.054224">
            <text:p>455.054224</text:p>
          </table:table-cell>
          <table:table-cell table:formula="of:=([.B464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465]-[.F$2])^2" office:value-type="float" office:value="160.478224">
            <text:p>160.478224</text:p>
          </table:table-cell>
          <table:table-cell table:formula="of:=([.B46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table:formula="of:=([.A466]-[.F$2])^2" office:value-type="float" office:value="53.7582239999999">
            <text:p>53.758224</text:p>
          </table:table-cell>
          <table:table-cell table:formula="of:=([.B466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">
            <text:p>18</text:p>
          </table:table-cell>
          <table:table-cell table:formula="of:=([.A467]-[.F$2])^2" office:value-type="float" office:value="4946.590224">
            <text:p>4946.590224</text:p>
          </table:table-cell>
          <table:table-cell table:formula="of:=([.B46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468]-[.F$2])^2" office:value-type="float" office:value="513.838224">
            <text:p>513.838224</text:p>
          </table:table-cell>
          <table:table-cell table:formula="of:=([.B46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A469]-[.F$2])^2" office:value-type="float" office:value="128.414224">
            <text:p>128.414224</text:p>
          </table:table-cell>
          <table:table-cell table:formula="of:=([.B46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470]-[.F$2])^2" office:value-type="float" office:value="693.374224">
            <text:p>693.374224</text:p>
          </table:table-cell>
          <table:table-cell table:formula="of:=([.B47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471]-[.F$2])^2" office:value-type="float" office:value="13.454224">
            <text:p>13.454224</text:p>
          </table:table-cell>
          <table:table-cell table:formula="of:=([.B47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72]-[.F$2])^2" office:value-type="float" office:value="113.806224">
            <text:p>113.806224</text:p>
          </table:table-cell>
          <table:table-cell table:formula="of:=([.B47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table:formula="of:=([.A473]-[.F$2])^2" office:value-type="float" office:value="348.494224">
            <text:p>348.494224</text:p>
          </table:table-cell>
          <table:table-cell table:formula="of:=([.B473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474]-[.F$2])^2" office:value-type="float" office:value="205.406224">
            <text:p>205.406224</text:p>
          </table:table-cell>
          <table:table-cell table:formula="of:=([.B474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">
            <text:p>18</text:p>
          </table:table-cell>
          <table:table-cell table:formula="of:=([.A475]-[.F$2])^2" office:value-type="float" office:value="373.726224">
            <text:p>373.726224</text:p>
          </table:table-cell>
          <table:table-cell table:formula="of:=([.B47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476]-[.F$2])^2" office:value-type="float" office:value="266.734224">
            <text:p>266.734224</text:p>
          </table:table-cell>
          <table:table-cell table:formula="of:=([.B47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">
            <text:p>17</text:p>
          </table:table-cell>
          <table:table-cell table:formula="of:=([.A477]-[.F$2])^2" office:value-type="float" office:value="413.390224">
            <text:p>413.390224</text:p>
          </table:table-cell>
          <table:table-cell table:formula="of:=([.B47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478]-[.F$2])^2" office:value-type="float" office:value="1045.358224">
            <text:p>1045.358224</text:p>
          </table:table-cell>
          <table:table-cell table:formula="of:=([.B47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479]-[.F$2])^2" office:value-type="float" office:value="28.4302239999999">
            <text:p>28.430224</text:p>
          </table:table-cell>
          <table:table-cell table:formula="of:=([.B47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([.A480]-[.F$2])^2" office:value-type="float" office:value="386.830224">
            <text:p>386.830224</text:p>
          </table:table-cell>
          <table:table-cell table:formula="of:=([.B48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481]-[.F$2])^2" office:value-type="float" office:value="186.814224">
            <text:p>186.814224</text:p>
          </table:table-cell>
          <table:table-cell table:formula="of:=([.B48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482]-[.F$2])^2" office:value-type="float" office:value="13.454224">
            <text:p>13.454224</text:p>
          </table:table-cell>
          <table:table-cell table:formula="of:=([.B48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table:formula="of:=([.A483]-[.F$2])^2" office:value-type="float" office:value="747.038224">
            <text:p>747.038224</text:p>
          </table:table-cell>
          <table:table-cell table:formula="of:=([.B48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484]-[.F$2])^2" office:value-type="float" office:value="348.494224">
            <text:p>348.494224</text:p>
          </table:table-cell>
          <table:table-cell table:formula="of:=([.B4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0">
            <text:p>20</text:p>
          </table:table-cell>
          <table:table-cell table:formula="of:=([.A485]-[.F$2])^2" office:value-type="float" office:value="860.366224">
            <text:p>860.366224</text:p>
          </table:table-cell>
          <table:table-cell table:formula="of:=([.B485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486]-[.F$2])^2" office:value-type="float" office:value="113.806224">
            <text:p>113.806224</text:p>
          </table:table-cell>
          <table:table-cell table:formula="of:=([.B48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487]-[.F$2])^2" office:value-type="float" office:value="93.4702240000001">
            <text:p>93.470224</text:p>
          </table:table-cell>
          <table:table-cell table:formula="of:=([.B48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488]-[.F$2])^2" office:value-type="float" office:value="386.830224">
            <text:p>386.830224</text:p>
          </table:table-cell>
          <table:table-cell table:formula="of:=([.B4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">
            <text:p>19</text:p>
          </table:table-cell>
          <table:table-cell table:formula="of:=([.A489]-[.F$2])^2" office:value-type="float" office:value="160.478224">
            <text:p>160.478224</text:p>
          </table:table-cell>
          <table:table-cell table:formula="of:=([.B489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table:formula="of:=([.A490]-[.F$2])^2" office:value-type="float" office:value="1111.022224">
            <text:p>1111.022224</text:p>
          </table:table-cell>
          <table:table-cell table:formula="of:=([.B490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table:formula="of:=([.A491]-[.F$2])^2" office:value-type="float" office:value="13.454224">
            <text:p>13.454224</text:p>
          </table:table-cell>
          <table:table-cell table:formula="of:=([.B491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492]-[.F$2])^2" office:value-type="float" office:value="277.822224">
            <text:p>277.822224</text:p>
          </table:table-cell>
          <table:table-cell table:formula="of:=([.B49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493]-[.F$2])^2" office:value-type="float" office:value="1133.534224">
            <text:p>1133.534224</text:p>
          </table:table-cell>
          <table:table-cell table:formula="of:=([.B49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table:formula="of:=([.A494]-[.F$2])^2" office:value-type="float" office:value="69.4222239999999">
            <text:p>69.422224</text:p>
          </table:table-cell>
          <table:table-cell table:formula="of:=([.B49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495]-[.F$2])^2" office:value-type="float" office:value="58.7982240000001">
            <text:p>58.798224</text:p>
          </table:table-cell>
          <table:table-cell table:formula="of:=([.B49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formula="of:=([.A496]-[.F$2])^2" office:value-type="float" office:value="386.830224">
            <text:p>386.830224</text:p>
          </table:table-cell>
          <table:table-cell table:formula="of:=([.B49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497]-[.F$2])^2" office:value-type="float" office:value="93.4702240000001">
            <text:p>93.470224</text:p>
          </table:table-cell>
          <table:table-cell table:formula="of:=([.B49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formula="of:=([.A498]-[.F$2])^2" office:value-type="float" office:value="427.166224">
            <text:p>427.166224</text:p>
          </table:table-cell>
          <table:table-cell table:formula="of:=([.B49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">
            <text:p>19</text:p>
          </table:table-cell>
          <table:table-cell table:formula="of:=([.A499]-[.F$2])^2" office:value-type="float" office:value="455.054224">
            <text:p>455.054224</text:p>
          </table:table-cell>
          <table:table-cell table:formula="of:=([.B499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1">
            <text:p>21</text:p>
          </table:table-cell>
          <table:table-cell table:formula="of:=([.A500]-[.F$2])^2" office:value-type="float" office:value="7.11822400000003">
            <text:p>7.118224</text:p>
          </table:table-cell>
          <table:table-cell table:formula="of:=([.B500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table:formula="of:=([.A501]-[.F$2])^2" office:value-type="float" office:value="7.11822400000003">
            <text:p>7.118224</text:p>
          </table:table-cell>
          <table:table-cell table:formula="of:=([.B50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502]-[.F$2])^2" office:value-type="float" office:value="245.486224">
            <text:p>245.486224</text:p>
          </table:table-cell>
          <table:table-cell table:formula="of:=([.B50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503]-[.F$2])^2" office:value-type="float" office:value="152.078224">
            <text:p>152.078224</text:p>
          </table:table-cell>
          <table:table-cell table:formula="of:=([.B50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">
            <text:p>18</text:p>
          </table:table-cell>
          <table:table-cell table:formula="of:=([.A504]-[.F$2])^2" office:value-type="float" office:value="9866.846224">
            <text:p>9866.846224</text:p>
          </table:table-cell>
          <table:table-cell table:formula="of:=([.B50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05]-[.F$2])^2" office:value-type="float" office:value="312.158224">
            <text:p>312.158224</text:p>
          </table:table-cell>
          <table:table-cell table:formula="of:=([.B50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506]-[.F$2])^2" office:value-type="float" office:value="11.102224">
            <text:p>11.102224</text:p>
          </table:table-cell>
          <table:table-cell table:formula="of:=([.B50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507]-[.F$2])^2" office:value-type="float" office:value="75.1342240000001">
            <text:p>75.134224</text:p>
          </table:table-cell>
          <table:table-cell table:formula="of:=([.B50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table:formula="of:=([.A508]-[.F$2])^2" office:value-type="float" office:value="641.710224">
            <text:p>641.710224</text:p>
          </table:table-cell>
          <table:table-cell table:formula="of:=([.B50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509]-[.F$2])^2" office:value-type="float" office:value="1.77422399999998">
            <text:p>1.774224</text:p>
          </table:table-cell>
          <table:table-cell table:formula="of:=([.B50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510]-[.F$2])^2" office:value-type="float" office:value="215.150224">
            <text:p>215.150224</text:p>
          </table:table-cell>
          <table:table-cell table:formula="of:=([.B51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table:formula="of:=([.A511]-[.F$2])^2" office:value-type="float" office:value="981.694224">
            <text:p>981.694224</text:p>
          </table:table-cell>
          <table:table-cell table:formula="of:=([.B511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12]-[.F$2])^2" office:value-type="float" office:value="312.158224">
            <text:p>312.158224</text:p>
          </table:table-cell>
          <table:table-cell table:formula="of:=([.B51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513]-[.F$2])^2" office:value-type="float" office:value="215.150224">
            <text:p>215.150224</text:p>
          </table:table-cell>
          <table:table-cell table:formula="of:=([.B51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14]-[.F$2])^2" office:value-type="float" office:value="1418.878224">
            <text:p>1418.878224</text:p>
          </table:table-cell>
          <table:table-cell table:formula="of:=([.B51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515]-[.F$2])^2" office:value-type="float" office:value="113.806224">
            <text:p>113.806224</text:p>
          </table:table-cell>
          <table:table-cell table:formula="of:=([.B51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516]-[.F$2])^2" office:value-type="float" office:value="277.822224">
            <text:p>277.822224</text:p>
          </table:table-cell>
          <table:table-cell table:formula="of:=([.B51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517]-[.F$2])^2" office:value-type="float" office:value="1002.862224">
            <text:p>1002.862224</text:p>
          </table:table-cell>
          <table:table-cell table:formula="of:=([.B51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table:formula="of:=([.A518]-[.F$2])^2" office:value-type="float" office:value="0.110223999999996">
            <text:p>0.110224</text:p>
          </table:table-cell>
          <table:table-cell table:formula="of:=([.B51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519]-[.F$2])^2" office:value-type="float" office:value="880.190224">
            <text:p>880.190224</text:p>
          </table:table-cell>
          <table:table-cell table:formula="of:=([.B5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20]-[.F$2])^2" office:value-type="float" office:value="277.822224">
            <text:p>277.822224</text:p>
          </table:table-cell>
          <table:table-cell table:formula="of:=([.B52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([.A521]-[.F$2])^2" office:value-type="float" office:value="1002.862224">
            <text:p>1002.862224</text:p>
          </table:table-cell>
          <table:table-cell table:formula="of:=([.B52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  <table:table-cell table:formula="of:=([.A522]-[.F$2])^2" office:value-type="float" office:value="1393.678224">
            <text:p>1393.678224</text:p>
          </table:table-cell>
          <table:table-cell table:formula="of:=([.B522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523]-[.F$2])^2" office:value-type="float" office:value="235.070224">
            <text:p>235.070224</text:p>
          </table:table-cell>
          <table:table-cell table:formula="of:=([.B52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524]-[.F$2])^2" office:value-type="float" office:value="693.374224">
            <text:p>693.374224</text:p>
          </table:table-cell>
          <table:table-cell table:formula="of:=([.B52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525]-[.F$2])^2" office:value-type="float" office:value="44.4622240000001">
            <text:p>44.462224</text:p>
          </table:table-cell>
          <table:table-cell table:formula="of:=([.B52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526]-[.F$2])^2" office:value-type="float" office:value="469.502224">
            <text:p>469.502224</text:p>
          </table:table-cell>
          <table:table-cell table:formula="of:=([.B52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table:formula="of:=([.A527]-[.F$2])^2" office:value-type="float" office:value="266.734224">
            <text:p>266.734224</text:p>
          </table:table-cell>
          <table:table-cell table:formula="of:=([.B527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">
            <text:p>16</text:p>
          </table:table-cell>
          <table:table-cell table:formula="of:=([.A528]-[.F$2])^2" office:value-type="float" office:value="880.190224">
            <text:p>880.190224</text:p>
          </table:table-cell>
          <table:table-cell table:formula="of:=([.B52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529]-[.F$2])^2" office:value-type="float" office:value="0.110223999999996">
            <text:p>0.110224</text:p>
          </table:table-cell>
          <table:table-cell table:formula="of:=([.B5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530]-[.F$2])^2" office:value-type="float" office:value="427.166224">
            <text:p>427.166224</text:p>
          </table:table-cell>
          <table:table-cell table:formula="of:=([.B53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531]-[.F$2])^2" office:value-type="float" office:value="1495.214224">
            <text:p>1495.214224</text:p>
          </table:table-cell>
          <table:table-cell table:formula="of:=([.B53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532]-[.F$2])^2" office:value-type="float" office:value="152.078224">
            <text:p>152.078224</text:p>
          </table:table-cell>
          <table:table-cell table:formula="of:=([.B53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533]-[.F$2])^2" office:value-type="float" office:value="0.110223999999996">
            <text:p>0.110224</text:p>
          </table:table-cell>
          <table:table-cell table:formula="of:=([.B53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table:formula="of:=([.A534]-[.F$2])^2" office:value-type="float" office:value="455.054224">
            <text:p>455.054224</text:p>
          </table:table-cell>
          <table:table-cell table:formula="of:=([.B53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535]-[.F$2])^2" office:value-type="float" office:value="93.4702240000001">
            <text:p>93.470224</text:p>
          </table:table-cell>
          <table:table-cell table:formula="of:=([.B53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536]-[.F$2])^2" office:value-type="float" office:value="44.4622240000001">
            <text:p>44.462224</text:p>
          </table:table-cell>
          <table:table-cell table:formula="of:=([.B53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537]-[.F$2])^2" office:value-type="float" office:value="93.4702240000001">
            <text:p>93.470224</text:p>
          </table:table-cell>
          <table:table-cell table:formula="of:=([.B5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[.A538]-[.F$2])^2" office:value-type="float" office:value="69.4222239999999">
            <text:p>69.422224</text:p>
          </table:table-cell>
          <table:table-cell table:formula="of:=([.B538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539]-[.F$2])^2" office:value-type="float" office:value="386.830224">
            <text:p>386.830224</text:p>
          </table:table-cell>
          <table:table-cell table:formula="of:=([.B53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540]-[.F$2])^2" office:value-type="float" office:value="32.1262240000001">
            <text:p>32.126224</text:p>
          </table:table-cell>
          <table:table-cell table:formula="of:=([.B54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541]-[.F$2])^2" office:value-type="float" office:value="1067.198224">
            <text:p>1067.198224</text:p>
          </table:table-cell>
          <table:table-cell table:formula="of:=([.B5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542]-[.F$2])^2" office:value-type="float" office:value="58.7982240000001">
            <text:p>58.798224</text:p>
          </table:table-cell>
          <table:table-cell table:formula="of:=([.B54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543]-[.F$2])^2" office:value-type="float" office:value="136.142224">
            <text:p>136.142224</text:p>
          </table:table-cell>
          <table:table-cell table:formula="of:=([.B54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44]-[.F$2])^2" office:value-type="float" office:value="312.158224">
            <text:p>312.158224</text:p>
          </table:table-cell>
          <table:table-cell table:formula="of:=([.B54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545]-[.F$2])^2" office:value-type="float" office:value="266.734224">
            <text:p>266.734224</text:p>
          </table:table-cell>
          <table:table-cell table:formula="of:=([.B54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46]-[.F$2])^2" office:value-type="float" office:value="1418.878224">
            <text:p>1418.878224</text:p>
          </table:table-cell>
          <table:table-cell table:formula="of:=([.B54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547]-[.F$2])^2" office:value-type="float" office:value="312.158224">
            <text:p>312.158224</text:p>
          </table:table-cell>
          <table:table-cell table:formula="of:=([.B54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548]-[.F$2])^2" office:value-type="float" office:value="21.7902240000001">
            <text:p>21.790224</text:p>
          </table:table-cell>
          <table:table-cell table:formula="of:=([.B5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9">
            <text:p>19</text:p>
          </table:table-cell>
          <table:table-cell table:formula="of:=([.A549]-[.F$2])^2" office:value-type="float" office:value="1248.350224">
            <text:p>1248.350224</text:p>
          </table:table-cell>
          <table:table-cell table:formula="of:=([.B549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  <table:table-cell table:formula="of:=([.A550]-[.F$2])^2" office:value-type="float" office:value="21.7902240000001">
            <text:p>21.790224</text:p>
          </table:table-cell>
          <table:table-cell table:formula="of:=([.B550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551]-[.F$2])^2" office:value-type="float" office:value="373.726224">
            <text:p>373.726224</text:p>
          </table:table-cell>
          <table:table-cell table:formula="of:=([.B55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552]-[.F$2])^2" office:value-type="float" office:value="1.77422399999998">
            <text:p>1.774224</text:p>
          </table:table-cell>
          <table:table-cell table:formula="of:=([.B55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553]-[.F$2])^2" office:value-type="float" office:value="765.518224">
            <text:p>765.518224</text:p>
          </table:table-cell>
          <table:table-cell table:formula="of:=([.B55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([.A554]-[.F$2])^2" office:value-type="float" office:value="205.406224">
            <text:p>205.406224</text:p>
          </table:table-cell>
          <table:table-cell table:formula="of:=([.B55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555]-[.F$2])^2" office:value-type="float" office:value="427.166224">
            <text:p>427.166224</text:p>
          </table:table-cell>
          <table:table-cell table:formula="of:=([.B55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556]-[.F$2])^2" office:value-type="float" office:value="75.1342240000001">
            <text:p>75.134224</text:p>
          </table:table-cell>
          <table:table-cell table:formula="of:=([.B5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557]-[.F$2])^2" office:value-type="float" office:value="1045.358224">
            <text:p>1045.358224</text:p>
          </table:table-cell>
          <table:table-cell table:formula="of:=([.B55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558]-[.F$2])^2" office:value-type="float" office:value="386.830224">
            <text:p>386.830224</text:p>
          </table:table-cell>
          <table:table-cell table:formula="of:=([.B55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59]-[.F$2])^2" office:value-type="float" office:value="277.822224">
            <text:p>277.822224</text:p>
          </table:table-cell>
          <table:table-cell table:formula="of:=([.B55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560]-[.F$2])^2" office:value-type="float" office:value="44.4622240000001">
            <text:p>44.462224</text:p>
          </table:table-cell>
          <table:table-cell table:formula="of:=([.B560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561]-[.F$2])^2" office:value-type="float" office:value="1.77422399999998">
            <text:p>1.774224</text:p>
          </table:table-cell>
          <table:table-cell table:formula="of:=([.B56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562]-[.F$2])^2" office:value-type="float" office:value="300.398224">
            <text:p>300.398224</text:p>
          </table:table-cell>
          <table:table-cell table:formula="of:=([.B56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563]-[.F$2])^2" office:value-type="float" office:value="215.150224">
            <text:p>215.150224</text:p>
          </table:table-cell>
          <table:table-cell table:formula="of:=([.B56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564]-[.F$2])^2" office:value-type="float" office:value="277.822224">
            <text:p>277.822224</text:p>
          </table:table-cell>
          <table:table-cell table:formula="of:=([.B56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565]-[.F$2])^2" office:value-type="float" office:value="44.4622240000001">
            <text:p>44.462224</text:p>
          </table:table-cell>
          <table:table-cell table:formula="of:=([.B565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66]-[.F$2])^2" office:value-type="float" office:value="1418.878224">
            <text:p>1418.878224</text:p>
          </table:table-cell>
          <table:table-cell table:formula="of:=([.B56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567]-[.F$2])^2" office:value-type="float" office:value="386.830224">
            <text:p>386.830224</text:p>
          </table:table-cell>
          <table:table-cell table:formula="of:=([.B5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568]-[.F$2])^2" office:value-type="float" office:value="186.814224">
            <text:p>186.814224</text:p>
          </table:table-cell>
          <table:table-cell table:formula="of:=([.B56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569]-[.F$2])^2" office:value-type="float" office:value="277.822224">
            <text:p>277.822224</text:p>
          </table:table-cell>
          <table:table-cell table:formula="of:=([.B56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570]-[.F$2])^2" office:value-type="float" office:value="7.11822400000003">
            <text:p>7.118224</text:p>
          </table:table-cell>
          <table:table-cell table:formula="of:=([.B57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table:formula="of:=([.A571]-[.F$2])^2" office:value-type="float" office:value="300.398224">
            <text:p>300.398224</text:p>
          </table:table-cell>
          <table:table-cell table:formula="of:=([.B571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572]-[.F$2])^2" office:value-type="float" office:value="0.110223999999996">
            <text:p>0.110224</text:p>
          </table:table-cell>
          <table:table-cell table:formula="of:=([.B57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">
            <text:p>16</text:p>
          </table:table-cell>
          <table:table-cell table:formula="of:=([.A573]-[.F$2])^2" office:value-type="float" office:value="2.78222400000002">
            <text:p>2.782224</text:p>
          </table:table-cell>
          <table:table-cell table:formula="of:=([.B57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574]-[.F$2])^2" office:value-type="float" office:value="186.814224">
            <text:p>186.814224</text:p>
          </table:table-cell>
          <table:table-cell table:formula="of:=([.B57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575]-[.F$2])^2" office:value-type="float" office:value="1.77422399999998">
            <text:p>1.774224</text:p>
          </table:table-cell>
          <table:table-cell table:formula="of:=([.B57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576]-[.F$2])^2" office:value-type="float" office:value="93.4702240000001">
            <text:p>93.470224</text:p>
          </table:table-cell>
          <table:table-cell table:formula="of:=([.B57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table:formula="of:=([.A577]-[.F$2])^2" office:value-type="float" office:value="28.4302239999999">
            <text:p>28.430224</text:p>
          </table:table-cell>
          <table:table-cell table:formula="of:=([.B577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formula="of:=([.A578]-[.F$2])^2" office:value-type="float" office:value="711.182224">
            <text:p>711.182224</text:p>
          </table:table-cell>
          <table:table-cell table:formula="of:=([.B57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">
            <text:p>17</text:p>
          </table:table-cell>
          <table:table-cell table:formula="of:=([.A579]-[.F$2])^2" office:value-type="float" office:value="2240.318224">
            <text:p>2240.318224</text:p>
          </table:table-cell>
          <table:table-cell table:formula="of:=([.B57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580]-[.F$2])^2" office:value-type="float" office:value="0.446224000000009">
            <text:p>0.446224</text:p>
          </table:table-cell>
          <table:table-cell table:formula="of:=([.B58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581]-[.F$2])^2" office:value-type="float" office:value="1133.534224">
            <text:p>1133.534224</text:p>
          </table:table-cell>
          <table:table-cell table:formula="of:=([.B58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formula="of:=([.A582]-[.F$2])^2" office:value-type="float" office:value="13.454224">
            <text:p>13.454224</text:p>
          </table:table-cell>
          <table:table-cell table:formula="of:=([.B582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A583]-[.F$2])^2" office:value-type="float" office:value="128.414224">
            <text:p>128.414224</text:p>
          </table:table-cell>
          <table:table-cell table:formula="of:=([.B58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584]-[.F$2])^2" office:value-type="float" office:value="1133.534224">
            <text:p>1133.534224</text:p>
          </table:table-cell>
          <table:table-cell table:formula="of:=([.B5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85]-[.F$2])^2" office:value-type="float" office:value="277.822224">
            <text:p>277.822224</text:p>
          </table:table-cell>
          <table:table-cell table:formula="of:=([.B58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586]-[.F$2])^2" office:value-type="float" office:value="277.822224">
            <text:p>277.822224</text:p>
          </table:table-cell>
          <table:table-cell table:formula="of:=([.B58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587]-[.F$2])^2" office:value-type="float" office:value="940.526224">
            <text:p>940.526224</text:p>
          </table:table-cell>
          <table:table-cell table:formula="of:=([.B58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588]-[.F$2])^2" office:value-type="float" office:value="1045.358224">
            <text:p>1045.358224</text:p>
          </table:table-cell>
          <table:table-cell table:formula="of:=([.B5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">
            <text:p>18</text:p>
          </table:table-cell>
          <table:table-cell table:formula="of:=([.A589]-[.F$2])^2" office:value-type="float" office:value="693.374224">
            <text:p>693.374224</text:p>
          </table:table-cell>
          <table:table-cell table:formula="of:=([.B58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table:formula="of:=([.A590]-[.F$2])^2" office:value-type="float" office:value="1045.358224">
            <text:p>1045.358224</text:p>
          </table:table-cell>
          <table:table-cell table:formula="of:=([.B59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591]-[.F$2])^2" office:value-type="float" office:value="1272.206224">
            <text:p>1272.206224</text:p>
          </table:table-cell>
          <table:table-cell table:formula="of:=([.B5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592]-[.F$2])^2" office:value-type="float" office:value="1418.878224">
            <text:p>1418.878224</text:p>
          </table:table-cell>
          <table:table-cell table:formula="of:=([.B59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formula="of:=([.A593]-[.F$2])^2" office:value-type="float" office:value="747.038224">
            <text:p>747.038224</text:p>
          </table:table-cell>
          <table:table-cell table:formula="of:=([.B593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table:formula="of:=([.A594]-[.F$2])^2" office:value-type="float" office:value="920.030224">
            <text:p>920.030224</text:p>
          </table:table-cell>
          <table:table-cell table:formula="of:=([.B59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table:formula="of:=([.A595]-[.F$2])^2" office:value-type="float" office:value="312.158224">
            <text:p>312.158224</text:p>
          </table:table-cell>
          <table:table-cell table:formula="of:=([.B59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596]-[.F$2])^2" office:value-type="float" office:value="940.526224">
            <text:p>940.526224</text:p>
          </table:table-cell>
          <table:table-cell table:formula="of:=([.B59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597]-[.F$2])^2" office:value-type="float" office:value="513.838224">
            <text:p>513.838224</text:p>
          </table:table-cell>
          <table:table-cell table:formula="of:=([.B59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598]-[.F$2])^2" office:value-type="float" office:value="266.734224">
            <text:p>266.734224</text:p>
          </table:table-cell>
          <table:table-cell table:formula="of:=([.B59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599]-[.F$2])^2" office:value-type="float" office:value="32.1262240000001">
            <text:p>32.126224</text:p>
          </table:table-cell>
          <table:table-cell table:formula="of:=([.B59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00]-[.F$2])^2" office:value-type="float" office:value="44.4622240000001">
            <text:p>44.462224</text:p>
          </table:table-cell>
          <table:table-cell table:formula="of:=([.B60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601]-[.F$2])^2" office:value-type="float" office:value="245.486224">
            <text:p>245.486224</text:p>
          </table:table-cell>
          <table:table-cell table:formula="of:=([.B60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table:formula="of:=([.A602]-[.F$2])^2" office:value-type="float" office:value="608.510224">
            <text:p>608.510224</text:p>
          </table:table-cell>
          <table:table-cell table:formula="of:=([.B60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603]-[.F$2])^2" office:value-type="float" office:value="2.78222400000002">
            <text:p>2.782224</text:p>
          </table:table-cell>
          <table:table-cell table:formula="of:=([.B60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604]-[.F$2])^2" office:value-type="float" office:value="205.406224">
            <text:p>205.406224</text:p>
          </table:table-cell>
          <table:table-cell table:formula="of:=([.B604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formula="of:=([.A605]-[.F$2])^2" office:value-type="float" office:value="1248.350224">
            <text:p>1248.350224</text:p>
          </table:table-cell>
          <table:table-cell table:formula="of:=([.B60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606]-[.F$2])^2" office:value-type="float" office:value="1418.878224">
            <text:p>1418.878224</text:p>
          </table:table-cell>
          <table:table-cell table:formula="of:=([.B60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607]-[.F$2])^2" office:value-type="float" office:value="245.486224">
            <text:p>245.486224</text:p>
          </table:table-cell>
          <table:table-cell table:formula="of:=([.B60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608]-[.F$2])^2" office:value-type="float" office:value="880.190224">
            <text:p>880.190224</text:p>
          </table:table-cell>
          <table:table-cell table:formula="of:=([.B60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609]-[.F$2])^2" office:value-type="float" office:value="245.486224">
            <text:p>245.486224</text:p>
          </table:table-cell>
          <table:table-cell table:formula="of:=([.B60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">
            <text:p>20</text:p>
          </table:table-cell>
          <table:table-cell table:formula="of:=([.A610]-[.F$2])^2" office:value-type="float" office:value="128.414224">
            <text:p>128.414224</text:p>
          </table:table-cell>
          <table:table-cell table:formula="of:=([.B610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611]-[.F$2])^2" office:value-type="float" office:value="21.7902240000001">
            <text:p>21.790224</text:p>
          </table:table-cell>
          <table:table-cell table:formula="of:=([.B61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612]-[.F$2])^2" office:value-type="float" office:value="113.806224">
            <text:p>113.806224</text:p>
          </table:table-cell>
          <table:table-cell table:formula="of:=([.B61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table:formula="of:=([.A613]-[.F$2])^2" office:value-type="float" office:value="28.4302239999999">
            <text:p>28.430224</text:p>
          </table:table-cell>
          <table:table-cell table:formula="of:=([.B613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614]-[.F$2])^2" office:value-type="float" office:value="215.150224">
            <text:p>215.150224</text:p>
          </table:table-cell>
          <table:table-cell table:formula="of:=([.B61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615]-[.F$2])^2" office:value-type="float" office:value="2.78222400000002">
            <text:p>2.782224</text:p>
          </table:table-cell>
          <table:table-cell table:formula="of:=([.B61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616]-[.F$2])^2" office:value-type="float" office:value="1495.214224">
            <text:p>1495.214224</text:p>
          </table:table-cell>
          <table:table-cell table:formula="of:=([.B61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table:formula="of:=([.A617]-[.F$2])^2" office:value-type="float" office:value="880.190224">
            <text:p>880.190224</text:p>
          </table:table-cell>
          <table:table-cell table:formula="of:=([.B61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618]-[.F$2])^2" office:value-type="float" office:value="235.070224">
            <text:p>235.070224</text:p>
          </table:table-cell>
          <table:table-cell table:formula="of:=([.B61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619]-[.F$2])^2" office:value-type="float" office:value="1418.878224">
            <text:p>1418.878224</text:p>
          </table:table-cell>
          <table:table-cell table:formula="of:=([.B6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9">
            <text:p>19</text:p>
          </table:table-cell>
          <table:table-cell table:formula="of:=([.A620]-[.F$2])^2" office:value-type="float" office:value="113.806224">
            <text:p>113.806224</text:p>
          </table:table-cell>
          <table:table-cell table:formula="of:=([.B620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9">
            <text:p>19</text:p>
          </table:table-cell>
          <table:table-cell table:formula="of:=([.A621]-[.F$2])^2" office:value-type="float" office:value="2951.966224">
            <text:p>2951.966224</text:p>
          </table:table-cell>
          <table:table-cell table:formula="of:=([.B621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622]-[.F$2])^2" office:value-type="float" office:value="235.070224">
            <text:p>235.070224</text:p>
          </table:table-cell>
          <table:table-cell table:formula="of:=([.B62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623]-[.F$2])^2" office:value-type="float" office:value="93.4702240000001">
            <text:p>93.470224</text:p>
          </table:table-cell>
          <table:table-cell table:formula="of:=([.B62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6">
            <text:p>16</text:p>
          </table:table-cell>
          <table:table-cell table:formula="of:=([.A624]-[.F$2])^2" office:value-type="float" office:value="940.526224">
            <text:p>940.526224</text:p>
          </table:table-cell>
          <table:table-cell table:formula="of:=([.B62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625]-[.F$2])^2" office:value-type="float" office:value="152.078224">
            <text:p>152.078224</text:p>
          </table:table-cell>
          <table:table-cell table:formula="of:=([.B62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26]-[.F$2])^2" office:value-type="float" office:value="44.4622240000001">
            <text:p>44.462224</text:p>
          </table:table-cell>
          <table:table-cell table:formula="of:=([.B62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627]-[.F$2])^2" office:value-type="float" office:value="0.446224000000009">
            <text:p>0.446224</text:p>
          </table:table-cell>
          <table:table-cell table:formula="of:=([.B62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formula="of:=([.A628]-[.F$2])^2" office:value-type="float" office:value="427.166224">
            <text:p>427.166224</text:p>
          </table:table-cell>
          <table:table-cell table:formula="of:=([.B62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629]-[.F$2])^2" office:value-type="float" office:value="152.078224">
            <text:p>152.078224</text:p>
          </table:table-cell>
          <table:table-cell table:formula="of:=([.B6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630]-[.F$2])^2" office:value-type="float" office:value="58.7982240000001">
            <text:p>58.798224</text:p>
          </table:table-cell>
          <table:table-cell table:formula="of:=([.B63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631]-[.F$2])^2" office:value-type="float" office:value="7.11822400000003">
            <text:p>7.118224</text:p>
          </table:table-cell>
          <table:table-cell table:formula="of:=([.B63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([.A632]-[.F$2])^2" office:value-type="float" office:value="75.1342240000001">
            <text:p>75.134224</text:p>
          </table:table-cell>
          <table:table-cell table:formula="of:=([.B632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table:formula="of:=([.A633]-[.F$2])^2" office:value-type="float" office:value="53.7582239999999">
            <text:p>53.758224</text:p>
          </table:table-cell>
          <table:table-cell table:formula="of:=([.B633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table:formula="of:=([.A634]-[.F$2])^2" office:value-type="float" office:value="215.150224">
            <text:p>215.150224</text:p>
          </table:table-cell>
          <table:table-cell table:formula="of:=([.B63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5">
            <text:p>95</text:p>
          </table:table-cell>
          <table:table-cell table:formula="of:=([.A635]-[.F$2])^2" office:value-type="float" office:value="22002.382224">
            <text:p>22002.382224</text:p>
          </table:table-cell>
          <table:table-cell table:formula="of:=([.B635]-[.G$2])^2" office:value-type="float" office:value="5933.6209">
            <text:p>5933.62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636]-[.F$2])^2" office:value-type="float" office:value="215.150224">
            <text:p>215.150224</text:p>
          </table:table-cell>
          <table:table-cell table:formula="of:=([.B63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637]-[.F$2])^2" office:value-type="float" office:value="277.822224">
            <text:p>277.822224</text:p>
          </table:table-cell>
          <table:table-cell table:formula="of:=([.B6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[.A638]-[.F$2])^2" office:value-type="float" office:value="69.4222239999999">
            <text:p>69.422224</text:p>
          </table:table-cell>
          <table:table-cell table:formula="of:=([.B63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639]-[.F$2])^2" office:value-type="float" office:value="312.158224">
            <text:p>312.158224</text:p>
          </table:table-cell>
          <table:table-cell table:formula="of:=([.B63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formula="of:=([.A640]-[.F$2])^2" office:value-type="float" office:value="386.830224">
            <text:p>386.830224</text:p>
          </table:table-cell>
          <table:table-cell table:formula="of:=([.B640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41]-[.F$2])^2" office:value-type="float" office:value="348.494224">
            <text:p>348.494224</text:p>
          </table:table-cell>
          <table:table-cell table:formula="of:=([.B6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642]-[.F$2])^2" office:value-type="float" office:value="1201.870224">
            <text:p>1201.870224</text:p>
          </table:table-cell>
          <table:table-cell table:formula="of:=([.B64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1">
            <text:p>21</text:p>
          </table:table-cell>
          <table:table-cell table:formula="of:=([.A643]-[.F$2])^2" office:value-type="float" office:value="2951.966224">
            <text:p>2951.966224</text:p>
          </table:table-cell>
          <table:table-cell table:formula="of:=([.B643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644]-[.F$2])^2" office:value-type="float" office:value="1201.870224">
            <text:p>1201.870224</text:p>
          </table:table-cell>
          <table:table-cell table:formula="of:=([.B64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645]-[.F$2])^2" office:value-type="float" office:value="7.11822400000003">
            <text:p>7.118224</text:p>
          </table:table-cell>
          <table:table-cell table:formula="of:=([.B64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formula="of:=([.A646]-[.F$2])^2" office:value-type="float" office:value="711.182224">
            <text:p>711.182224</text:p>
          </table:table-cell>
          <table:table-cell table:formula="of:=([.B64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47]-[.F$2])^2" office:value-type="float" office:value="348.494224">
            <text:p>348.494224</text:p>
          </table:table-cell>
          <table:table-cell table:formula="of:=([.B64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table:formula="of:=([.A648]-[.F$2])^2" office:value-type="float" office:value="177.742224">
            <text:p>177.742224</text:p>
          </table:table-cell>
          <table:table-cell table:formula="of:=([.B6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formula="of:=([.A649]-[.F$2])^2" office:value-type="float" office:value="235.070224">
            <text:p>235.070224</text:p>
          </table:table-cell>
          <table:table-cell table:formula="of:=([.B64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">
            <text:p>16</text:p>
          </table:table-cell>
          <table:table-cell table:formula="of:=([.A650]-[.F$2])^2" office:value-type="float" office:value="1133.534224">
            <text:p>1133.534224</text:p>
          </table:table-cell>
          <table:table-cell table:formula="of:=([.B65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table:formula="of:=([.A651]-[.F$2])^2" office:value-type="float" office:value="160.478224">
            <text:p>160.478224</text:p>
          </table:table-cell>
          <table:table-cell table:formula="of:=([.B65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652]-[.F$2])^2" office:value-type="float" office:value="152.078224">
            <text:p>152.078224</text:p>
          </table:table-cell>
          <table:table-cell table:formula="of:=([.B65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653]-[.F$2])^2" office:value-type="float" office:value="113.806224">
            <text:p>113.806224</text:p>
          </table:table-cell>
          <table:table-cell table:formula="of:=([.B65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">
            <text:p>20</text:p>
          </table:table-cell>
          <table:table-cell table:formula="of:=([.A654]-[.F$2])^2" office:value-type="float" office:value="981.694224">
            <text:p>981.694224</text:p>
          </table:table-cell>
          <table:table-cell table:formula="of:=([.B654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table:formula="of:=([.A655]-[.F$2])^2" office:value-type="float" office:value="1067.198224">
            <text:p>1067.198224</text:p>
          </table:table-cell>
          <table:table-cell table:formula="of:=([.B65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656]-[.F$2])^2" office:value-type="float" office:value="28.4302239999999">
            <text:p>28.430224</text:p>
          </table:table-cell>
          <table:table-cell table:formula="of:=([.B6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([.A657]-[.F$2])^2" office:value-type="float" office:value="1002.862224">
            <text:p>1002.862224</text:p>
          </table:table-cell>
          <table:table-cell table:formula="of:=([.B65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7">
            <text:p>17</text:p>
          </table:table-cell>
          <table:table-cell table:formula="of:=([.A658]-[.F$2])^2" office:value-type="float" office:value="641.710224">
            <text:p>641.710224</text:p>
          </table:table-cell>
          <table:table-cell table:formula="of:=([.B65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659]-[.F$2])^2" office:value-type="float" office:value="277.822224">
            <text:p>277.822224</text:p>
          </table:table-cell>
          <table:table-cell table:formula="of:=([.B65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table:formula="of:=([.A660]-[.F$2])^2" office:value-type="float" office:value="821.854224">
            <text:p>821.854224</text:p>
          </table:table-cell>
          <table:table-cell table:formula="of:=([.B66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table:formula="of:=([.A661]-[.F$2])^2" office:value-type="float" office:value="266.734224">
            <text:p>266.734224</text:p>
          </table:table-cell>
          <table:table-cell table:formula="of:=([.B66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662]-[.F$2])^2" office:value-type="float" office:value="136.142224">
            <text:p>136.142224</text:p>
          </table:table-cell>
          <table:table-cell table:formula="of:=([.B66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formula="of:=([.A663]-[.F$2])^2" office:value-type="float" office:value="1272.206224">
            <text:p>1272.206224</text:p>
          </table:table-cell>
          <table:table-cell table:formula="of:=([.B66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64]-[.F$2])^2" office:value-type="float" office:value="44.4622240000001">
            <text:p>44.462224</text:p>
          </table:table-cell>
          <table:table-cell table:formula="of:=([.B66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table:formula="of:=([.A665]-[.F$2])^2" office:value-type="float" office:value="747.038224">
            <text:p>747.038224</text:p>
          </table:table-cell>
          <table:table-cell table:formula="of:=([.B665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66]-[.F$2])^2" office:value-type="float" office:value="348.494224">
            <text:p>348.494224</text:p>
          </table:table-cell>
          <table:table-cell table:formula="of:=([.B66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667]-[.F$2])^2" office:value-type="float" office:value="13.454224">
            <text:p>13.454224</text:p>
          </table:table-cell>
          <table:table-cell table:formula="of:=([.B6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668]-[.F$2])^2" office:value-type="float" office:value="348.494224">
            <text:p>348.494224</text:p>
          </table:table-cell>
          <table:table-cell table:formula="of:=([.B66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669]-[.F$2])^2" office:value-type="float" office:value="113.806224">
            <text:p>113.806224</text:p>
          </table:table-cell>
          <table:table-cell table:formula="of:=([.B66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formula="of:=([.A670]-[.F$2])^2" office:value-type="float" office:value="136.142224">
            <text:p>136.142224</text:p>
          </table:table-cell>
          <table:table-cell table:formula="of:=([.B67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">
            <text:p>19</text:p>
          </table:table-cell>
          <table:table-cell table:formula="of:=([.A671]-[.F$2])^2" office:value-type="float" office:value="18.7662239999999">
            <text:p>18.766224</text:p>
          </table:table-cell>
          <table:table-cell table:formula="of:=([.B671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([.A672]-[.F$2])^2" office:value-type="float" office:value="981.694224">
            <text:p>981.694224</text:p>
          </table:table-cell>
          <table:table-cell table:formula="of:=([.B67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673]-[.F$2])^2" office:value-type="float" office:value="186.814224">
            <text:p>186.814224</text:p>
          </table:table-cell>
          <table:table-cell table:formula="of:=([.B67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table:formula="of:=([.A674]-[.F$2])^2" office:value-type="float" office:value="87.0862239999999">
            <text:p>87.086224</text:p>
          </table:table-cell>
          <table:table-cell table:formula="of:=([.B67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675]-[.F$2])^2" office:value-type="float" office:value="40.0942239999999">
            <text:p>40.094224</text:p>
          </table:table-cell>
          <table:table-cell table:formula="of:=([.B675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formula="of:=([.A676]-[.F$2])^2" office:value-type="float" office:value="2634.974224">
            <text:p>2634.974224</text:p>
          </table:table-cell>
          <table:table-cell table:formula="of:=([.B67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677]-[.F$2])^2" office:value-type="float" office:value="160.478224">
            <text:p>160.478224</text:p>
          </table:table-cell>
          <table:table-cell table:formula="of:=([.B67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table:formula="of:=([.A678]-[.F$2])^2" office:value-type="float" office:value="455.054224">
            <text:p>455.054224</text:p>
          </table:table-cell>
          <table:table-cell table:formula="of:=([.B67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679]-[.F$2])^2" office:value-type="float" office:value="215.150224">
            <text:p>215.150224</text:p>
          </table:table-cell>
          <table:table-cell table:formula="of:=([.B67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680]-[.F$2])^2" office:value-type="float" office:value="1418.878224">
            <text:p>1418.878224</text:p>
          </table:table-cell>
          <table:table-cell table:formula="of:=([.B68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681]-[.F$2])^2" office:value-type="float" office:value="245.486224">
            <text:p>245.486224</text:p>
          </table:table-cell>
          <table:table-cell table:formula="of:=([.B68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682]-[.F$2])^2" office:value-type="float" office:value="300.398224">
            <text:p>300.398224</text:p>
          </table:table-cell>
          <table:table-cell table:formula="of:=([.B68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683]-[.F$2])^2" office:value-type="float" office:value="245.486224">
            <text:p>245.486224</text:p>
          </table:table-cell>
          <table:table-cell table:formula="of:=([.B68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684]-[.F$2])^2" office:value-type="float" office:value="44.4622240000001">
            <text:p>44.462224</text:p>
          </table:table-cell>
          <table:table-cell table:formula="of:=([.B6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685]-[.F$2])^2" office:value-type="float" office:value="160.478224">
            <text:p>160.478224</text:p>
          </table:table-cell>
          <table:table-cell table:formula="of:=([.B68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686]-[.F$2])^2" office:value-type="float" office:value="386.830224">
            <text:p>386.830224</text:p>
          </table:table-cell>
          <table:table-cell table:formula="of:=([.B68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A687]-[.F$2])^2" office:value-type="float" office:value="152.078224">
            <text:p>152.078224</text:p>
          </table:table-cell>
          <table:table-cell table:formula="of:=([.B687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688]-[.F$2])^2" office:value-type="float" office:value="245.486224">
            <text:p>245.486224</text:p>
          </table:table-cell>
          <table:table-cell table:formula="of:=([.B6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([.A689]-[.F$2])^2" office:value-type="float" office:value="386.830224">
            <text:p>386.830224</text:p>
          </table:table-cell>
          <table:table-cell table:formula="of:=([.B689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table:formula="of:=([.A690]-[.F$2])^2" office:value-type="float" office:value="5.43822399999997">
            <text:p>5.438224</text:p>
          </table:table-cell>
          <table:table-cell table:formula="of:=([.B69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691]-[.F$2])^2" office:value-type="float" office:value="13.454224">
            <text:p>13.454224</text:p>
          </table:table-cell>
          <table:table-cell table:formula="of:=([.B6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692]-[.F$2])^2" office:value-type="float" office:value="7.11822400000003">
            <text:p>7.118224</text:p>
          </table:table-cell>
          <table:table-cell table:formula="of:=([.B69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([.A693]-[.F$2])^2" office:value-type="float" office:value="75.1342240000001">
            <text:p>75.134224</text:p>
          </table:table-cell>
          <table:table-cell table:formula="of:=([.B693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">
            <text:p>16</text:p>
          </table:table-cell>
          <table:table-cell table:formula="of:=([.A694]-[.F$2])^2" office:value-type="float" office:value="821.854224">
            <text:p>821.854224</text:p>
          </table:table-cell>
          <table:table-cell table:formula="of:=([.B69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695]-[.F$2])^2" office:value-type="float" office:value="1344.542224">
            <text:p>1344.542224</text:p>
          </table:table-cell>
          <table:table-cell table:formula="of:=([.B69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table:formula="of:=([.A696]-[.F$2])^2" office:value-type="float" office:value="544.382224">
            <text:p>544.382224</text:p>
          </table:table-cell>
          <table:table-cell table:formula="of:=([.B69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formula="of:=([.A697]-[.F$2])^2" office:value-type="float" office:value="427.166224">
            <text:p>427.166224</text:p>
          </table:table-cell>
          <table:table-cell table:formula="of:=([.B69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table:formula="of:=([.A698]-[.F$2])^2" office:value-type="float" office:value="1547.006224">
            <text:p>1547.006224</text:p>
          </table:table-cell>
          <table:table-cell table:formula="of:=([.B698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699]-[.F$2])^2" office:value-type="float" office:value="277.822224">
            <text:p>277.822224</text:p>
          </table:table-cell>
          <table:table-cell table:formula="of:=([.B69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formula="of:=([.A700]-[.F$2])^2" office:value-type="float" office:value="386.830224">
            <text:p>386.830224</text:p>
          </table:table-cell>
          <table:table-cell table:formula="of:=([.B70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701]-[.F$2])^2" office:value-type="float" office:value="1.77422399999998">
            <text:p>1.774224</text:p>
          </table:table-cell>
          <table:table-cell table:formula="of:=([.B70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702]-[.F$2])^2" office:value-type="float" office:value="160.478224">
            <text:p>160.478224</text:p>
          </table:table-cell>
          <table:table-cell table:formula="of:=([.B70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703]-[.F$2])^2" office:value-type="float" office:value="277.822224">
            <text:p>277.822224</text:p>
          </table:table-cell>
          <table:table-cell table:formula="of:=([.B70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704]-[.F$2])^2" office:value-type="float" office:value="75.1342240000001">
            <text:p>75.134224</text:p>
          </table:table-cell>
          <table:table-cell table:formula="of:=([.B70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705]-[.F$2])^2" office:value-type="float" office:value="1201.870224">
            <text:p>1201.870224</text:p>
          </table:table-cell>
          <table:table-cell table:formula="of:=([.B70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706]-[.F$2])^2" office:value-type="float" office:value="0.446224000000009">
            <text:p>0.446224</text:p>
          </table:table-cell>
          <table:table-cell table:formula="of:=([.B70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table:formula="of:=([.A707]-[.F$2])^2" office:value-type="float" office:value="513.838224">
            <text:p>513.838224</text:p>
          </table:table-cell>
          <table:table-cell table:formula="of:=([.B70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08]-[.F$2])^2" office:value-type="float" office:value="277.822224">
            <text:p>277.822224</text:p>
          </table:table-cell>
          <table:table-cell table:formula="of:=([.B70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0">
            <text:p>20</text:p>
          </table:table-cell>
          <table:table-cell table:formula="of:=([.A709]-[.F$2])^2" office:value-type="float" office:value="2240.318224">
            <text:p>2240.318224</text:p>
          </table:table-cell>
          <table:table-cell table:formula="of:=([.B709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710]-[.F$2])^2" office:value-type="float" office:value="21.7902240000001">
            <text:p>21.790224</text:p>
          </table:table-cell>
          <table:table-cell table:formula="of:=([.B71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711]-[.F$2])^2" office:value-type="float" office:value="1067.198224">
            <text:p>1067.198224</text:p>
          </table:table-cell>
          <table:table-cell table:formula="of:=([.B71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A712]-[.F$2])^2" office:value-type="float" office:value="40.0942239999999">
            <text:p>40.094224</text:p>
          </table:table-cell>
          <table:table-cell table:formula="of:=([.B712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9">
            <text:p>49</text:p>
          </table:table-cell>
          <table:table-cell table:formula="of:=([.A713]-[.F$2])^2" office:value-type="float" office:value="320731.934224">
            <text:p>320731.934224</text:p>
          </table:table-cell>
          <table:table-cell table:formula="of:=([.B713]-[.G$2])^2" office:value-type="float" office:value="962.8609">
            <text:p>962.86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714]-[.F$2])^2" office:value-type="float" office:value="1418.878224">
            <text:p>1418.878224</text:p>
          </table:table-cell>
          <table:table-cell table:formula="of:=([.B71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715]-[.F$2])^2" office:value-type="float" office:value="93.4702240000001">
            <text:p>93.470224</text:p>
          </table:table-cell>
          <table:table-cell table:formula="of:=([.B71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36.142224">
            <text:p>136.142224</text:p>
          </table:table-cell>
          <table:table-cell table:formula="of:=([.B71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717]-[.F$2])^2" office:value-type="float" office:value="13.454224">
            <text:p>13.454224</text:p>
          </table:table-cell>
          <table:table-cell table:formula="of:=([.B71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718]-[.F$2])^2" office:value-type="float" office:value="386.830224">
            <text:p>386.830224</text:p>
          </table:table-cell>
          <table:table-cell table:formula="of:=([.B71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719]-[.F$2])^2" office:value-type="float" office:value="373.726224">
            <text:p>373.726224</text:p>
          </table:table-cell>
          <table:table-cell table:formula="of:=([.B7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  <table:table-cell table:formula="of:=([.A720]-[.F$2])^2" office:value-type="float" office:value="336.062224">
            <text:p>336.062224</text:p>
          </table:table-cell>
          <table:table-cell table:formula="of:=([.B720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721]-[.F$2])^2" office:value-type="float" office:value="53.7582239999999">
            <text:p>53.758224</text:p>
          </table:table-cell>
          <table:table-cell table:formula="of:=([.B72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7">
            <text:p>37</text:p>
          </table:table-cell>
          <table:table-cell table:formula="of:=([.A722]-[.F$2])^2" office:value-type="float" office:value="658.846224">
            <text:p>658.846224</text:p>
          </table:table-cell>
          <table:table-cell table:formula="of:=([.B722]-[.G$2])^2" office:value-type="float" office:value="362.1409">
            <text:p>362.1409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">
            <text:p>17</text:p>
          </table:table-cell>
          <table:table-cell table:formula="of:=([.A723]-[.F$2])^2" office:value-type="float" office:value="87.0862239999999">
            <text:p>87.086224</text:p>
          </table:table-cell>
          <table:table-cell table:formula="of:=([.B72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table:formula="of:=([.A724]-[.F$2])^2" office:value-type="float" office:value="1653.886224">
            <text:p>1653.886224</text:p>
          </table:table-cell>
          <table:table-cell table:formula="of:=([.B72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725]-[.F$2])^2" office:value-type="float" office:value="312.158224">
            <text:p>312.158224</text:p>
          </table:table-cell>
          <table:table-cell table:formula="of:=([.B72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726]-[.F$2])^2" office:value-type="float" office:value="160.478224">
            <text:p>160.478224</text:p>
          </table:table-cell>
          <table:table-cell table:formula="of:=([.B72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727]-[.F$2])^2" office:value-type="float" office:value="1344.542224">
            <text:p>1344.542224</text:p>
          </table:table-cell>
          <table:table-cell table:formula="of:=([.B72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728]-[.F$2])^2" office:value-type="float" office:value="13.454224">
            <text:p>13.454224</text:p>
          </table:table-cell>
          <table:table-cell table:formula="of:=([.B72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table:formula="of:=([.A729]-[.F$2])^2" office:value-type="float" office:value="513.838224">
            <text:p>513.838224</text:p>
          </table:table-cell>
          <table:table-cell table:formula="of:=([.B7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table:formula="of:=([.A730]-[.F$2])^2" office:value-type="float" office:value="1.77422399999998">
            <text:p>1.774224</text:p>
          </table:table-cell>
          <table:table-cell table:formula="of:=([.B73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1">
            <text:p>21</text:p>
          </table:table-cell>
          <table:table-cell table:formula="of:=([.A731]-[.F$2])^2" office:value-type="float" office:value="413.390224">
            <text:p>413.390224</text:p>
          </table:table-cell>
          <table:table-cell table:formula="of:=([.B731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([.A732]-[.F$2])^2" office:value-type="float" office:value="1573.550224">
            <text:p>1573.550224</text:p>
          </table:table-cell>
          <table:table-cell table:formula="of:=([.B73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733]-[.F$2])^2" office:value-type="float" office:value="44.4622240000001">
            <text:p>44.462224</text:p>
          </table:table-cell>
          <table:table-cell table:formula="of:=([.B73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734]-[.F$2])^2" office:value-type="float" office:value="245.486224">
            <text:p>245.486224</text:p>
          </table:table-cell>
          <table:table-cell table:formula="of:=([.B73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7">
            <text:p>17</text:p>
          </table:table-cell>
          <table:table-cell table:formula="of:=([.A735]-[.F$2])^2" office:value-type="float" office:value="9669.182224">
            <text:p>9669.182224</text:p>
          </table:table-cell>
          <table:table-cell table:formula="of:=([.B73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formula="of:=([.A736]-[.F$2])^2" office:value-type="float" office:value="7.11822400000003">
            <text:p>7.118224</text:p>
          </table:table-cell>
          <table:table-cell table:formula="of:=([.B736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37]-[.F$2])^2" office:value-type="float" office:value="277.822224">
            <text:p>277.822224</text:p>
          </table:table-cell>
          <table:table-cell table:formula="of:=([.B73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738]-[.F$2])^2" office:value-type="float" office:value="348.494224">
            <text:p>348.494224</text:p>
          </table:table-cell>
          <table:table-cell table:formula="of:=([.B73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739]-[.F$2])^2" office:value-type="float" office:value="40.0942239999999">
            <text:p>40.094224</text:p>
          </table:table-cell>
          <table:table-cell table:formula="of:=([.B73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([.A740]-[.F$2])^2" office:value-type="float" office:value="1002.862224">
            <text:p>1002.862224</text:p>
          </table:table-cell>
          <table:table-cell table:formula="of:=([.B74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741]-[.F$2])^2" office:value-type="float" office:value="1067.198224">
            <text:p>1067.198224</text:p>
          </table:table-cell>
          <table:table-cell table:formula="of:=([.B7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742]-[.F$2])^2" office:value-type="float" office:value="940.526224">
            <text:p>940.526224</text:p>
          </table:table-cell>
          <table:table-cell table:formula="of:=([.B74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743]-[.F$2])^2" office:value-type="float" office:value="5.43822399999997">
            <text:p>5.438224</text:p>
          </table:table-cell>
          <table:table-cell table:formula="of:=([.B74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table:formula="of:=([.A744]-[.F$2])^2" office:value-type="float" office:value="2.78222400000002">
            <text:p>2.782224</text:p>
          </table:table-cell>
          <table:table-cell table:formula="of:=([.B74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745]-[.F$2])^2" office:value-type="float" office:value="215.150224">
            <text:p>215.150224</text:p>
          </table:table-cell>
          <table:table-cell table:formula="of:=([.B74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746]-[.F$2])^2" office:value-type="float" office:value="21.7902240000001">
            <text:p>21.790224</text:p>
          </table:table-cell>
          <table:table-cell table:formula="of:=([.B74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table:formula="of:=([.A747]-[.F$2])^2" office:value-type="float" office:value="747.038224">
            <text:p>747.038224</text:p>
          </table:table-cell>
          <table:table-cell table:formula="of:=([.B747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748]-[.F$2])^2" office:value-type="float" office:value="498.718224">
            <text:p>498.718224</text:p>
          </table:table-cell>
          <table:table-cell table:formula="of:=([.B7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table:formula="of:=([.A749]-[.F$2])^2" office:value-type="float" office:value="177.742224">
            <text:p>177.742224</text:p>
          </table:table-cell>
          <table:table-cell table:formula="of:=([.B74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A750]-[.F$2])^2" office:value-type="float" office:value="152.078224">
            <text:p>152.078224</text:p>
          </table:table-cell>
          <table:table-cell table:formula="of:=([.B75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751]-[.F$2])^2" office:value-type="float" office:value="312.158224">
            <text:p>312.158224</text:p>
          </table:table-cell>
          <table:table-cell table:formula="of:=([.B75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752]-[.F$2])^2" office:value-type="float" office:value="312.158224">
            <text:p>312.158224</text:p>
          </table:table-cell>
          <table:table-cell table:formula="of:=([.B75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table:formula="of:=([.A753]-[.F$2])^2" office:value-type="float" office:value="28.4302239999999">
            <text:p>28.430224</text:p>
          </table:table-cell>
          <table:table-cell table:formula="of:=([.B75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754]-[.F$2])^2" office:value-type="float" office:value="32.1262240000001">
            <text:p>32.126224</text:p>
          </table:table-cell>
          <table:table-cell table:formula="of:=([.B75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table:formula="of:=([.A755]-[.F$2])^2" office:value-type="float" office:value="136.142224">
            <text:p>136.142224</text:p>
          </table:table-cell>
          <table:table-cell table:formula="of:=([.B755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56]-[.F$2])^2" office:value-type="float" office:value="277.822224">
            <text:p>277.822224</text:p>
          </table:table-cell>
          <table:table-cell table:formula="of:=([.B7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757]-[.F$2])^2" office:value-type="float" office:value="32.1262240000001">
            <text:p>32.126224</text:p>
          </table:table-cell>
          <table:table-cell table:formula="of:=([.B75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table:formula="of:=([.A758]-[.F$2])^2" office:value-type="float" office:value="205.406224">
            <text:p>205.406224</text:p>
          </table:table-cell>
          <table:table-cell table:formula="of:=([.B758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f:=([.A759]-[.F$2])^2" office:value-type="float" office:value="1495.214224">
            <text:p>1495.214224</text:p>
          </table:table-cell>
          <table:table-cell table:formula="of:=([.B75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760]-[.F$2])^2" office:value-type="float" office:value="13.454224">
            <text:p>13.454224</text:p>
          </table:table-cell>
          <table:table-cell table:formula="of:=([.B76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table:formula="of:=([.A761]-[.F$2])^2" office:value-type="float" office:value="32.1262240000001">
            <text:p>32.126224</text:p>
          </table:table-cell>
          <table:table-cell table:formula="of:=([.B76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762]-[.F$2])^2" office:value-type="float" office:value="312.158224">
            <text:p>312.158224</text:p>
          </table:table-cell>
          <table:table-cell table:formula="of:=([.B76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763]-[.F$2])^2" office:value-type="float" office:value="186.814224">
            <text:p>186.814224</text:p>
          </table:table-cell>
          <table:table-cell table:formula="of:=([.B76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table:formula="of:=([.A764]-[.F$2])^2" office:value-type="float" office:value="205.406224">
            <text:p>205.406224</text:p>
          </table:table-cell>
          <table:table-cell table:formula="of:=([.B76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table:formula="of:=([.A765]-[.F$2])^2" office:value-type="float" office:value="1201.870224">
            <text:p>1201.870224</text:p>
          </table:table-cell>
          <table:table-cell table:formula="of:=([.B76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766]-[.F$2])^2" office:value-type="float" office:value="427.166224">
            <text:p>427.166224</text:p>
          </table:table-cell>
          <table:table-cell table:formula="of:=([.B76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767]-[.F$2])^2" office:value-type="float" office:value="373.726224">
            <text:p>373.726224</text:p>
          </table:table-cell>
          <table:table-cell table:formula="of:=([.B7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">
            <text:p>18</text:p>
          </table:table-cell>
          <table:table-cell table:formula="of:=([.A768]-[.F$2])^2" office:value-type="float" office:value="940.526224">
            <text:p>940.526224</text:p>
          </table:table-cell>
          <table:table-cell table:formula="of:=([.B76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table:formula="of:=([.A769]-[.F$2])^2" office:value-type="float" office:value="152.078224">
            <text:p>152.078224</text:p>
          </table:table-cell>
          <table:table-cell table:formula="of:=([.B769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table:formula="of:=([.A770]-[.F$2])^2" office:value-type="float" office:value="608.510224">
            <text:p>608.510224</text:p>
          </table:table-cell>
          <table:table-cell table:formula="of:=([.B77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table:formula="of:=([.A771]-[.F$2])^2" office:value-type="float" office:value="802.702224">
            <text:p>802.702224</text:p>
          </table:table-cell>
          <table:table-cell table:formula="of:=([.B77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772]-[.F$2])^2" office:value-type="float" office:value="113.806224">
            <text:p>113.806224</text:p>
          </table:table-cell>
          <table:table-cell table:formula="of:=([.B77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">
            <text:p>18</text:p>
          </table:table-cell>
          <table:table-cell table:formula="of:=([.A773]-[.F$2])^2" office:value-type="float" office:value="711.182224">
            <text:p>711.182224</text:p>
          </table:table-cell>
          <table:table-cell table:formula="of:=([.B77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774]-[.F$2])^2" office:value-type="float" office:value="0.110223999999996">
            <text:p>0.110224</text:p>
          </table:table-cell>
          <table:table-cell table:formula="of:=([.B77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775]-[.F$2])^2" office:value-type="float" office:value="277.822224">
            <text:p>277.822224</text:p>
          </table:table-cell>
          <table:table-cell table:formula="of:=([.B77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table:formula="of:=([.A776]-[.F$2])^2" office:value-type="float" office:value="177.742224">
            <text:p>177.742224</text:p>
          </table:table-cell>
          <table:table-cell table:formula="of:=([.B77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table:formula="of:=([.A777]-[.F$2])^2" office:value-type="float" office:value="455.054224">
            <text:p>455.054224</text:p>
          </table:table-cell>
          <table:table-cell table:formula="of:=([.B77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778]-[.F$2])^2" office:value-type="float" office:value="21.7902240000001">
            <text:p>21.790224</text:p>
          </table:table-cell>
          <table:table-cell table:formula="of:=([.B77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table:formula="of:=([.A779]-[.F$2])^2" office:value-type="float" office:value="11.102224">
            <text:p>11.102224</text:p>
          </table:table-cell>
          <table:table-cell table:formula="of:=([.B77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table:formula="of:=([.A780]-[.F$2])^2" office:value-type="float" office:value="592.046224">
            <text:p>592.046224</text:p>
          </table:table-cell>
          <table:table-cell table:formula="of:=([.B780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781]-[.F$2])^2" office:value-type="float" office:value="0.110223999999996">
            <text:p>0.110224</text:p>
          </table:table-cell>
          <table:table-cell table:formula="of:=([.B78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782]-[.F$2])^2" office:value-type="float" office:value="75.1342240000001">
            <text:p>75.134224</text:p>
          </table:table-cell>
          <table:table-cell table:formula="of:=([.B78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6">
            <text:p>26</text:p>
          </table:table-cell>
          <table:table-cell table:formula="of:=([.A783]-[.F$2])^2" office:value-type="float" office:value="51226.174224">
            <text:p>51226.174224</text:p>
          </table:table-cell>
          <table:table-cell table:formula="of:=([.B783]-[.G$2])^2" office:value-type="float" office:value="64.4809">
            <text:p>64.4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784]-[.F$2])^2" office:value-type="float" office:value="348.494224">
            <text:p>348.494224</text:p>
          </table:table-cell>
          <table:table-cell table:formula="of:=([.B7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785]-[.F$2])^2" office:value-type="float" office:value="373.726224">
            <text:p>373.726224</text:p>
          </table:table-cell>
          <table:table-cell table:formula="of:=([.B785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formula="of:=([.A786]-[.F$2])^2" office:value-type="float" office:value="560.174224">
            <text:p>560.174224</text:p>
          </table:table-cell>
          <table:table-cell table:formula="of:=([.B78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  <table:table-cell table:formula="of:=([.A787]-[.F$2])^2" office:value-type="float" office:value="802.702224">
            <text:p>802.702224</text:p>
          </table:table-cell>
          <table:table-cell table:formula="of:=([.B78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788]-[.F$2])^2" office:value-type="float" office:value="93.4702240000001">
            <text:p>93.470224</text:p>
          </table:table-cell>
          <table:table-cell table:formula="of:=([.B7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table:formula="of:=([.A789]-[.F$2])^2" office:value-type="float" office:value="1344.542224">
            <text:p>1344.542224</text:p>
          </table:table-cell>
          <table:table-cell table:formula="of:=([.B78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790]-[.F$2])^2" office:value-type="float" office:value="7.11822400000003">
            <text:p>7.118224</text:p>
          </table:table-cell>
          <table:table-cell table:formula="of:=([.B79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table:formula="of:=([.A791]-[.F$2])^2" office:value-type="float" office:value="106.750224">
            <text:p>106.750224</text:p>
          </table:table-cell>
          <table:table-cell table:formula="of:=([.B7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7">
            <text:p>17</text:p>
          </table:table-cell>
          <table:table-cell table:formula="of:=([.A792]-[.F$2])^2" office:value-type="float" office:value="693.374224">
            <text:p>693.374224</text:p>
          </table:table-cell>
          <table:table-cell table:formula="of:=([.B79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793]-[.F$2])^2" office:value-type="float" office:value="277.822224">
            <text:p>277.822224</text:p>
          </table:table-cell>
          <table:table-cell table:formula="of:=([.B79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794]-[.F$2])^2" office:value-type="float" office:value="136.142224">
            <text:p>136.142224</text:p>
          </table:table-cell>
          <table:table-cell table:formula="of:=([.B79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">
            <text:p>19</text:p>
          </table:table-cell>
          <table:table-cell table:formula="of:=([.A795]-[.F$2])^2" office:value-type="float" office:value="5826.574224">
            <text:p>5826.574224</text:p>
          </table:table-cell>
          <table:table-cell table:formula="of:=([.B795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0">
            <text:p>20</text:p>
          </table:table-cell>
          <table:table-cell table:formula="of:=([.A796]-[.F$2])^2" office:value-type="float" office:value="13.454224">
            <text:p>13.454224</text:p>
          </table:table-cell>
          <table:table-cell table:formula="of:=([.B796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797]-[.F$2])^2" office:value-type="float" office:value="75.1342240000001">
            <text:p>75.134224</text:p>
          </table:table-cell>
          <table:table-cell table:formula="of:=([.B79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798]-[.F$2])^2" office:value-type="float" office:value="312.158224">
            <text:p>312.158224</text:p>
          </table:table-cell>
          <table:table-cell table:formula="of:=([.B79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799]-[.F$2])^2" office:value-type="float" office:value="940.526224">
            <text:p>940.526224</text:p>
          </table:table-cell>
          <table:table-cell table:formula="of:=([.B79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800]-[.F$2])^2" office:value-type="float" office:value="386.830224">
            <text:p>386.830224</text:p>
          </table:table-cell>
          <table:table-cell table:formula="of:=([.B80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6">
            <text:p>26</text:p>
          </table:table-cell>
          <table:table-cell table:formula="of:=([.A801]-[.F$2])^2" office:value-type="float" office:value="91404.638224">
            <text:p>91404.638224</text:p>
          </table:table-cell>
          <table:table-cell table:formula="of:=([.B801]-[.G$2])^2" office:value-type="float" office:value="64.4809">
            <text:p>64.480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802]-[.F$2])^2" office:value-type="float" office:value="498.718224">
            <text:p>498.718224</text:p>
          </table:table-cell>
          <table:table-cell table:formula="of:=([.B80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table:formula="of:=([.A803]-[.F$2])^2" office:value-type="float" office:value="1495.214224">
            <text:p>1495.214224</text:p>
          </table:table-cell>
          <table:table-cell table:formula="of:=([.B80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table:formula="of:=([.A804]-[.F$2])^2" office:value-type="float" office:value="373.726224">
            <text:p>373.726224</text:p>
          </table:table-cell>
          <table:table-cell table:formula="of:=([.B80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([.A805]-[.F$2])^2" office:value-type="float" office:value="205.406224">
            <text:p>205.406224</text:p>
          </table:table-cell>
          <table:table-cell table:formula="of:=([.B80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formula="of:=([.A806]-[.F$2])^2" office:value-type="float" office:value="498.718224">
            <text:p>498.718224</text:p>
          </table:table-cell>
          <table:table-cell table:formula="of:=([.B80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formula="of:=([.A807]-[.F$2])^2" office:value-type="float" office:value="1272.206224">
            <text:p>1272.206224</text:p>
          </table:table-cell>
          <table:table-cell table:formula="of:=([.B80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table:formula="of:=([.A808]-[.F$2])^2" office:value-type="float" office:value="245.486224">
            <text:p>245.486224</text:p>
          </table:table-cell>
          <table:table-cell table:formula="of:=([.B80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">
            <text:p>18</text:p>
          </table:table-cell>
          <table:table-cell table:formula="of:=([.A809]-[.F$2])^2" office:value-type="float" office:value="40.0942239999999">
            <text:p>40.094224</text:p>
          </table:table-cell>
          <table:table-cell table:formula="of:=([.B80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table:formula="of:=([.A810]-[.F$2])^2" office:value-type="float" office:value="53.7582239999999">
            <text:p>53.758224</text:p>
          </table:table-cell>
          <table:table-cell table:formula="of:=([.B810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4">
            <text:p>54</text:p>
          </table:table-cell>
          <table:table-cell table:formula="of:=([.A811]-[.F$2])^2" office:value-type="float" office:value="90800.974224">
            <text:p>90800.974224</text:p>
          </table:table-cell>
          <table:table-cell table:formula="of:=([.B811]-[.G$2])^2" office:value-type="float" office:value="1298.1609">
            <text:p>1298.1609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formula="of:=([.A812]-[.F$2])^2" office:value-type="float" office:value="693.374224">
            <text:p>693.374224</text:p>
          </table:table-cell>
          <table:table-cell table:formula="of:=([.B812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table:formula="of:=([.A813]-[.F$2])^2" office:value-type="float" office:value="608.510224">
            <text:p>608.510224</text:p>
          </table:table-cell>
          <table:table-cell table:formula="of:=([.B81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814]-[.F$2])^2" office:value-type="float" office:value="7.11822400000003">
            <text:p>7.118224</text:p>
          </table:table-cell>
          <table:table-cell table:formula="of:=([.B81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table:formula="of:=([.A815]-[.F$2])^2" office:value-type="float" office:value="312.158224">
            <text:p>312.158224</text:p>
          </table:table-cell>
          <table:table-cell table:formula="of:=([.B81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816]-[.F$2])^2" office:value-type="float" office:value="21.7902240000001">
            <text:p>21.790224</text:p>
          </table:table-cell>
          <table:table-cell table:formula="of:=([.B81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A817]-[.F$2])^2" office:value-type="float" office:value="128.414224">
            <text:p>128.414224</text:p>
          </table:table-cell>
          <table:table-cell table:formula="of:=([.B81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1">
            <text:p>21</text:p>
          </table:table-cell>
          <table:table-cell table:formula="of:=([.A818]-[.F$2])^2" office:value-type="float" office:value="40.0942239999999">
            <text:p>40.094224</text:p>
          </table:table-cell>
          <table:table-cell table:formula="of:=([.B818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819]-[.F$2])^2" office:value-type="float" office:value="186.814224">
            <text:p>186.814224</text:p>
          </table:table-cell>
          <table:table-cell table:formula="of:=([.B81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table:formula="of:=([.A820]-[.F$2])^2" office:value-type="float" office:value="592.046224">
            <text:p>592.046224</text:p>
          </table:table-cell>
          <table:table-cell table:formula="of:=([.B82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821]-[.F$2])^2" office:value-type="float" office:value="44.4622240000001">
            <text:p>44.462224</text:p>
          </table:table-cell>
          <table:table-cell table:formula="of:=([.B82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table:formula="of:=([.A822]-[.F$2])^2" office:value-type="float" office:value="18314.750224">
            <text:p>18314.750224</text:p>
          </table:table-cell>
          <table:table-cell table:formula="of:=([.B822]-[.G$2])^2" office:value-type="float" office:value="362.1409">
            <text:p>362.1409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table:formula="of:=([.A823]-[.F$2])^2" office:value-type="float" office:value="1736.222224">
            <text:p>1736.222224</text:p>
          </table:table-cell>
          <table:table-cell table:formula="of:=([.B82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824]-[.F$2])^2" office:value-type="float" office:value="136.142224">
            <text:p>136.142224</text:p>
          </table:table-cell>
          <table:table-cell table:formula="of:=([.B82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6">
            <text:p>16</text:p>
          </table:table-cell>
          <table:table-cell table:formula="of:=([.A825]-[.F$2])^2" office:value-type="float" office:value="32.1262240000001">
            <text:p>32.126224</text:p>
          </table:table-cell>
          <table:table-cell table:formula="of:=([.B82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">
            <text:p>18</text:p>
          </table:table-cell>
          <table:table-cell table:formula="of:=([.A826]-[.F$2])^2" office:value-type="float" office:value="32.1262240000001">
            <text:p>32.126224</text:p>
          </table:table-cell>
          <table:table-cell table:formula="of:=([.B82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table:formula="of:=([.A827]-[.F$2])^2" office:value-type="float" office:value="160.478224">
            <text:p>160.478224</text:p>
          </table:table-cell>
          <table:table-cell table:formula="of:=([.B82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2">
            <text:p>22</text:p>
          </table:table-cell>
          <table:table-cell table:formula="of:=([.A828]-[.F$2])^2" office:value-type="float" office:value="802.702224">
            <text:p>802.702224</text:p>
          </table:table-cell>
          <table:table-cell table:formula="of:=([.B828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829]-[.F$2])^2" office:value-type="float" office:value="113.806224">
            <text:p>113.806224</text:p>
          </table:table-cell>
          <table:table-cell table:formula="of:=([.B82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830]-[.F$2])^2" office:value-type="float" office:value="186.814224">
            <text:p>186.814224</text:p>
          </table:table-cell>
          <table:table-cell table:formula="of:=([.B83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table:formula="of:=([.A831]-[.F$2])^2" office:value-type="float" office:value="215.150224">
            <text:p>215.150224</text:p>
          </table:table-cell>
          <table:table-cell table:formula="of:=([.B83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table:formula="of:=([.A832]-[.F$2])^2" office:value-type="float" office:value="1653.886224">
            <text:p>1653.886224</text:p>
          </table:table-cell>
          <table:table-cell table:formula="of:=([.B83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">
            <text:p>18</text:p>
          </table:table-cell>
          <table:table-cell table:formula="of:=([.A833]-[.F$2])^2" office:value-type="float" office:value="1791.998224">
            <text:p>1791.998224</text:p>
          </table:table-cell>
          <table:table-cell table:formula="of:=([.B83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834]-[.F$2])^2" office:value-type="float" office:value="1201.870224">
            <text:p>1201.870224</text:p>
          </table:table-cell>
          <table:table-cell table:formula="of:=([.B83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table:formula="of:=([.A835]-[.F$2])^2" office:value-type="float" office:value="11.102224">
            <text:p>11.102224</text:p>
          </table:table-cell>
          <table:table-cell table:formula="of:=([.B83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">
            <text:p>20</text:p>
          </table:table-cell>
          <table:table-cell table:formula="of:=([.A836]-[.F$2])^2" office:value-type="float" office:value="1111.022224">
            <text:p>1111.022224</text:p>
          </table:table-cell>
          <table:table-cell table:formula="of:=([.B836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837]-[.F$2])^2" office:value-type="float" office:value="0.446224000000009">
            <text:p>0.446224</text:p>
          </table:table-cell>
          <table:table-cell table:formula="of:=([.B83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">
            <text:p>19</text:p>
          </table:table-cell>
          <table:table-cell table:formula="of:=([.A838]-[.F$2])^2" office:value-type="float" office:value="235.070224">
            <text:p>235.070224</text:p>
          </table:table-cell>
          <table:table-cell table:formula="of:=([.B838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">
            <text:p>22</text:p>
          </table:table-cell>
          <table:table-cell table:formula="of:=([.A839]-[.F$2])^2" office:value-type="float" office:value="36226.270224">
            <text:p>36226.270224</text:p>
          </table:table-cell>
          <table:table-cell table:formula="of:=([.B839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840]-[.F$2])^2" office:value-type="float" office:value="348.494224">
            <text:p>348.494224</text:p>
          </table:table-cell>
          <table:table-cell table:formula="of:=([.B84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841]-[.F$2])^2" office:value-type="float" office:value="32.1262240000001">
            <text:p>32.126224</text:p>
          </table:table-cell>
          <table:table-cell table:formula="of:=([.B8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842]-[.F$2])^2" office:value-type="float" office:value="1067.198224">
            <text:p>1067.198224</text:p>
          </table:table-cell>
          <table:table-cell table:formula="of:=([.B84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table:formula="of:=([.A843]-[.F$2])^2" office:value-type="float" office:value="1.77422399999998">
            <text:p>1.774224</text:p>
          </table:table-cell>
          <table:table-cell table:formula="of:=([.B843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([.A844]-[.F$2])^2" office:value-type="float" office:value="386.830224">
            <text:p>386.830224</text:p>
          </table:table-cell>
          <table:table-cell table:formula="of:=([.B844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845]-[.F$2])^2" office:value-type="float" office:value="455.054224">
            <text:p>455.054224</text:p>
          </table:table-cell>
          <table:table-cell table:formula="of:=([.B84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table:formula="of:=([.A846]-[.F$2])^2" office:value-type="float" office:value="498.718224">
            <text:p>498.718224</text:p>
          </table:table-cell>
          <table:table-cell table:formula="of:=([.B846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847]-[.F$2])^2" office:value-type="float" office:value="53.7582239999999">
            <text:p>53.758224</text:p>
          </table:table-cell>
          <table:table-cell table:formula="of:=([.B84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">
            <text:p>17</text:p>
          </table:table-cell>
          <table:table-cell table:formula="of:=([.A848]-[.F$2])^2" office:value-type="float" office:value="5.43822399999997">
            <text:p>5.438224</text:p>
          </table:table-cell>
          <table:table-cell table:formula="of:=([.B84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table:formula="of:=([.A849]-[.F$2])^2" office:value-type="float" office:value="1320.014224">
            <text:p>1320.014224</text:p>
          </table:table-cell>
          <table:table-cell table:formula="of:=([.B84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0">
            <text:p>20</text:p>
          </table:table-cell>
          <table:table-cell table:formula="of:=([.A850]-[.F$2])^2" office:value-type="float" office:value="0.446224000000009">
            <text:p>0.446224</text:p>
          </table:table-cell>
          <table:table-cell table:formula="of:=([.B850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851]-[.F$2])^2" office:value-type="float" office:value="215.150224">
            <text:p>215.150224</text:p>
          </table:table-cell>
          <table:table-cell table:formula="of:=([.B85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">
            <text:p>16</text:p>
          </table:table-cell>
          <table:table-cell table:formula="of:=([.A852]-[.F$2])^2" office:value-type="float" office:value="11.102224">
            <text:p>11.102224</text:p>
          </table:table-cell>
          <table:table-cell table:formula="of:=([.B85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table:formula="of:=([.A853]-[.F$2])^2" office:value-type="float" office:value="592.046224">
            <text:p>592.046224</text:p>
          </table:table-cell>
          <table:table-cell table:formula="of:=([.B85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854]-[.F$2])^2" office:value-type="float" office:value="266.734224">
            <text:p>266.734224</text:p>
          </table:table-cell>
          <table:table-cell table:formula="of:=([.B854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855]-[.F$2])^2" office:value-type="float" office:value="113.806224">
            <text:p>113.806224</text:p>
          </table:table-cell>
          <table:table-cell table:formula="of:=([.B85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([.A856]-[.F$2])^2" office:value-type="float" office:value="1002.862224">
            <text:p>1002.862224</text:p>
          </table:table-cell>
          <table:table-cell table:formula="of:=([.B85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857]-[.F$2])^2" office:value-type="float" office:value="93.4702240000001">
            <text:p>93.470224</text:p>
          </table:table-cell>
          <table:table-cell table:formula="of:=([.B85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858]-[.F$2])^2" office:value-type="float" office:value="658.846224">
            <text:p>658.846224</text:p>
          </table:table-cell>
          <table:table-cell table:formula="of:=([.B85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table:formula="of:=([.A859]-[.F$2])^2" office:value-type="float" office:value="1067.198224">
            <text:p>1067.198224</text:p>
          </table:table-cell>
          <table:table-cell table:formula="of:=([.B85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860]-[.F$2])^2" office:value-type="float" office:value="469.502224">
            <text:p>469.502224</text:p>
          </table:table-cell>
          <table:table-cell table:formula="of:=([.B86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table:formula="of:=([.A861]-[.F$2])^2" office:value-type="float" office:value="266.734224">
            <text:p>266.734224</text:p>
          </table:table-cell>
          <table:table-cell table:formula="of:=([.B861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">
            <text:p>18</text:p>
          </table:table-cell>
          <table:table-cell table:formula="of:=([.A862]-[.F$2])^2" office:value-type="float" office:value="348.494224">
            <text:p>348.494224</text:p>
          </table:table-cell>
          <table:table-cell table:formula="of:=([.B86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863]-[.F$2])^2" office:value-type="float" office:value="32.1262240000001">
            <text:p>32.126224</text:p>
          </table:table-cell>
          <table:table-cell table:formula="of:=([.B86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table:formula="of:=([.A864]-[.F$2])^2" office:value-type="float" office:value="469.502224">
            <text:p>469.502224</text:p>
          </table:table-cell>
          <table:table-cell table:formula="of:=([.B86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table:formula="of:=([.A865]-[.F$2])^2" office:value-type="float" office:value="113.806224">
            <text:p>113.806224</text:p>
          </table:table-cell>
          <table:table-cell table:formula="of:=([.B865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table:formula="of:=([.A866]-[.F$2])^2" office:value-type="float" office:value="336.062224">
            <text:p>336.062224</text:p>
          </table:table-cell>
          <table:table-cell table:formula="of:=([.B86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867]-[.F$2])^2" office:value-type="float" office:value="113.806224">
            <text:p>113.806224</text:p>
          </table:table-cell>
          <table:table-cell table:formula="of:=([.B8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([.A868]-[.F$2])^2" office:value-type="float" office:value="75.1342240000001">
            <text:p>75.134224</text:p>
          </table:table-cell>
          <table:table-cell table:formula="of:=([.B86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formula="of:=([.A869]-[.F$2])^2" office:value-type="float" office:value="152.078224">
            <text:p>152.078224</text:p>
          </table:table-cell>
          <table:table-cell table:formula="of:=([.B869]-[.G$2])^2" office:value-type="float" office:value="64.4809">
            <text:p>64.4809</text:p>
          </table:table-cell>
          <table:table-cell table:number-columns-repeated="6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9">
            <text:p>79</text:p>
          </table:table-cell>
          <table:table-cell table:formula="of:=([.A870]-[.F$2])^2" office:value-type="float" office:value="87220.990224">
            <text:p>87220.990224</text:p>
          </table:table-cell>
          <table:table-cell table:formula="of:=([.B870]-[.G$2])^2" office:value-type="float" office:value="3724.6609">
            <text:p>3724.660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table:formula="of:=([.A871]-[.F$2])^2" office:value-type="float" office:value="13.454224">
            <text:p>13.454224</text:p>
          </table:table-cell>
          <table:table-cell table:formula="of:=([.B87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">
            <text:p>20</text:p>
          </table:table-cell>
          <table:table-cell table:formula="of:=([.A872]-[.F$2])^2" office:value-type="float" office:value="1708.334224">
            <text:p>1708.334224</text:p>
          </table:table-cell>
          <table:table-cell table:formula="of:=([.B872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table:formula="of:=([.A873]-[.F$2])^2" office:value-type="float" office:value="277.822224">
            <text:p>277.822224</text:p>
          </table:table-cell>
          <table:table-cell table:formula="of:=([.B873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table:formula="of:=([.A874]-[.F$2])^2" office:value-type="float" office:value="641.710224">
            <text:p>641.710224</text:p>
          </table:table-cell>
          <table:table-cell table:formula="of:=([.B87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table:formula="of:=([.A875]-[.F$2])^2" office:value-type="float" office:value="106.750224">
            <text:p>106.750224</text:p>
          </table:table-cell>
          <table:table-cell table:formula="of:=([.B87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table:formula="of:=([.A876]-[.F$2])^2" office:value-type="float" office:value="940.526224">
            <text:p>940.526224</text:p>
          </table:table-cell>
          <table:table-cell table:formula="of:=([.B87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 table:formula="of:=([.A877]-[.F$2])^2" office:value-type="float" office:value="7.11822400000003">
            <text:p>7.118224</text:p>
          </table:table-cell>
          <table:table-cell table:formula="of:=([.B87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878]-[.F$2])^2" office:value-type="float" office:value="277.822224">
            <text:p>277.822224</text:p>
          </table:table-cell>
          <table:table-cell table:formula="of:=([.B878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([.A879]-[.F$2])^2" office:value-type="float" office:value="186.814224">
            <text:p>186.814224</text:p>
          </table:table-cell>
          <table:table-cell table:formula="of:=([.B87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880]-[.F$2])^2" office:value-type="float" office:value="348.494224">
            <text:p>348.494224</text:p>
          </table:table-cell>
          <table:table-cell table:formula="of:=([.B88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([.A881]-[.F$2])^2" office:value-type="float" office:value="765.518224">
            <text:p>765.518224</text:p>
          </table:table-cell>
          <table:table-cell table:formula="of:=([.B88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table:formula="of:=([.A882]-[.F$2])^2" office:value-type="float" office:value="7.11822400000003">
            <text:p>7.118224</text:p>
          </table:table-cell>
          <table:table-cell table:formula="of:=([.B88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table:formula="of:=([.A883]-[.F$2])^2" office:value-type="float" office:value="1178.686224">
            <text:p>1178.686224</text:p>
          </table:table-cell>
          <table:table-cell table:formula="of:=([.B883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884]-[.F$2])^2" office:value-type="float" office:value="21.7902240000001">
            <text:p>21.790224</text:p>
          </table:table-cell>
          <table:table-cell table:formula="of:=([.B88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table:formula="of:=([.A885]-[.F$2])^2" office:value-type="float" office:value="1111.022224">
            <text:p>1111.022224</text:p>
          </table:table-cell>
          <table:table-cell table:formula="of:=([.B88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formula="of:=([.A886]-[.F$2])^2" office:value-type="float" office:value="136.142224">
            <text:p>136.142224</text:p>
          </table:table-cell>
          <table:table-cell table:formula="of:=([.B88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table:formula="of:=([.A887]-[.F$2])^2" office:value-type="float" office:value="266.734224">
            <text:p>266.734224</text:p>
          </table:table-cell>
          <table:table-cell table:formula="of:=([.B88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">
            <text:p>18</text:p>
          </table:table-cell>
          <table:table-cell table:formula="of:=([.A888]-[.F$2])^2" office:value-type="float" office:value="544.382224">
            <text:p>544.382224</text:p>
          </table:table-cell>
          <table:table-cell table:formula="of:=([.B88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table:formula="of:=([.A889]-[.F$2])^2" office:value-type="float" office:value="7.11822400000003">
            <text:p>7.118224</text:p>
          </table:table-cell>
          <table:table-cell table:formula="of:=([.B88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table:formula="of:=([.A890]-[.F$2])^2" office:value-type="float" office:value="21.7902240000001">
            <text:p>21.790224</text:p>
          </table:table-cell>
          <table:table-cell table:formula="of:=([.B89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891]-[.F$2])^2" office:value-type="float" office:value="312.158224">
            <text:p>312.158224</text:p>
          </table:table-cell>
          <table:table-cell table:formula="of:=([.B89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formula="of:=([.A892]-[.F$2])^2" office:value-type="float" office:value="245.486224">
            <text:p>245.486224</text:p>
          </table:table-cell>
          <table:table-cell table:formula="of:=([.B89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893]-[.F$2])^2" office:value-type="float" office:value="1067.198224">
            <text:p>1067.198224</text:p>
          </table:table-cell>
          <table:table-cell table:formula="of:=([.B89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8">
            <text:p>28</text:p>
          </table:table-cell>
          <table:table-cell table:formula="of:=([.A894]-[.F$2])^2" office:value-type="float" office:value="4268.270224">
            <text:p>4268.270224</text:p>
          </table:table-cell>
          <table:table-cell table:formula="of:=([.B894]-[.G$2])^2" office:value-type="float" office:value="100.6009">
            <text:p>100.60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895]-[.F$2])^2" office:value-type="float" office:value="1418.878224">
            <text:p>1418.878224</text:p>
          </table:table-cell>
          <table:table-cell table:formula="of:=([.B89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">
            <text:p>17</text:p>
          </table:table-cell>
          <table:table-cell table:formula="of:=([.A896]-[.F$2])^2" office:value-type="float" office:value="40.0942239999999">
            <text:p>40.094224</text:p>
          </table:table-cell>
          <table:table-cell table:formula="of:=([.B89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([.A897]-[.F$2])^2" office:value-type="float" office:value="186.814224">
            <text:p>186.814224</text:p>
          </table:table-cell>
          <table:table-cell table:formula="of:=([.B89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table:formula="of:=([.A898]-[.F$2])^2" office:value-type="float" office:value="106.750224">
            <text:p>106.750224</text:p>
          </table:table-cell>
          <table:table-cell table:formula="of:=([.B89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table:formula="of:=([.A899]-[.F$2])^2" office:value-type="float" office:value="28.4302239999999">
            <text:p>28.430224</text:p>
          </table:table-cell>
          <table:table-cell table:formula="of:=([.B89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table:formula="of:=([.A900]-[.F$2])^2" office:value-type="float" office:value="658.846224">
            <text:p>658.846224</text:p>
          </table:table-cell>
          <table:table-cell table:formula="of:=([.B90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table:formula="of:=([.A901]-[.F$2])^2" office:value-type="float" office:value="1469.342224">
            <text:p>1469.342224</text:p>
          </table:table-cell>
          <table:table-cell table:formula="of:=([.B90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table:formula="of:=([.A902]-[.F$2])^2" office:value-type="float" office:value="0.110223999999996">
            <text:p>0.110224</text:p>
          </table:table-cell>
          <table:table-cell table:formula="of:=([.B90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903]-[.F$2])^2" office:value-type="float" office:value="44.4622240000001">
            <text:p>44.462224</text:p>
          </table:table-cell>
          <table:table-cell table:formula="of:=([.B903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table:formula="of:=([.A904]-[.F$2])^2" office:value-type="float" office:value="235.070224">
            <text:p>235.070224</text:p>
          </table:table-cell>
          <table:table-cell table:formula="of:=([.B90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905]-[.F$2])^2" office:value-type="float" office:value="18.7662239999999">
            <text:p>18.766224</text:p>
          </table:table-cell>
          <table:table-cell table:formula="of:=([.B90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906]-[.F$2])^2" office:value-type="float" office:value="266.734224">
            <text:p>266.734224</text:p>
          </table:table-cell>
          <table:table-cell table:formula="of:=([.B90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table:formula="of:=([.A907]-[.F$2])^2" office:value-type="float" office:value="2146.654224">
            <text:p>2146.654224</text:p>
          </table:table-cell>
          <table:table-cell table:formula="of:=([.B907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table:formula="of:=([.A908]-[.F$2])^2" office:value-type="float" office:value="113.806224">
            <text:p>113.806224</text:p>
          </table:table-cell>
          <table:table-cell table:formula="of:=([.B90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table:formula="of:=([.A909]-[.F$2])^2" office:value-type="float" office:value="1469.342224">
            <text:p>1469.342224</text:p>
          </table:table-cell>
          <table:table-cell table:formula="of:=([.B90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7">
            <text:p>17</text:p>
          </table:table-cell>
          <table:table-cell table:formula="of:=([.A910]-[.F$2])^2" office:value-type="float" office:value="336.062224">
            <text:p>336.062224</text:p>
          </table:table-cell>
          <table:table-cell table:formula="of:=([.B91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911]-[.F$2])^2" office:value-type="float" office:value="235.070224">
            <text:p>235.070224</text:p>
          </table:table-cell>
          <table:table-cell table:formula="of:=([.B911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table:formula="of:=([.A912]-[.F$2])^2" office:value-type="float" office:value="1626.670224">
            <text:p>1626.670224</text:p>
          </table:table-cell>
          <table:table-cell table:formula="of:=([.B912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913]-[.F$2])^2" office:value-type="float" office:value="1.77422399999998">
            <text:p>1.774224</text:p>
          </table:table-cell>
          <table:table-cell table:formula="of:=([.B91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table:formula="of:=([.A914]-[.F$2])^2" office:value-type="float" office:value="1820.558224">
            <text:p>1820.558224</text:p>
          </table:table-cell>
          <table:table-cell table:formula="of:=([.B91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">
            <text:p>21</text:p>
          </table:table-cell>
          <table:table-cell table:formula="of:=([.A915]-[.F$2])^2" office:value-type="float" office:value="981.694224">
            <text:p>981.694224</text:p>
          </table:table-cell>
          <table:table-cell table:formula="of:=([.B915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">
            <text:p>18</text:p>
          </table:table-cell>
          <table:table-cell table:formula="of:=([.A916]-[.F$2])^2" office:value-type="float" office:value="455.054224">
            <text:p>455.054224</text:p>
          </table:table-cell>
          <table:table-cell table:formula="of:=([.B91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">
            <text:p>18</text:p>
          </table:table-cell>
          <table:table-cell table:formula="of:=([.A917]-[.F$2])^2" office:value-type="float" office:value="245.486224">
            <text:p>245.486224</text:p>
          </table:table-cell>
          <table:table-cell table:formula="of:=([.B91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table:formula="of:=([.A918]-[.F$2])^2" office:value-type="float" office:value="1133.534224">
            <text:p>1133.534224</text:p>
          </table:table-cell>
          <table:table-cell table:formula="of:=([.B91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table:formula="of:=([.A919]-[.F$2])^2" office:value-type="float" office:value="277.822224">
            <text:p>277.822224</text:p>
          </table:table-cell>
          <table:table-cell table:formula="of:=([.B919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9">
            <text:p>19</text:p>
          </table:table-cell>
          <table:table-cell table:formula="of:=([.A920]-[.F$2])^2" office:value-type="float" office:value="266.734224">
            <text:p>266.734224</text:p>
          </table:table-cell>
          <table:table-cell table:formula="of:=([.B920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formula="of:=([.A921]-[.F$2])^2" office:value-type="float" office:value="136.142224">
            <text:p>136.142224</text:p>
          </table:table-cell>
          <table:table-cell table:formula="of:=([.B92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 table:formula="of:=([.A922]-[.F$2])^2" office:value-type="float" office:value="53.7582239999999">
            <text:p>53.758224</text:p>
          </table:table-cell>
          <table:table-cell table:formula="of:=([.B92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table:formula="of:=([.A923]-[.F$2])^2" office:value-type="float" office:value="1067.198224">
            <text:p>1067.198224</text:p>
          </table:table-cell>
          <table:table-cell table:formula="of:=([.B92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table:formula="of:=([.A924]-[.F$2])^2" office:value-type="float" office:value="44.4622240000001">
            <text:p>44.462224</text:p>
          </table:table-cell>
          <table:table-cell table:formula="of:=([.B92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formula="of:=([.A925]-[.F$2])^2" office:value-type="float" office:value="1201.870224">
            <text:p>1201.870224</text:p>
          </table:table-cell>
          <table:table-cell table:formula="of:=([.B92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table:formula="of:=([.A926]-[.F$2])^2" office:value-type="float" office:value="177.742224">
            <text:p>177.742224</text:p>
          </table:table-cell>
          <table:table-cell table:formula="of:=([.B926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927]-[.F$2])^2" office:value-type="float" office:value="44.4622240000001">
            <text:p>44.462224</text:p>
          </table:table-cell>
          <table:table-cell table:formula="of:=([.B92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">
            <text:p>17</text:p>
          </table:table-cell>
          <table:table-cell table:formula="of:=([.A928]-[.F$2])^2" office:value-type="float" office:value="0.110223999999996">
            <text:p>0.110224</text:p>
          </table:table-cell>
          <table:table-cell table:formula="of:=([.B92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table:formula="of:=([.A929]-[.F$2])^2" office:value-type="float" office:value="266.734224">
            <text:p>266.734224</text:p>
          </table:table-cell>
          <table:table-cell table:formula="of:=([.B92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 table:formula="of:=([.A930]-[.F$2])^2" office:value-type="float" office:value="21.7902240000001">
            <text:p>21.790224</text:p>
          </table:table-cell>
          <table:table-cell table:formula="of:=([.B930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table:formula="of:=([.A931]-[.F$2])^2" office:value-type="float" office:value="1067.198224">
            <text:p>1067.198224</text:p>
          </table:table-cell>
          <table:table-cell table:formula="of:=([.B931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932]-[.F$2])^2" office:value-type="float" office:value="1133.534224">
            <text:p>1133.534224</text:p>
          </table:table-cell>
          <table:table-cell table:formula="of:=([.B93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9">
            <text:p>19</text:p>
          </table:table-cell>
          <table:table-cell table:formula="of:=([.A933]-[.F$2])^2" office:value-type="float" office:value="592.046224">
            <text:p>592.046224</text:p>
          </table:table-cell>
          <table:table-cell table:formula="of:=([.B933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table:formula="of:=([.A934]-[.F$2])^2" office:value-type="float" office:value="44.4622240000001">
            <text:p>44.462224</text:p>
          </table:table-cell>
          <table:table-cell table:formula="of:=([.B934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935]-[.F$2])^2" office:value-type="float" office:value="215.150224">
            <text:p>215.150224</text:p>
          </table:table-cell>
          <table:table-cell table:formula="of:=([.B93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936]-[.F$2])^2" office:value-type="float" office:value="1201.870224">
            <text:p>1201.870224</text:p>
          </table:table-cell>
          <table:table-cell table:formula="of:=([.B93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">
            <text:p>21</text:p>
          </table:table-cell>
          <table:table-cell table:formula="of:=([.A937]-[.F$2])^2" office:value-type="float" office:value="455.054224">
            <text:p>455.054224</text:p>
          </table:table-cell>
          <table:table-cell table:formula="of:=([.B937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A938]-[.F$2])^2" office:value-type="float" office:value="93.4702240000001">
            <text:p>93.470224</text:p>
          </table:table-cell>
          <table:table-cell table:formula="of:=([.B93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 table:formula="of:=([.A939]-[.F$2])^2" office:value-type="float" office:value="0.446224000000009">
            <text:p>0.446224</text:p>
          </table:table-cell>
          <table:table-cell table:formula="of:=([.B93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([.A940]-[.F$2])^2" office:value-type="float" office:value="44.4622240000001">
            <text:p>44.462224</text:p>
          </table:table-cell>
          <table:table-cell table:formula="of:=([.B940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941]-[.F$2])^2" office:value-type="float" office:value="32.1262240000001">
            <text:p>32.126224</text:p>
          </table:table-cell>
          <table:table-cell table:formula="of:=([.B94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table:formula="of:=([.A942]-[.F$2])^2" office:value-type="float" office:value="658.846224">
            <text:p>658.846224</text:p>
          </table:table-cell>
          <table:table-cell table:formula="of:=([.B94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table:formula="of:=([.A943]-[.F$2])^2" office:value-type="float" office:value="427.166224">
            <text:p>427.166224</text:p>
          </table:table-cell>
          <table:table-cell table:formula="of:=([.B94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44]-[.F$2])^2" office:value-type="float" office:value="386.830224">
            <text:p>386.830224</text:p>
          </table:table-cell>
          <table:table-cell table:formula="of:=([.B94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45]-[.F$2])^2" office:value-type="float" office:value="386.830224">
            <text:p>386.830224</text:p>
          </table:table-cell>
          <table:table-cell table:formula="of:=([.B94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table:formula="of:=([.A946]-[.F$2])^2" office:value-type="float" office:value="235.070224">
            <text:p>235.070224</text:p>
          </table:table-cell>
          <table:table-cell table:formula="of:=([.B946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3">
            <text:p>23</text:p>
          </table:table-cell>
          <table:table-cell table:formula="of:=([.A947]-[.F$2])^2" office:value-type="float" office:value="235.070224">
            <text:p>235.070224</text:p>
          </table:table-cell>
          <table:table-cell table:formula="of:=([.B947]-[.G$2])^2" office:value-type="float" office:value="25.3009">
            <text:p>25.3009</text:p>
          </table:table-cell>
          <table:table-cell table:number-columns-repeated="6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1">
            <text:p>21</text:p>
          </table:table-cell>
          <table:table-cell table:formula="of:=([.A948]-[.F$2])^2" office:value-type="float" office:value="48546.190224">
            <text:p>48546.190224</text:p>
          </table:table-cell>
          <table:table-cell table:formula="of:=([.B948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949]-[.F$2])^2" office:value-type="float" office:value="160.478224">
            <text:p>160.478224</text:p>
          </table:table-cell>
          <table:table-cell table:formula="of:=([.B94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950]-[.F$2])^2" office:value-type="float" office:value="58.7982240000001">
            <text:p>58.798224</text:p>
          </table:table-cell>
          <table:table-cell table:formula="of:=([.B95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table:formula="of:=([.A951]-[.F$2])^2" office:value-type="float" office:value="348.494224">
            <text:p>348.494224</text:p>
          </table:table-cell>
          <table:table-cell table:formula="of:=([.B95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table:formula="of:=([.A952]-[.F$2])^2" office:value-type="float" office:value="1418.878224">
            <text:p>1418.878224</text:p>
          </table:table-cell>
          <table:table-cell table:formula="of:=([.B95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table:formula="of:=([.A953]-[.F$2])^2" office:value-type="float" office:value="215.150224">
            <text:p>215.150224</text:p>
          </table:table-cell>
          <table:table-cell table:formula="of:=([.B95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table:formula="of:=([.A954]-[.F$2])^2" office:value-type="float" office:value="300.398224">
            <text:p>300.398224</text:p>
          </table:table-cell>
          <table:table-cell table:formula="of:=([.B95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955]-[.F$2])^2" office:value-type="float" office:value="1201.870224">
            <text:p>1201.870224</text:p>
          </table:table-cell>
          <table:table-cell table:formula="of:=([.B95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956]-[.F$2])^2" office:value-type="float" office:value="58.7982240000001">
            <text:p>58.798224</text:p>
          </table:table-cell>
          <table:table-cell table:formula="of:=([.B95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([.A957]-[.F$2])^2" office:value-type="float" office:value="186.814224">
            <text:p>186.814224</text:p>
          </table:table-cell>
          <table:table-cell table:formula="of:=([.B957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table:formula="of:=([.A958]-[.F$2])^2" office:value-type="float" office:value="21.7902240000001">
            <text:p>21.790224</text:p>
          </table:table-cell>
          <table:table-cell table:formula="of:=([.B95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table:formula="of:=([.A959]-[.F$2])^2" office:value-type="float" office:value="177.742224">
            <text:p>177.742224</text:p>
          </table:table-cell>
          <table:table-cell table:formula="of:=([.B959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formula="of:=([.A960]-[.F$2])^2" office:value-type="float" office:value="58.7982240000001">
            <text:p>58.798224</text:p>
          </table:table-cell>
          <table:table-cell table:formula="of:=([.B96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table:formula="of:=([.A961]-[.F$2])^2" office:value-type="float" office:value="1133.534224">
            <text:p>1133.534224</text:p>
          </table:table-cell>
          <table:table-cell table:formula="of:=([.B96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7">
            <text:p>17</text:p>
          </table:table-cell>
          <table:table-cell table:formula="of:=([.A962]-[.F$2])^2" office:value-type="float" office:value="498.718224">
            <text:p>498.718224</text:p>
          </table:table-cell>
          <table:table-cell table:formula="of:=([.B96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table:formula="of:=([.A963]-[.F$2])^2" office:value-type="float" office:value="560.174224">
            <text:p>560.174224</text:p>
          </table:table-cell>
          <table:table-cell table:formula="of:=([.B96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table:formula="of:=([.A964]-[.F$2])^2" office:value-type="float" office:value="277.822224">
            <text:p>277.822224</text:p>
          </table:table-cell>
          <table:table-cell table:formula="of:=([.B964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65">
            <text:p>65</text:p>
          </table:table-cell>
          <table:table-cell table:formula="of:=([.A965]-[.F$2])^2" office:value-type="float" office:value="32159.966224">
            <text:p>32159.966224</text:p>
          </table:table-cell>
          <table:table-cell table:formula="of:=([.B965]-[.G$2])^2" office:value-type="float" office:value="2211.8209">
            <text:p>2211.8209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table:formula="of:=([.A966]-[.F$2])^2" office:value-type="float" office:value="32.1262240000001">
            <text:p>32.126224</text:p>
          </table:table-cell>
          <table:table-cell table:formula="of:=([.B96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[.A967]-[.F$2])^2" office:value-type="float" office:value="69.4222239999999">
            <text:p>69.422224</text:p>
          </table:table-cell>
          <table:table-cell table:formula="of:=([.B96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formula="of:=([.A968]-[.F$2])^2" office:value-type="float" office:value="21.7902240000001">
            <text:p>21.790224</text:p>
          </table:table-cell>
          <table:table-cell table:formula="of:=([.B968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">
            <text:p>18</text:p>
          </table:table-cell>
          <table:table-cell table:formula="of:=([.A969]-[.F$2])^2" office:value-type="float" office:value="1111.022224">
            <text:p>1111.022224</text:p>
          </table:table-cell>
          <table:table-cell table:formula="of:=([.B96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0">
            <text:p>20</text:p>
          </table:table-cell>
          <table:table-cell table:formula="of:=([.A970]-[.F$2])^2" office:value-type="float" office:value="1791.998224">
            <text:p>1791.998224</text:p>
          </table:table-cell>
          <table:table-cell table:formula="of:=([.B970]-[.G$2])^2" office:value-type="float" office:value="4.1209">
            <text:p>4.1209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([.A971]-[.F$2])^2" office:value-type="float" office:value="1.77422399999998">
            <text:p>1.774224</text:p>
          </table:table-cell>
          <table:table-cell table:formula="of:=([.B971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">
            <text:p>18</text:p>
          </table:table-cell>
          <table:table-cell table:formula="of:=([.A972]-[.F$2])^2" office:value-type="float" office:value="1045.358224">
            <text:p>1045.358224</text:p>
          </table:table-cell>
          <table:table-cell table:formula="of:=([.B972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 table:formula="of:=([.A973]-[.F$2])^2" office:value-type="float" office:value="21.7902240000001">
            <text:p>21.790224</text:p>
          </table:table-cell>
          <table:table-cell table:formula="of:=([.B973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A974]-[.F$2])^2" office:value-type="float" office:value="152.078224">
            <text:p>152.078224</text:p>
          </table:table-cell>
          <table:table-cell table:formula="of:=([.B974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table:formula="of:=([.A975]-[.F$2])^2" office:value-type="float" office:value="336.062224">
            <text:p>336.062224</text:p>
          </table:table-cell>
          <table:table-cell table:formula="of:=([.B975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table:formula="of:=([.A976]-[.F$2])^2" office:value-type="float" office:value="312.158224">
            <text:p>312.158224</text:p>
          </table:table-cell>
          <table:table-cell table:formula="of:=([.B976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9">
            <text:p>19</text:p>
          </table:table-cell>
          <table:table-cell table:formula="of:=([.A977]-[.F$2])^2" office:value-type="float" office:value="373.726224">
            <text:p>373.726224</text:p>
          </table:table-cell>
          <table:table-cell table:formula="of:=([.B977]-[.G$2])^2" office:value-type="float" office:value="1.0609">
            <text:p>1.06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formula="of:=([.A978]-[.F$2])^2" office:value-type="float" office:value="1201.870224">
            <text:p>1201.870224</text:p>
          </table:table-cell>
          <table:table-cell table:formula="of:=([.B97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formula="of:=([.A979]-[.F$2])^2" office:value-type="float" office:value="0.446224000000009">
            <text:p>0.446224</text:p>
          </table:table-cell>
          <table:table-cell table:formula="of:=([.B97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table:formula="of:=([.A980]-[.F$2])^2" office:value-type="float" office:value="44.4622240000001">
            <text:p>44.462224</text:p>
          </table:table-cell>
          <table:table-cell table:formula="of:=([.B980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table:formula="of:=([.A981]-[.F$2])^2" office:value-type="float" office:value="28.4302239999999">
            <text:p>28.430224</text:p>
          </table:table-cell>
          <table:table-cell table:formula="of:=([.B981]-[.G$2])^2" office:value-type="float" office:value="16.2409">
            <text:p>16.2409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7">
            <text:p>17</text:p>
          </table:table-cell>
          <table:table-cell table:formula="of:=([.A982]-[.F$2])^2" office:value-type="float" office:value="560.174224">
            <text:p>560.174224</text:p>
          </table:table-cell>
          <table:table-cell table:formula="of:=([.B982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table:formula="of:=([.A983]-[.F$2])^2" office:value-type="float" office:value="981.694224">
            <text:p>981.694224</text:p>
          </table:table-cell>
          <table:table-cell table:formula="of:=([.B98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table:formula="of:=([.A984]-[.F$2])^2" office:value-type="float" office:value="469.502224">
            <text:p>469.502224</text:p>
          </table:table-cell>
          <table:table-cell table:formula="of:=([.B984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7">
            <text:p>17</text:p>
          </table:table-cell>
          <table:table-cell table:formula="of:=([.A985]-[.F$2])^2" office:value-type="float" office:value="277.822224">
            <text:p>277.822224</text:p>
          </table:table-cell>
          <table:table-cell table:formula="of:=([.B985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">
            <text:p>18</text:p>
          </table:table-cell>
          <table:table-cell table:formula="of:=([.A986]-[.F$2])^2" office:value-type="float" office:value="981.694224">
            <text:p>981.694224</text:p>
          </table:table-cell>
          <table:table-cell table:formula="of:=([.B98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table:formula="of:=([.A987]-[.F$2])^2" office:value-type="float" office:value="2.78222400000002">
            <text:p>2.782224</text:p>
          </table:table-cell>
          <table:table-cell table:formula="of:=([.B987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7">
            <text:p>17</text:p>
          </table:table-cell>
          <table:table-cell table:formula="of:=([.A988]-[.F$2])^2" office:value-type="float" office:value="93.4702240000001">
            <text:p>93.470224</text:p>
          </table:table-cell>
          <table:table-cell table:formula="of:=([.B988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">
            <text:p>18</text:p>
          </table:table-cell>
          <table:table-cell table:formula="of:=([.A989]-[.F$2])^2" office:value-type="float" office:value="58.7982240000001">
            <text:p>58.798224</text:p>
          </table:table-cell>
          <table:table-cell table:formula="of:=([.B989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table:formula="of:=([.A990]-[.F$2])^2" office:value-type="float" office:value="160.478224">
            <text:p>160.478224</text:p>
          </table:table-cell>
          <table:table-cell table:formula="of:=([.B990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6">
            <text:p>26</text:p>
          </table:table-cell>
          <table:table-cell table:formula="of:=([.A991]-[.F$2])^2" office:value-type="float" office:value="18.7662239999999">
            <text:p>18.766224</text:p>
          </table:table-cell>
          <table:table-cell table:formula="of:=([.B991]-[.G$2])^2" office:value-type="float" office:value="64.4809">
            <text:p>64.48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formula="of:=([.A992]-[.F$2])^2" office:value-type="float" office:value="802.702224">
            <text:p>802.702224</text:p>
          </table:table-cell>
          <table:table-cell table:formula="of:=([.B992]-[.G$2])^2" office:value-type="float" office:value="9.18090000000001">
            <text:p>9.1809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">
            <text:p>17</text:p>
          </table:table-cell>
          <table:table-cell table:formula="of:=([.A993]-[.F$2])^2" office:value-type="float" office:value="802.702224">
            <text:p>802.702224</text:p>
          </table:table-cell>
          <table:table-cell table:formula="of:=([.B993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 table:formula="of:=([.A994]-[.F$2])^2" office:value-type="float" office:value="18.7662239999999">
            <text:p>18.766224</text:p>
          </table:table-cell>
          <table:table-cell table:formula="of:=([.B994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table:formula="of:=([.A995]-[.F$2])^2" office:value-type="float" office:value="113.806224">
            <text:p>113.806224</text:p>
          </table:table-cell>
          <table:table-cell table:formula="of:=([.B995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">
            <text:p>18</text:p>
          </table:table-cell>
          <table:table-cell table:formula="of:=([.A996]-[.F$2])^2" office:value-type="float" office:value="2054.990224">
            <text:p>2054.990224</text:p>
          </table:table-cell>
          <table:table-cell table:formula="of:=([.B996]-[.G$2])^2" office:value-type="float" office:value="0.000900000000000068">
            <text:p>0.0009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table:formula="of:=([.A997]-[.F$2])^2" office:value-type="float" office:value="93.4702240000001">
            <text:p>93.470224</text:p>
          </table:table-cell>
          <table:table-cell table:formula="of:=([.B997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table:formula="of:=([.A998]-[.F$2])^2" office:value-type="float" office:value="2054.990224">
            <text:p>2054.990224</text:p>
          </table:table-cell>
          <table:table-cell table:formula="of:=([.B998]-[.G$2])^2" office:value-type="float" office:value="3.8809">
            <text:p>3.88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([.A999]-[.F$2])^2" office:value-type="float" office:value="386.830224">
            <text:p>386.830224</text:p>
          </table:table-cell>
          <table:table-cell table:formula="of:=([.B999]-[.G$2])^2" office:value-type="float" office:value="0.940899999999998">
            <text:p>0.9409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table:formula="of:=([.A1000]-[.F$2])^2" office:value-type="float" office:value="427.166224">
            <text:p>427.166224</text:p>
          </table:table-cell>
          <table:table-cell table:formula="of:=([.B1000]-[.G$2])^2" office:value-type="float" office:value="0.940899999999998">
            <text:p>0.940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12:5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6T12:54:41</dc:date>
    <meta:document-statistic meta:table-count="1" meta:cell-count="4004" meta:object-count="0"/>
    <meta:generator>LibreOffice/3.4$Linux LibreOffice_project/340m1$Build-1206</meta:generator>
  </office:meta>
</office:document-meta>
</file>